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layout-cache" manifest:media-type="application/binary"/>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meta.xml" manifest:media-type="text/xml"/>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Replacements/Object 18" manifest:media-type=""/>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 manifest:media-type=""/>
  <manifest:file-entry manifest:full-path="ObjectReplacements/Object 1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
  <manifest:file-entry manifest:full-path="ObjectReplacements/Object 30" manifest:media-type=""/>
  <manifest:file-entry manifest:full-path="ObjectReplacements/Object 6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 manifest:media-type=""/>
  <manifest:file-entry manifest:full-path="ObjectReplacements/Object 6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6" manifest:media-type=""/>
  <manifest:file-entry manifest:full-path="ObjectReplacements/Object 6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4" manifest:media-type=""/>
  <manifest:file-entry manifest:full-path="ObjectReplacements/Object 1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6" manifest:media-type=""/>
  <manifest:file-entry manifest:full-path="ObjectReplacements/Object 102" manifest:media-type="application/x-openoffice-gdimetafile;windows_formatname=&quot;GDIMetaFile&quot;"/>
  <manifest:file-entry manifest:full-path="ObjectReplacements/Object 40" manifest:media-type=""/>
  <manifest:file-entry manifest:full-path="ObjectReplacements/Object 9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
  <manifest:file-entry manifest:full-path="ObjectReplacements/Object 1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0" manifest:media-type=""/>
  <manifest:file-entry manifest:full-path="ObjectReplacements/Object 38" manifest:media-type=""/>
  <manifest:file-entry manifest:full-path="ObjectReplacements/Object 56" manifest:media-type=""/>
  <manifest:file-entry manifest:full-path="ObjectReplacements/Object 7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
  <manifest:file-entry manifest:full-path="ObjectReplacements/Object 78" manifest:media-type=""/>
  <manifest:file-entry manifest:full-path="ObjectReplacements/Object 9" manifest:media-type=""/>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54" manifest:media-type=""/>
  <manifest:file-entry manifest:full-path="ObjectReplacements/Object 6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settings.xml" manifest:media-type="text/xml"/>
  <manifest:file-entry manifest:full-path="Object 86/content.xml" manifest:media-type="text/xml"/>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style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98/content.xml" manifest:media-type="text/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89/content.xml" manifest:media-type="text/xml"/>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 manifest:media-type="application/vnd.sun.xml.ui.configuration"/>
  <manifest:file-entry manifest:full-path="Object 63/"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3" svg:font-family="'Trebuchet MS'" style:font-adornments="Regular"/>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1" svg:font-family="'Trebuchet MS'" style:font-family-generic="roman" style:font-pitch="variable"/>
    <style:font-face style:name="Arial1" svg:font-family="Arial" style:font-family-generic="swiss" style:font-pitch="variable"/>
    <style:font-face style:name="Arial Rounded MT Bold" svg:font-family="'Arial Rounded MT Bold'" style:font-adornments="Regular" style:font-family-generic="swiss" style:font-pitch="variable"/>
    <style:font-face style:name="Arial Unicode MS" svg:font-family="'Arial Unicode MS'" style:font-adornments="Regular" style:font-family-generic="swiss" style:font-pitch="variable"/>
    <style:font-face style:name="Trebuchet MS" svg:font-family="'Trebuchet MS'" style:font-family-generic="swiss" style:font-pitch="variable"/>
    <style:font-face style:name="Trebuchet MS2" svg:font-family="'Trebuchet MS'" style:font-adornments="Regular"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4" svg:font-family="'Trebuchet MS'" style:font-family-generic="system" style:font-pitch="variable"/>
  </office:font-face-decls>
  <office:automatic-styles>
    <style:style style:name="P1" style:family="paragraph" style:parent-style-name="Footer">
      <style:paragraph-properties fo:text-align="start" style:justify-single-word="false"/>
      <style:text-properties officeooo:rsid="00076465" officeooo:paragraph-rsid="00076465"/>
    </style:style>
    <style:style style:name="P2" style:family="paragraph" style:parent-style-name="Heading_20_1">
      <style:paragraph-properties fo:break-before="page"/>
    </style:style>
    <style:style style:name="P3" style:family="paragraph" style:parent-style-name="Heading_20_2">
      <style:text-properties officeooo:paragraph-rsid="0064c9bc"/>
    </style:style>
    <style:style style:name="P4" style:family="paragraph" style:parent-style-name="Heading_20_2">
      <style:text-properties officeooo:paragraph-rsid="006d2bcb"/>
    </style:style>
    <style:style style:name="P5" style:family="paragraph" style:parent-style-name="Heading_20_2">
      <style:text-properties officeooo:paragraph-rsid="00793076"/>
    </style:style>
    <style:style style:name="P6" style:family="paragraph" style:parent-style-name="Text_20_body">
      <style:text-properties officeooo:paragraph-rsid="006c743c"/>
    </style:style>
    <style:style style:name="P7" style:family="paragraph" style:parent-style-name="Text_20_body">
      <style:text-properties officeooo:paragraph-rsid="006e8638"/>
    </style:style>
    <style:style style:name="P8" style:family="paragraph" style:parent-style-name="Text_20_body">
      <style:text-properties officeooo:paragraph-rsid="00793076"/>
    </style:style>
    <style:style style:name="P9" style:family="paragraph" style:parent-style-name="Text_20_body" style:list-style-name="L1"/>
    <style:style style:name="P10" style:family="paragraph" style:parent-style-name="Text_20_body" style:list-style-name="L1">
      <style:paragraph-properties fo:line-height="100%"/>
      <style:text-properties officeooo:paragraph-rsid="00622082"/>
    </style:style>
    <style:style style:name="P11" style:family="paragraph" style:parent-style-name="Heading_20_1" style:master-page-name="Standard">
      <style:paragraph-properties style:page-number="1"/>
    </style:style>
    <style:style style:name="P12" style:family="paragraph" style:parent-style-name="Heading_20_2">
      <style:text-properties style:font-name="Liberation Serif" officeooo:rsid="0017a9f3" style:font-name-asian="Liberation Serif1" style:font-name-complex="Liberation Serif1"/>
    </style:style>
    <style:style style:name="T1" style:family="text">
      <style:text-properties officeooo:rsid="005a384a"/>
    </style:style>
    <style:style style:name="T2" style:family="text">
      <style:text-properties officeooo:rsid="0035cd0a"/>
    </style:style>
    <style:style style:name="T3" style:family="text">
      <style:text-properties officeooo:rsid="0056cd78"/>
    </style:style>
    <style:style style:name="T4" style:family="text">
      <style:text-properties fo:font-style="italic" officeooo:rsid="00178f42" style:font-style-asian="italic" style:font-style-complex="italic"/>
    </style:style>
    <style:style style:name="T5" style:family="text">
      <style:text-properties fo:font-style="italic" officeooo:rsid="0017a9f3" style:font-style-asian="italic" style:font-style-complex="italic"/>
    </style:style>
    <style:style style:name="T6" style:family="text">
      <style:text-properties style:font-name="Liberation Serif" style:font-name-asian="Liberation Serif1" style:font-name-complex="Liberation Serif1"/>
    </style:style>
    <style:style style:name="T7" style:family="text">
      <style:text-properties style:font-name="Liberation Serif" officeooo:rsid="0017a9f3" style:font-name-asian="Liberation Serif1" style:font-name-complex="Liberation Serif1"/>
    </style:style>
    <style:style style:name="T8" style:family="text">
      <style:text-properties officeooo:rsid="00050e8d"/>
    </style:style>
    <style:style style:name="T9" style:family="text">
      <style:text-properties officeooo:rsid="00058ee3"/>
    </style:style>
    <style:style style:name="T10" style:family="text">
      <style:text-properties officeooo:rsid="00172712"/>
    </style:style>
    <style:style style:name="T11" style:family="text">
      <style:text-properties officeooo:rsid="00178f42"/>
    </style:style>
    <style:style style:name="T12" style:family="text">
      <style:text-properties officeooo:rsid="0017a9f3"/>
    </style:style>
    <style:style style:name="T13" style:family="text">
      <style:text-properties officeooo:rsid="001afb68"/>
    </style:style>
    <style:style style:name="T14" style:family="text">
      <style:text-properties officeooo:rsid="001cf4d6"/>
    </style:style>
    <style:style style:name="T15" style:family="text">
      <style:text-properties officeooo:rsid="001df033"/>
    </style:style>
    <style:style style:name="T16" style:family="text">
      <style:text-properties officeooo:rsid="0025aafc"/>
    </style:style>
    <style:style style:name="T17" style:family="text">
      <style:text-properties officeooo:rsid="0026df94"/>
    </style:style>
    <style:style style:name="T18" style:family="text">
      <style:text-properties officeooo:rsid="003f8355"/>
    </style:style>
    <style:style style:name="T19" style:family="text">
      <style:text-properties officeooo:rsid="0040fa14"/>
    </style:style>
    <style:style style:name="T20" style:family="text">
      <style:text-properties fo:font-size="11pt" officeooo:rsid="00178f42" style:font-size-asian="11pt" style:font-size-complex="11pt"/>
    </style:style>
    <style:style style:name="T21" style:family="text">
      <style:text-properties fo:font-size="11pt" fo:font-style="italic" officeooo:rsid="00178f42" style:font-size-asian="11pt" style:font-style-asian="italic" style:font-size-complex="11pt" style:font-style-complex="italic"/>
    </style:style>
    <style:style style:name="T22" style:family="text">
      <style:text-properties officeooo:rsid="00438898"/>
    </style:style>
    <style:style style:name="T23" style:family="text">
      <style:text-properties officeooo:rsid="0047d81f"/>
    </style:style>
    <style:style style:name="T24" style:family="text">
      <style:text-properties officeooo:rsid="005d8b75"/>
    </style:style>
    <style:style style:name="T25" style:family="text">
      <style:text-properties officeooo:rsid="005ea0dc"/>
    </style:style>
    <style:style style:name="T26" style:family="text">
      <style:text-properties officeooo:rsid="00622082"/>
    </style:style>
    <style:style style:name="T27" style:family="text">
      <style:text-properties officeooo:rsid="006449a3"/>
    </style:style>
    <style:style style:name="T28" style:family="text">
      <style:text-properties officeooo:rsid="006a3aa7"/>
    </style:style>
    <style:style style:name="T29" style:family="text">
      <style:text-properties officeooo:rsid="006c743c"/>
    </style:style>
    <style:style style:name="T30" style:family="text">
      <style:text-properties officeooo:rsid="007e64c1"/>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rebuchet M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st 1 Homework Exercises for eBook</text:p>
      <text:p text:style-name="Text_20_body">We will be covering Chapters 1, 2, and 3 as the content for Test 1 in th<text:span text:style-name="T25">is</text:span> MATH103 class. Homework exercises are located at the end of each section of the eBook and answers <text:span text:style-name="T24">to odd numbered problems</text:span> are provided <text:span text:style-name="T24">in the eBook appendix beginning on page 375. </text:span><text:s/></text:p>
      <text:p text:style-name="Text_20_body">It is very important to do all assigned exercises in <text:span text:style-name="T24">an organized manner in </text:span>your homework notebook. Use enough paper to show the complete step-by-step process for each exercise. <text:span text:style-name="T25">It is best to solve the exercises using pencil on notebook paper and avoid using a calculator for exercises. I will be collecting your notebooks at the beginning of each hour test to verify you attempted the excercises.</text:span></text:p>
      <text:p text:style-name="Heading_20_2"><text:bookmark text:name="h.36ksa2m0576a"/>eBook Chapter 1 Assignment</text:p>
      <text:list xml:id="list1410169869" text:style-name="L1">
        <text:list-item>
          <text:p text:style-name="P9">Section 1.1 all odd exercises (1 through 75)</text:p>
        </text:list-item>
        <text:list-item>
          <text:p text:style-name="P9">Section 1.2 all odd exercises (1 through 21)</text:p>
        </text:list-item>
        <text:list-item>
          <text:p text:style-name="P9">Section 1.3 exercises: 1, 5, 9, 13, 17, 21, 25, 29, 33, 37, 41, 45, 49, 53, 57, 61, 65, 69, 73, 77, 81, 85, 89, 93, 97, 101, 103, 105, 107, 109</text:p>
        </text:list-item>
        <text:list-item>
          <text:p text:style-name="P9">Section 1.4 all odd exercises (1 through 45)</text:p>
        </text:list-item>
        <text:list-item>
          <text:p text:style-name="P9">Section 1.5 all odd exercises (1 through 75)</text:p>
        </text:list-item>
      </text:list>
      <text:p text:style-name="Heading_20_2">eBook Chapter <text:span text:style-name="T26">2</text:span> Assignment</text:p>
      <text:list xml:id="list113243889521298" text:continue-numbering="true" text:style-name="L1">
        <text:list-item>
          <text:p text:style-name="P10">Section 2.1: 1, 5, 9, 13, 17, 21, 25, 27, 29</text:p>
        </text:list-item>
        <text:list-item>
          <text:p text:style-name="P10">Section 2.2: 1, 5, 9, 13, 17, 21, 25, 29, 33, 37, 41, 45, 49, 53, 57</text:p>
        </text:list-item>
        <text:list-item>
          <text:p text:style-name="P10">Section 2.3: 1, 5, 9, 13, 17, 21, 25, 29, 33, 37</text:p>
        </text:list-item>
        <text:list-item>
          <text:p text:style-name="P10">Section 2.4: 1, 3, 5, 7, 9, 11, 13, 15</text:p>
        </text:list-item>
      </text:list>
      <text:p text:style-name="Heading_20_2">eBook Chapter <text:span text:style-name="T26">3</text:span> Assignment</text:p>
      <text:list xml:id="list113244574396315" text:continue-numbering="true" text:style-name="L1">
        <text:list-item>
          <text:p text:style-name="P10">Section 3.1: 1, 3, 5, 7, 13, 15</text:p>
        </text:list-item>
        <text:list-item>
          <text:p text:style-name="P10">Section 3.2: 1, 3, 7, 11, 13, 15</text:p>
        </text:list-item>
        <text:list-item>
          <text:p text:style-name="P10">Section 3.3: all odd exercises (1 through 21)</text:p>
        </text:list-item>
        <text:list-item>
          <text:p text:style-name="P10">Section 3.4: all odd exercises (1 through 45)</text:p>
        </text:list-item>
        <text:list-item>
          <text:p text:style-name="P10">Section 3.5: 1, 3, 5, 7, 9, 11, 13, 15, 17, 19, 21, 25, 27, 29, 33</text:p>
        </text:list-item>
      </text:list>
      <text:p text:style-name="P2">eBook Chapter 1 Homework Exercise Solutions</text:p>
      <text:p text:style-name="P8">Chapter 1 is very important to build a firm foundation to be successful in the rest of the course. It is best to solve the exercises using pencil on notebook paper. Only use a calulator for checking your answers in process. I will be collecting your notebooks at the beginning of each hour test to verify you attempted the excercises in a step-by-step procedure. Chapter 1 Homework Exercise Solutions that follow provide more detail then the answers in the appendix and should be used with that in mind to keep you on track with your problem solving skills. </text:p>
      <text:p text:style-name="P8">Please refer to eBook Appendix for answers to all odd <text:span text:style-name="T27">exercises</text:span> for <text:span text:style-name="T27">Chapters 2 and 3</text:span>.</text:p>
      <text:p text:style-name="P3"><text:bookmark text:name="h.1bk3p4k2doxz"/>Section 1.1 <text:span text:style-name="T29">Signed Numbers and Order of Operations</text:span></text:p>
      <text:p text:style-name="P8">1. <text:s/>&lt;<text:tab/><text:tab/><text:tab/><text:tab/>3. <text:s/>&gt; <text:tab/><text:tab/><text:tab/><text:tab/>5. <text:s/>&lt;<text:tab/><text:tab/><text:tab/><text:tab/>7. <text:s/>&lt; <text:s text:c="2"/><text:tab/><text:tab/><text:tab/><text:tab/>9. <text:s text:c="2"/>&gt;</text:p>
      <text:p text:style-name="P8">Order from smallest to largest: </text:p>
      <text:p text:style-name="P8">11. <text:s/>−1, <text:s/>|0|, |−2|, 3, 7, |−11|<text:tab/><text:tab/><text:tab/><text:tab/><text:tab/>13. −5, −2, 0, 1, |−6|, |−7|, |11|</text:p>
      <text:p text:style-name="P8">Simplify without using a calculator: </text:p>
      <text:p text:style-name="P8">15. <text:s text:c="2"/>−2<text:tab/><text:tab/><text:tab/>17. <text:s text:c="3"/>−21<text:tab/><text:tab/><text:tab/>19. <text:s text:c="2"/>4 <text:tab/><text:tab/><text:tab/>21. <text:s text:c="2"/>−42<text:tab/><text:tab/><text:tab/>23. <text:s text:c="3"/>−7 </text:p>
      <text:p text:style-name="P8">25. <text:s/>−9 <text:s/><text:tab/><text:tab/><text:tab/>27. <text:s text:c="2"/>−12 <text:s/><text:tab/><text:tab/><text:tab/>29. <text:s text:c="2"/>−5<text:tab/><text:tab/><text:tab/>31. <text:s text:c="2"/>−45<text:tab/><text:tab/><text:tab/>33. <text:s text:c="3"/>−40</text:p>
      <text:p text:style-name="P8">35. <text:s text:c="2"/>−63<text:tab/><text:tab/><text:tab/>37. <text:s/>−9 <text:s/><text:tab/><text:tab/><text:tab/>39. <text:s text:c="2"/>−9<text:tab/><text:tab/><text:tab/>41. <text:s text:c="3"/>−7 <text:s/><text:tab/><text:tab/><text:tab/>43. <text:s text:c="2"/>−20</text:p>
      <text:p text:style-name="P8">45. <text:s text:c="2"/>125<text:tab/><text:tab/><text:tab/>47. <text:s text:c="2"/>16 <text:s/><text:tab/><text:tab/><text:tab/>49. <text:s text:c="2"/>64<text:tab/><text:tab/><text:tab/>51. <text:s text:c="2"/>−16</text:p>
      <text:p text:style-name="P8">53.<draw:frame draw:style-name="fr1" draw:name="Object78" text:anchor-type="as-char" svg:y="-0.1528in" svg:width="0.7492in" svg:height="0.189in" draw:z-index="7"><draw:object xlink:href="./Object 16" xlink:type="simple" xlink:show="embed" xlink:actuate="onLoad"/><draw:image xlink:href="./ObjectReplacements/Object 16" xlink:type="simple" xlink:show="embed" xlink:actuate="onLoad"/><svg:desc>formula</svg:desc></draw:frame><text:tab/><text:tab/><text:tab/><text:tab/><text:tab/><text:tab/>55.<draw:frame draw:style-name="fr2" draw:name="Object79" text:anchor-type="as-char" svg:width="0.9425in" svg:height="0.2035in" draw:z-index="8"><draw:object xlink:href="./Object 18" xlink:type="simple" xlink:show="embed" xlink:actuate="onLoad"/><draw:image xlink:href="./ObjectReplacements/Object 18" xlink:type="simple" xlink:show="embed" xlink:actuate="onLoad"/><svg:desc>formula</svg:desc></draw:frame><text:tab/><text:tab/><text:tab/><text:tab/><text:tab/>57.<draw:frame draw:style-name="fr2" draw:name="Object80" text:anchor-type="as-char" svg:width="0.7575in" svg:height="0.1839in" draw:z-index="9"><draw:object xlink:href="./Object 22" xlink:type="simple" xlink:show="embed" xlink:actuate="onLoad"/><draw:image xlink:href="./ObjectReplacements/Object 22" xlink:type="simple" xlink:show="embed" xlink:actuate="onLoad"/><svg:desc>formula</svg:desc></draw:frame></text:p>
      <text:p text:style-name="P8">59.<draw:frame draw:style-name="fr2" draw:name="Object81" text:anchor-type="as-char" svg:width="1.8409in" svg:height="0.1839in" draw:z-index="12"><draw:object xlink:href="./Object 24" xlink:type="simple" xlink:show="embed" xlink:actuate="onLoad"/><draw:image xlink:href="./ObjectReplacements/Object 24" xlink:type="simple" xlink:show="embed" xlink:actuate="onLoad"/><svg:desc>formula</svg:desc></draw:frame><text:tab/><text:tab/>61.<draw:frame draw:style-name="fr1" draw:name="Object82" text:anchor-type="as-char" svg:y="-0.1583in" svg:width="2.9874in" svg:height="0.2043in" draw:z-index="13"><draw:object xlink:href="./Object 26" xlink:type="simple" xlink:show="embed" xlink:actuate="onLoad"/><draw:image xlink:href="./ObjectReplacements/Object 26" xlink:type="simple" xlink:show="embed" xlink:actuate="onLoad"/><svg:desc>formula</svg:desc></draw:frame></text:p>
      <text:p text:style-name="P8">63.<draw:frame draw:style-name="fr2" draw:name="Object83" text:anchor-type="as-char" svg:width="2.6346in" svg:height="0.2035in" draw:z-index="14"><draw:object xlink:href="./Object 30" xlink:type="simple" xlink:show="embed" xlink:actuate="onLoad"/><draw:image xlink:href="./ObjectReplacements/Object 30" xlink:type="simple" xlink:show="embed" xlink:actuate="onLoad"/><svg:desc>formula</svg:desc></draw:frame></text:p>
      <text:p text:style-name="P8">65.<draw:frame draw:style-name="fr1" draw:name="Object84" text:anchor-type="as-char" svg:y="-0.1689in" svg:width="5.1866in" svg:height="0.2244in" draw:z-index="22"><draw:object xlink:href="./Object 58" xlink:type="simple" xlink:show="embed" xlink:actuate="onLoad"/><draw:image xlink:href="./ObjectReplacements/Object 58" xlink:type="simple" xlink:show="embed" xlink:actuate="onLoad"/><svg:desc>formula</svg:desc></draw:frame> <text:line-break/> <text:tab/> <text:tab/>= 3 -12 = -9</text:p>
      <text:p text:style-name="P8">67. <draw:frame draw:style-name="fr1" draw:name="Object85" text:anchor-type="as-char" svg:y="-0.1689in" svg:width="5.6319in" svg:height="0.2252in" draw:z-index="23"><draw:object xlink:href="./Object 60" xlink:type="simple" xlink:show="embed" xlink:actuate="onLoad"/><draw:image xlink:href="./ObjectReplacements/Object 60" xlink:type="simple" xlink:show="embed" xlink:actuate="onLoad"/><svg:desc>formula</svg:desc></draw:frame></text:p>
      <text:p text:style-name="P8"><text:s text:c="9"/>= 12 + 36 = 48</text:p>
      <text:p text:style-name="P8">69. <draw:frame draw:style-name="fr1" draw:name="Object74" text:anchor-type="as-char" svg:y="-0.1583in" svg:width="5.4811in" svg:height="0.2035in" draw:z-index="24"><draw:object xlink:href="./Object 62" xlink:type="simple" xlink:show="embed" xlink:actuate="onLoad"/><draw:image xlink:href="./ObjectReplacements/Object 62" xlink:type="simple" xlink:show="embed" xlink:actuate="onLoad"/><svg:desc>formula</svg:desc></draw:frame></text:p>
      <text:p text:style-name="P8"><text:tab/><text:tab/>= 3{−25} = −75</text:p>
      <text:p text:style-name="P8">71. <text:s/><draw:frame draw:style-name="fr1" draw:name="Object75" text:anchor-type="as-char" svg:y="-0.1736in" svg:width="5.2634in" svg:height="0.2307in" draw:z-index="25"><draw:object xlink:href="./Object 64" xlink:type="simple" xlink:show="embed" xlink:actuate="onLoad"/><draw:image xlink:href="./ObjectReplacements/Object 64" xlink:type="simple" xlink:show="embed" xlink:actuate="onLoad"/><svg:desc>formula</svg:desc></draw:frame></text:p>
      <text:p text:style-name="P8"><text:s text:c="7"/><draw:frame draw:style-name="fr1" draw:name="Object76" text:anchor-type="as-char" svg:y="-0.1484in" svg:width="2.2339in" svg:height="0.1909in" draw:z-index="26"><draw:object xlink:href="./Object 66" xlink:type="simple" xlink:show="embed" xlink:actuate="onLoad"/><draw:image xlink:href="./ObjectReplacements/Object 66" xlink:type="simple" xlink:show="embed" xlink:actuate="onLoad"/><svg:desc>formula</svg:desc></draw:frame></text:p>
      <text:p text:style-name="P8"><text:soft-page-break/>73. <draw:frame draw:style-name="fr1" draw:name="Object77" text:anchor-type="as-char" svg:y="-0.1583in" svg:width="4.8429in" svg:height="0.2043in" draw:z-index="27"><draw:object xlink:href="./Object 80" xlink:type="simple" xlink:show="embed" xlink:actuate="onLoad"/><draw:image xlink:href="./ObjectReplacements/Object 80" xlink:type="simple" xlink:show="embed" xlink:actuate="onLoad"/><svg:desc>formula</svg:desc></draw:frame></text:p>
      <text:p text:style-name="P8"><text:tab/><text:tab/>Maria has to borrow from roommate $395</text:p>
      <text:p text:style-name="P8">75. <draw:frame draw:style-name="fr2" draw:name="Object36" text:anchor-type="as-char" svg:width="1.7374in" svg:height="0.2035in" draw:z-index="28"><draw:object xlink:href="./Object 14" xlink:type="simple" xlink:show="embed" xlink:actuate="onLoad"/><draw:image xlink:href="./ObjectReplacements/Object 14" xlink:type="simple" xlink:show="embed" xlink:actuate="onLoad"/><svg:desc>formula</svg:desc></draw:frame>years</text:p>
      <text:p text:style-name="P5"/>
      <text:p text:style-name="P5">Section 1.2 <text:span text:style-name="T29">Prime Factorizaton, GCF, LCM</text:span></text:p>
      <text:p text:style-name="P8">1. <text:s/><draw:frame draw:style-name="fr3" draw:name="16" text:anchor-type="as-char" svg:width="3.1752in" svg:height="0.211in" draw:z-index="29"><draw:object xlink:href="./Object 2" xlink:type="simple" xlink:show="embed" xlink:actuate="onLoad"/><draw:image xlink:href="./ObjectReplacements/Object 2" xlink:type="simple" xlink:show="embed" xlink:actuate="onLoad"/><svg:desc>formula</svg:desc></draw:frame></text:p>
      <text:p text:style-name="P8">3. <text:s/><draw:frame draw:style-name="fr2" draw:name="17" text:anchor-type="as-char" svg:width="3.2654in" svg:height="0.2075in" draw:z-index="30"><draw:object xlink:href="./Object 4" xlink:type="simple" xlink:show="embed" xlink:actuate="onLoad"/><draw:image xlink:href="./ObjectReplacements/Object 4" xlink:type="simple" xlink:show="embed" xlink:actuate="onLoad"/><svg:desc>formula</svg:desc></draw:frame></text:p>
      <text:p text:style-name="P8">5. <text:s/><draw:frame draw:style-name="fr2" draw:name="18" text:anchor-type="as-char" svg:width="3.7555in" svg:height="0.2075in" draw:z-index="31"><draw:object xlink:href="./Object 6" xlink:type="simple" xlink:show="embed" xlink:actuate="onLoad"/><draw:image xlink:href="./ObjectReplacements/Object 6" xlink:type="simple" xlink:show="embed" xlink:actuate="onLoad"/><svg:desc>formula</svg:desc></draw:frame></text:p>
      <text:p text:style-name="P8">7. <text:tab/><draw:frame draw:style-name="fr2" draw:name="19" text:anchor-type="as-char" svg:width="2.3161in" svg:height="0.2075in" draw:z-index="46"><draw:object xlink:href="./Object 7" xlink:type="simple" xlink:show="embed" xlink:actuate="onLoad"/><draw:image xlink:href="./ObjectReplacements/Object 7" xlink:type="simple" xlink:show="embed" xlink:actuate="onLoad"/><svg:desc>formula</svg:desc></draw:frame><text:tab/><text:tab/><draw:frame draw:style-name="fr1" draw:name="20" text:anchor-type="as-char" svg:y="-0.172in" svg:width="2.411in" svg:height="0.2083in" draw:z-index="48"><draw:object xlink:href="./Object 8" xlink:type="simple" xlink:show="embed" xlink:actuate="onLoad"/><draw:image xlink:href="./ObjectReplacements/Object 8" xlink:type="simple" xlink:show="embed" xlink:actuate="onLoad"/><svg:desc>formula</svg:desc></draw:frame> <text:s text:c="3"/></text:p>
      <text:p text:style-name="P8"><text:tab/><text:tab/>least common multiple (LCM) of 18 and 45 <text:span text:style-name="T9">is</text:span><draw:frame draw:style-name="fr2" draw:name="21" text:anchor-type="as-char" svg:width="0.6417in" svg:height="0.2075in" draw:z-index="50"><draw:object xlink:href="./Object 9" xlink:type="simple" xlink:show="embed" xlink:actuate="onLoad"/><draw:image xlink:href="./ObjectReplacements/Object 9" xlink:type="simple" xlink:show="embed" xlink:actuate="onLoad"/><svg:desc>formula</svg:desc></draw:frame> = 90</text:p>
      <text:p text:style-name="P8">9.<text:tab/><draw:frame draw:style-name="fr2" draw:name="22" text:anchor-type="as-char" svg:width="4.1681in" svg:height="0.2075in" draw:z-index="52"><draw:object xlink:href="./Object 10" xlink:type="simple" xlink:show="embed" xlink:actuate="onLoad"/><draw:image xlink:href="./ObjectReplacements/Object 10" xlink:type="simple" xlink:show="embed" xlink:actuate="onLoad"/><svg:desc>formula</svg:desc></draw:frame></text:p>
      <text:p text:style-name="P8"><text:tab/><text:tab/><draw:frame draw:style-name="fr1" draw:name="23" text:anchor-type="as-char" svg:y="-0.172in" svg:width="4.7638in" svg:height="0.2083in" draw:z-index="53"><draw:object xlink:href="./Object 12" xlink:type="simple" xlink:show="embed" xlink:actuate="onLoad"/><draw:image xlink:href="./ObjectReplacements/Object 12" xlink:type="simple" xlink:show="embed" xlink:actuate="onLoad"/><svg:desc>formula</svg:desc></draw:frame> <text:s text:c="3"/></text:p>
      <text:p text:style-name="P8"><text:tab/><text:tab/>least common multiple (LCM) of 120 and 216 <text:span text:style-name="T9">is</text:span> <draw:frame draw:style-name="fr1" draw:name="24" text:anchor-type="as-char" svg:y="-0.172in" svg:width="0.6937in" svg:height="0.2083in" draw:z-index="54"><draw:object xlink:href="./Object 32" xlink:type="simple" xlink:show="embed" xlink:actuate="onLoad"/><draw:image xlink:href="./ObjectReplacements/Object 32" xlink:type="simple" xlink:show="embed" xlink:actuate="onLoad"/><svg:desc>formula</svg:desc></draw:frame><text:s/>= <text:span text:style-name="T8">1080</text:span></text:p>
      <text:p text:style-name="P8">11. <draw:frame draw:style-name="fr2" draw:name="25" text:anchor-type="as-char" svg:width="3.3598in" svg:height="0.2075in" draw:z-index="56"><draw:object xlink:href="./Object 34" xlink:type="simple" xlink:show="embed" xlink:actuate="onLoad"/><draw:image xlink:href="./ObjectReplacements/Object 34" xlink:type="simple" xlink:show="embed" xlink:actuate="onLoad"/><svg:desc>formula</svg:desc></draw:frame></text:p>
      <text:p text:style-name="P8"><text:tab/><text:tab/><draw:frame draw:style-name="fr2" draw:name="26" text:anchor-type="as-char" svg:width="3.9311in" svg:height="0.2075in" draw:z-index="57"><draw:object xlink:href="./Object 36" xlink:type="simple" xlink:show="embed" xlink:actuate="onLoad"/><draw:image xlink:href="./ObjectReplacements/Object 36" xlink:type="simple" xlink:show="embed" xlink:actuate="onLoad"/><svg:desc>formula</svg:desc></draw:frame> <text:s text:c="3"/></text:p>
      <text:p text:style-name="P8"><text:tab/><text:tab/><draw:frame draw:style-name="fr2" draw:name="27" text:anchor-type="as-char" svg:width="4.1681in" svg:height="0.2075in" draw:z-index="58"><draw:object xlink:href="./Object 38" xlink:type="simple" xlink:show="embed" xlink:actuate="onLoad"/><draw:image xlink:href="./ObjectReplacements/Object 38" xlink:type="simple" xlink:show="embed" xlink:actuate="onLoad"/><svg:desc>formula</svg:desc></draw:frame></text:p>
      <text:p text:style-name="P8"><text:tab/><text:tab/>least common multiple (LCM) of <text:span text:style-name="T28">84, 108, and 120</text:span> <text:span text:style-name="T28">is </text:span><draw:frame draw:style-name="fr2" draw:name="28" text:anchor-type="as-char" svg:width="0.9091in" svg:height="0.2075in" draw:z-index="59"><draw:object xlink:href="./Object 40" xlink:type="simple" xlink:show="embed" xlink:actuate="onLoad"/><draw:image xlink:href="./ObjectReplacements/Object 40" xlink:type="simple" xlink:show="embed" xlink:actuate="onLoad"/><svg:desc>formula</svg:desc></draw:frame><text:s/>= 7560</text:p>
      <text:p text:style-name="P8">13. <draw:frame draw:style-name="fr1" draw:name="29" text:anchor-type="as-char" svg:y="-0.172in" svg:width="2.3217in" svg:height="0.2083in" draw:z-index="60"><draw:object xlink:href="./Object 42" xlink:type="simple" xlink:show="embed" xlink:actuate="onLoad"/><draw:image xlink:href="./ObjectReplacements/Object 42" xlink:type="simple" xlink:show="embed" xlink:actuate="onLoad"/><svg:desc>formula</svg:desc></draw:frame><text:s text:c="6"/><draw:frame draw:style-name="fr2" draw:name="30" text:anchor-type="as-char" svg:width="3.052in" svg:height="0.2075in" draw:z-index="61"><draw:object xlink:href="./Object 44" xlink:type="simple" xlink:show="embed" xlink:actuate="onLoad"/><draw:image xlink:href="./ObjectReplacements/Object 44" xlink:type="simple" xlink:show="embed" xlink:actuate="onLoad"/><svg:desc>formula</svg:desc></draw:frame><text:line-break/> greatest common factor (GCF) of 18 and 24 <text:span text:style-name="T9">is</text:span><draw:frame draw:style-name="fr2" draw:name="31" text:anchor-type="as-char" svg:width="0.3772in" svg:height="0.1839in" draw:z-index="62"><draw:object xlink:href="./Object 46" xlink:type="simple" xlink:show="embed" xlink:actuate="onLoad"/><draw:image xlink:href="./ObjectReplacements/Object 46" xlink:type="simple" xlink:show="embed" xlink:actuate="onLoad"/><svg:desc>formula</svg:desc></draw:frame> = 6</text:p>
      <text:p text:style-name="P8">15. <draw:frame draw:style-name="fr1" draw:name="32" text:anchor-type="as-char" svg:y="-0.1752in" svg:width="4.2654in" svg:height="0.211in" draw:z-index="64"><draw:object xlink:href="./Object 48" xlink:type="simple" xlink:show="embed" xlink:actuate="onLoad"/><draw:image xlink:href="./ObjectReplacements/Object 48" xlink:type="simple" xlink:show="embed" xlink:actuate="onLoad"/><svg:desc>formula</svg:desc></draw:frame><text:line-break/> <text:tab/><text:tab/><draw:frame draw:style-name="fr2" draw:name="33" text:anchor-type="as-char" svg:width="4.2547in" svg:height="0.2075in" draw:z-index="66"><draw:object xlink:href="./Object 50" xlink:type="simple" xlink:show="embed" xlink:actuate="onLoad"/><draw:image xlink:href="./ObjectReplacements/Object 50" xlink:type="simple" xlink:show="embed" xlink:actuate="onLoad"/><svg:desc>formula</svg:desc></draw:frame><text:line-break/><text:tab/><text:tab/>greatest common factor (GCF) of <text:span text:style-name="T9">168</text:span> and 2<text:span text:style-name="T9">80</text:span> <text:span text:style-name="T9">is</text:span><draw:frame draw:style-name="fr1" draw:name="Object4" text:anchor-type="as-char" svg:y="-0.172in" svg:width="1.1063in" svg:height="0.2083in" draw:z-index="71"><draw:object xlink:href="./Object 52" xlink:type="simple" xlink:show="embed" xlink:actuate="onLoad"/><draw:image xlink:href="./ObjectReplacements/Object 52" xlink:type="simple" xlink:show="embed" xlink:actuate="onLoad"/><svg:desc>formula</svg:desc></draw:frame> </text:p>
      <text:p text:style-name="P8"><text:line-break/>17. Find the greatest common factor (GCF) of 84. 168. and 252. <text:line-break/><text:tab/><text:tab/><draw:frame draw:style-name="fr2" draw:name="35" text:anchor-type="as-char" svg:width="3.3598in" svg:height="0.2075in" draw:z-index="72"><draw:object xlink:href="./Object 54" xlink:type="simple" xlink:show="embed" xlink:actuate="onLoad"/><draw:image xlink:href="./ObjectReplacements/Object 54" xlink:type="simple" xlink:show="embed" xlink:actuate="onLoad"/><svg:desc>formula</svg:desc></draw:frame><text:line-break/><text:tab/><text:tab/><draw:frame draw:style-name="fr2" draw:name="36" text:anchor-type="as-char" svg:width="4.1791in" svg:height="0.2075in" draw:z-index="73"><draw:object xlink:href="./Object 56" xlink:type="simple" xlink:show="embed" xlink:actuate="onLoad"/><draw:image xlink:href="./ObjectReplacements/Object 56" xlink:type="simple" xlink:show="embed" xlink:actuate="onLoad"/><svg:desc>formula</svg:desc></draw:frame><text:tab/><text:tab/><text:line-break/><text:tab/><text:tab/><draw:frame draw:style-name="fr2" draw:name="37" text:anchor-type="as-char" svg:width="4.0425in" svg:height="0.2075in" draw:z-index="74"><draw:object xlink:href="./Object 72" xlink:type="simple" xlink:show="embed" xlink:actuate="onLoad"/><draw:image xlink:href="./ObjectReplacements/Object 72" xlink:type="simple" xlink:show="embed" xlink:actuate="onLoad"/><svg:desc>formula</svg:desc></draw:frame><text:line-break/><text:tab/><text:tab/>greatest common factor (GCF) of 84. 168. and 252 = <draw:frame draw:style-name="fr2" draw:name="38" text:anchor-type="as-char" svg:width="0.9563in" svg:height="0.2075in" draw:z-index="75"><draw:object xlink:href="./Object 74" xlink:type="simple" xlink:show="embed" xlink:actuate="onLoad"/><draw:image xlink:href="./ObjectReplacements/Object 74" xlink:type="simple" xlink:show="embed" xlink:actuate="onLoad"/><svg:desc>formula</svg:desc></draw:frame></text:p>
      <text:p text:style-name="P8"><text:soft-page-break/>19. <text:tab/><draw:frame draw:style-name="fr2" draw:name="39" text:anchor-type="as-char" svg:width="1.9138in" svg:height="0.1839in" draw:z-index="76"><draw:object xlink:href="./Object 76" xlink:type="simple" xlink:show="embed" xlink:actuate="onLoad"/><draw:image xlink:href="./ObjectReplacements/Object 76" xlink:type="simple" xlink:show="embed" xlink:actuate="onLoad"/><svg:desc>formula</svg:desc></draw:frame><text:tab/><text:tab/><draw:frame draw:style-name="fr2" draw:name="40" text:anchor-type="as-char" svg:width="1.9091in" svg:height="0.1839in" draw:z-index="77"><draw:object xlink:href="./Object 78" xlink:type="simple" xlink:show="embed" xlink:actuate="onLoad"/><draw:image xlink:href="./ObjectReplacements/Object 78" xlink:type="simple" xlink:show="embed" xlink:actuate="onLoad"/><svg:desc>formula</svg:desc></draw:frame></text:p>
      <text:p text:style-name="P8"><text:tab/><text:tab/><text:tab/><text:tab/><text:tab/><draw:frame draw:style-name="fr2" draw:name="41" text:anchor-type="as-char" svg:width="2.3161in" svg:height="0.2075in" draw:z-index="78"><draw:object xlink:href="./Object 82" xlink:type="simple" xlink:show="embed" xlink:actuate="onLoad"/><draw:image xlink:href="./ObjectReplacements/Object 82" xlink:type="simple" xlink:show="embed" xlink:actuate="onLoad"/><svg:desc>formula</svg:desc></draw:frame></text:p>
      <text:p text:style-name="P8"><text:tab/><text:tab/>least common multiple (LCM) of <text:span text:style-name="T9">42, 30,</text:span> and <text:span text:style-name="T9">18 is</text:span> <draw:frame draw:style-name="fr2" draw:name="42" text:anchor-type="as-char" svg:width="0.8575in" svg:height="0.2075in" draw:z-index="79"><draw:object xlink:href="./Object 84" xlink:type="simple" xlink:show="embed" xlink:actuate="onLoad"/><draw:image xlink:href="./ObjectReplacements/Object 84" xlink:type="simple" xlink:show="embed" xlink:actuate="onLoad"/><svg:desc>formula</svg:desc></draw:frame><text:s/>= <text:span text:style-name="T9">630 students</text:span></text:p>
      <text:p text:style-name="P8">21.<text:tab/><text:tab/><draw:frame draw:style-name="fr1" draw:name="43" text:anchor-type="as-char" svg:y="-0.172in" svg:width="3.8472in" svg:height="0.2083in" draw:z-index="80"><draw:object xlink:href="./Object 86" xlink:type="simple" xlink:show="embed" xlink:actuate="onLoad"/><draw:image xlink:href="./ObjectReplacements/Object 86" xlink:type="simple" xlink:show="embed" xlink:actuate="onLoad"/><svg:desc>formula</svg:desc></draw:frame> </text:p>
      <text:p text:style-name="P8"><text:tab/><text:tab/><draw:frame draw:style-name="fr1" draw:name="44" text:anchor-type="as-char" svg:y="-0.172in" svg:width="3.8071in" svg:height="0.2083in" draw:z-index="81"><draw:object xlink:href="./Object 88" xlink:type="simple" xlink:show="embed" xlink:actuate="onLoad"/><draw:image xlink:href="./ObjectReplacements/Object 88" xlink:type="simple" xlink:show="embed" xlink:actuate="onLoad"/><svg:desc>formula</svg:desc></draw:frame></text:p>
      <text:p text:style-name="P8"><text:tab/><text:tab/>greatest common factor (GCF) of 72 and 48 = <draw:frame draw:style-name="fr2" draw:name="45" text:anchor-type="as-char" svg:width="0.7398in" svg:height="0.2075in" draw:z-index="82"><draw:object xlink:href="./Object 90" xlink:type="simple" xlink:show="embed" xlink:actuate="onLoad"/><draw:image xlink:href="./ObjectReplacements/Object 90" xlink:type="simple" xlink:show="embed" xlink:actuate="onLoad"/><svg:desc>formula</svg:desc></draw:frame><text:span text:style-name="T9">exams</text:span></text:p>
      <text:p text:style-name="P8"/>
      <text:p text:style-name="P5">Section 1.3 <text:span text:style-name="T13">Rational Numbers</text:span></text:p>
      <text:p text:style-name="P8">1.<draw:frame draw:style-name="fr1" draw:name="46" text:anchor-type="as-char" svg:y="-0.2445in" svg:width="1.6839in" svg:height="0.3937in" draw:z-index="83"><draw:object xlink:href="./Object 1" xlink:type="simple" xlink:show="embed" xlink:actuate="onLoad"/><draw:image xlink:href="./ObjectReplacements/Object 1" xlink:type="simple" xlink:show="embed" xlink:actuate="onLoad"/><svg:desc>formula</svg:desc></draw:frame><text:tab/><text:tab/><text:tab/><text:tab/><text:tab/>5.<draw:frame draw:style-name="fr1" draw:name="47" text:anchor-type="as-char" svg:y="-0.2445in" svg:width="2.3965in" svg:height="0.3937in" draw:z-index="84"><draw:object xlink:href="./Object 3" xlink:type="simple" xlink:show="embed" xlink:actuate="onLoad"/><draw:image xlink:href="./ObjectReplacements/Object 3" xlink:type="simple" xlink:show="embed" xlink:actuate="onLoad"/><svg:desc>formula</svg:desc></draw:frame></text:p>
      <text:p text:style-name="P8">9. <draw:frame draw:style-name="fr1" draw:name="48" text:anchor-type="as-char" svg:y="-0.2445in" svg:width="1.6417in" svg:height="0.3937in" draw:z-index="85"><draw:object xlink:href="./Object 5" xlink:type="simple" xlink:show="embed" xlink:actuate="onLoad"/><draw:image xlink:href="./ObjectReplacements/Object 5" xlink:type="simple" xlink:show="embed" xlink:actuate="onLoad"/><svg:desc>formula</svg:desc></draw:frame><text:tab/><text:tab/><text:tab/><text:tab/><text:tab/>13. <draw:frame draw:style-name="fr1" draw:name="49" text:anchor-type="as-char" svg:y="-0.2445in" svg:width="2.811in" svg:height="0.3937in" draw:z-index="86"><draw:object xlink:href="./Object 11" xlink:type="simple" xlink:show="embed" xlink:actuate="onLoad"/><draw:image xlink:href="./ObjectReplacements/Object 11" xlink:type="simple" xlink:show="embed" xlink:actuate="onLoad"/><svg:desc>formula</svg:desc></draw:frame></text:p>
      <text:p text:style-name="P8">17. <text:s/>9.333333333333333 = <draw:frame draw:style-name="fr1" draw:name="50" text:anchor-type="as-char" svg:y="-0.1484in" svg:width="0.3098in" svg:height="0.1846in" draw:z-index="87"><draw:object xlink:href="./Object 13" xlink:type="simple" xlink:show="embed" xlink:actuate="onLoad"/><draw:image xlink:href="./ObjectReplacements/Object 13" xlink:type="simple" xlink:show="embed" xlink:actuate="onLoad"/><svg:desc>formula</svg:desc></draw:frame><text:tab/><text:tab/><text:tab/>21. <draw:frame draw:style-name="fr2" draw:name="51" text:anchor-type="as-char" svg:width="2.2953in" svg:height="0.4319in" draw:z-index="88"><draw:object xlink:href="./Object 15" xlink:type="simple" xlink:show="embed" xlink:actuate="onLoad"/><draw:image xlink:href="./ObjectReplacements/Object 15" xlink:type="simple" xlink:show="embed" xlink:actuate="onLoad"/><svg:desc>formula</svg:desc></draw:frame></text:p>
      <text:p text:style-name="P8">25. <text:s/><draw:frame draw:style-name="fr2" draw:name="52" text:anchor-type="as-char" svg:width="1.4563in" svg:height="0.3929in" draw:z-index="89"><draw:object xlink:href="./Object 17" xlink:type="simple" xlink:show="embed" xlink:actuate="onLoad"/><draw:image xlink:href="./ObjectReplacements/Object 17" xlink:type="simple" xlink:show="embed" xlink:actuate="onLoad"/><svg:desc>formula</svg:desc></draw:frame><text:tab/><text:tab/><text:tab/><text:tab/><text:tab/>29. <draw:frame draw:style-name="fr1" draw:name="53" text:anchor-type="as-char" svg:y="-0.2445in" svg:width="2.0693in" svg:height="0.3937in" draw:z-index="90"><draw:object xlink:href="./Object 19" xlink:type="simple" xlink:show="embed" xlink:actuate="onLoad"/><draw:image xlink:href="./ObjectReplacements/Object 19" xlink:type="simple" xlink:show="embed" xlink:actuate="onLoad"/><svg:desc>formula</svg:desc></draw:frame></text:p>
      <text:p text:style-name="P8">33. <draw:frame draw:style-name="fr2" draw:name="54" text:anchor-type="as-char" svg:width="1.2902in" svg:height="0.3929in" draw:z-index="91"><draw:object xlink:href="./Object 20" xlink:type="simple" xlink:show="embed" xlink:actuate="onLoad"/><draw:image xlink:href="./ObjectReplacements/Object 20" xlink:type="simple" xlink:show="embed" xlink:actuate="onLoad"/><svg:desc>formula</svg:desc></draw:frame><text:tab/><text:tab/><text:tab/><text:tab/><text:tab/><text:tab/>37. <draw:frame draw:style-name="fr2" draw:name="55" text:anchor-type="as-char" svg:width="1.7311in" svg:height="0.3929in" draw:z-index="92"><draw:object xlink:href="./Object 21" xlink:type="simple" xlink:show="embed" xlink:actuate="onLoad"/><draw:image xlink:href="./ObjectReplacements/Object 21" xlink:type="simple" xlink:show="embed" xlink:actuate="onLoad"/><svg:desc>formula</svg:desc></draw:frame></text:p>
      <text:p text:style-name="P8">41. <draw:frame draw:style-name="fr1" draw:name="Object1" text:anchor-type="as-char" svg:y="-0.2437in" svg:width="2.1043in" svg:height="0.3929in" draw:z-index="93"><draw:object xlink:href="./Object 23" xlink:type="simple" xlink:show="embed" xlink:actuate="onLoad"/><draw:image xlink:href="./ObjectReplacements/Object 23" xlink:type="simple" xlink:show="embed" xlink:actuate="onLoad"/><svg:desc>formula</svg:desc></draw:frame><text:tab/><text:tab/>45. <draw:frame draw:style-name="fr1" draw:name="Object2" text:anchor-type="as-char" svg:y="-0.2638in" svg:width="2.3744in" svg:height="0.4327in" draw:z-index="94"><draw:object xlink:href="./Object 25" xlink:type="simple" xlink:show="embed" xlink:actuate="onLoad"/><draw:image xlink:href="./ObjectReplacements/Object 25" xlink:type="simple" xlink:show="embed" xlink:actuate="onLoad"/><svg:desc>formula</svg:desc></draw:frame></text:p>
      <text:p text:style-name="P8">49. <draw:frame draw:style-name="fr1" draw:name="Object3" text:anchor-type="as-char" svg:y="-0.2693in" svg:width="5.5563in" svg:height="0.4437in" draw:z-index="95"><draw:object xlink:href="./Object 27" xlink:type="simple" xlink:show="embed" xlink:actuate="onLoad"/><draw:image xlink:href="./ObjectReplacements/Object 27" xlink:type="simple" xlink:show="embed" xlink:actuate="onLoad"/><svg:desc>formula</svg:desc></draw:frame></text:p>
      <text:p text:style-name="P8">53. <draw:frame draw:style-name="fr1" draw:name="Object5" text:anchor-type="as-char" svg:y="-0.2437in" svg:width="1.9138in" svg:height="0.3929in" draw:z-index="96"><draw:object xlink:href="./Object 28" xlink:type="simple" xlink:show="embed" xlink:actuate="onLoad"/><draw:image xlink:href="./ObjectReplacements/Object 28" xlink:type="simple" xlink:show="embed" xlink:actuate="onLoad"/><svg:desc>formula</svg:desc></draw:frame></text:p>
      <text:p text:style-name="P8">57. <draw:frame draw:style-name="fr1" draw:name="Object6" text:anchor-type="as-char" svg:y="-0.2638in" svg:width="3.0228in" svg:height="0.4327in" draw:z-index="97"><draw:object xlink:href="./Object 29" xlink:type="simple" xlink:show="embed" xlink:actuate="onLoad"/><draw:image xlink:href="./ObjectReplacements/Object 29" xlink:type="simple" xlink:show="embed" xlink:actuate="onLoad"/><svg:desc>formula</svg:desc></draw:frame></text:p>
      <text:p text:style-name="P8">61. <draw:frame draw:style-name="fr1" draw:name="Object7" text:anchor-type="as-char" svg:y="-0.2445in" svg:width="4.3602in" svg:height="0.3937in" draw:z-index="98"><draw:object xlink:href="./Object 31" xlink:type="simple" xlink:show="embed" xlink:actuate="onLoad"/><draw:image xlink:href="./ObjectReplacements/Object 31" xlink:type="simple" xlink:show="embed" xlink:actuate="onLoad"/><svg:desc>formula</svg:desc></draw:frame></text:p>
      <text:p text:style-name="P8"><text:soft-page-break/>65. <draw:frame draw:style-name="fr1" draw:name="Object8" text:anchor-type="as-char" svg:y="-0.2638in" svg:width="3.8126in" svg:height="0.4327in" draw:z-index="99"><draw:object xlink:href="./Object 33" xlink:type="simple" xlink:show="embed" xlink:actuate="onLoad"/><draw:image xlink:href="./ObjectReplacements/Object 33" xlink:type="simple" xlink:show="embed" xlink:actuate="onLoad"/><svg:desc>formula</svg:desc></draw:frame></text:p>
      <text:p text:style-name="P8">69. <draw:frame draw:style-name="fr1" draw:name="Object9" text:anchor-type="as-char" svg:y="-0.2811in" svg:width="0.8689in" svg:height="0.45in" draw:z-index="100"><draw:object xlink:href="./Object 35" xlink:type="simple" xlink:show="embed" xlink:actuate="onLoad"/><draw:image xlink:href="./ObjectReplacements/Object 35" xlink:type="simple" xlink:show="embed" xlink:actuate="onLoad"/><svg:desc>formula</svg:desc></draw:frame></text:p>
      <text:p text:style-name="P8">73. <draw:frame draw:style-name="fr1" draw:name="Object10" text:anchor-type="as-char" svg:y="-0.2437in" svg:width="1.1457in" svg:height="0.3929in" draw:z-index="101"><draw:object xlink:href="./Object 37" xlink:type="simple" xlink:show="embed" xlink:actuate="onLoad"/><draw:image xlink:href="./ObjectReplacements/Object 37" xlink:type="simple" xlink:show="embed" xlink:actuate="onLoad"/><svg:desc>formula</svg:desc></draw:frame></text:p>
      <text:p text:style-name="P8">77. <draw:frame draw:style-name="fr1" draw:name="Object11" text:anchor-type="as-char" svg:y="-0.2445in" svg:width="2.8575in" svg:height="0.3937in" draw:z-index="102"><draw:object xlink:href="./Object 39" xlink:type="simple" xlink:show="embed" xlink:actuate="onLoad"/><draw:image xlink:href="./ObjectReplacements/Object 39" xlink:type="simple" xlink:show="embed" xlink:actuate="onLoad"/><svg:desc>formula</svg:desc></draw:frame></text:p>
      <text:p text:style-name="P8">81. <draw:frame draw:style-name="fr1" draw:name="Object12" text:anchor-type="as-char" svg:y="-0.2638in" svg:width="4.4819in" svg:height="0.4327in" draw:z-index="103"><draw:object xlink:href="./Object 41" xlink:type="simple" xlink:show="embed" xlink:actuate="onLoad"/><draw:image xlink:href="./ObjectReplacements/Object 41" xlink:type="simple" xlink:show="embed" xlink:actuate="onLoad"/><svg:desc>formula</svg:desc></draw:frame></text:p>
      <text:p text:style-name="P8">85. <draw:frame draw:style-name="fr1" draw:name="Object13" text:anchor-type="as-char" svg:y="-0.2437in" svg:width="4.8083in" svg:height="0.3929in" draw:z-index="104"><draw:object xlink:href="./Object 43" xlink:type="simple" xlink:show="embed" xlink:actuate="onLoad"/><draw:image xlink:href="./ObjectReplacements/Object 43" xlink:type="simple" xlink:show="embed" xlink:actuate="onLoad"/><svg:desc>formula</svg:desc></draw:frame></text:p>
      <text:p text:style-name="P8">89. <draw:frame draw:style-name="fr1" draw:name="Object14" text:anchor-type="as-char" svg:y="-0.2445in" svg:width="5.7681in" svg:height="0.3937in" draw:z-index="105"><draw:object xlink:href="./Object 45" xlink:type="simple" xlink:show="embed" xlink:actuate="onLoad"/><draw:image xlink:href="./ObjectReplacements/Object 45" xlink:type="simple" xlink:show="embed" xlink:actuate="onLoad"/><svg:desc>formula</svg:desc></draw:frame></text:p>
      <text:p text:style-name="P8">93. <draw:frame draw:style-name="fr1" draw:name="Object15" text:anchor-type="as-char" svg:y="-0.4535in" svg:width="4.7835in" svg:height="0.8118in" draw:z-index="106"><draw:object xlink:href="./Object 68" xlink:type="simple" xlink:show="embed" xlink:actuate="onLoad"/><draw:image xlink:href="./ObjectReplacements/Object 68" xlink:type="simple" xlink:show="embed" xlink:actuate="onLoad"/><svg:desc>formula</svg:desc></draw:frame></text:p>
      <text:p text:style-name="P8">97. <draw:frame draw:style-name="fr2" draw:name="56" text:anchor-type="as-char" svg:width="3.4866in" svg:height="0.8492in" draw:z-index="107"><draw:object xlink:href="./Object 92" xlink:type="simple" xlink:show="embed" xlink:actuate="onLoad"/><draw:image xlink:href="./ObjectReplacements/Object 92" xlink:type="simple" xlink:show="embed" xlink:actuate="onLoad"/><svg:desc>formula</svg:desc></draw:frame></text:p>
      <text:p text:style-name="P8"><text:s text:c="7"/>=<draw:frame draw:style-name="fr2" draw:name="57" text:anchor-type="as-char" svg:width="5.4571in" svg:height="0.8102in" draw:z-index="108"><draw:object xlink:href="./Object 94" xlink:type="simple" xlink:show="embed" xlink:actuate="onLoad"/><draw:image xlink:href="./ObjectReplacements/Object 94" xlink:type="simple" xlink:show="embed" xlink:actuate="onLoad"/><svg:desc>formula</svg:desc></draw:frame></text:p>
      <text:p text:style-name="P8"/>
      <text:p text:style-name="P8">101. <draw:frame draw:style-name="fr1" draw:name="Object16" text:anchor-type="as-char" svg:y="-0.2638in" svg:width="3.4181in" svg:height="0.4327in" draw:z-index="109"><draw:object xlink:href="./Object 96" xlink:type="simple" xlink:show="embed" xlink:actuate="onLoad"/><draw:image xlink:href="./ObjectReplacements/Object 96" xlink:type="simple" xlink:show="embed" xlink:actuate="onLoad"/><svg:desc>formula</svg:desc></draw:frame></text:p>
      <text:p text:style-name="P8">103. <draw:frame draw:style-name="fr1" draw:name="Object17" text:anchor-type="as-char" svg:y="-0.2638in" svg:width="4.4563in" svg:height="0.4327in" draw:z-index="110"><draw:object xlink:href="./Object 98" xlink:type="simple" xlink:show="embed" xlink:actuate="onLoad"/><draw:image xlink:href="./ObjectReplacements/Object 98" xlink:type="simple" xlink:show="embed" xlink:actuate="onLoad"/><svg:desc>formula</svg:desc></draw:frame></text:p>
      <text:p text:style-name="P8">105. <draw:frame draw:style-name="fr1" draw:name="Object18" text:anchor-type="as-char" svg:y="-0.2445in" svg:width="3.0283in" svg:height="0.3937in" draw:z-index="111"><draw:object xlink:href="./Object 100" xlink:type="simple" xlink:show="embed" xlink:actuate="onLoad"/><draw:image xlink:href="./ObjectReplacements/Object 100" xlink:type="simple" xlink:show="embed" xlink:actuate="onLoad"/><svg:desc>formula</svg:desc></draw:frame></text:p>
      <text:p text:style-name="P8"><text:soft-page-break/>107. <draw:frame draw:style-name="fr1" draw:name="Object19" text:anchor-type="as-char" svg:y="-0.2638in" svg:width="5.7819in" svg:height="0.4327in" draw:z-index="112"><draw:object xlink:href="./Object 102" xlink:type="simple" xlink:show="embed" xlink:actuate="onLoad"/><draw:image xlink:href="./ObjectReplacements/Object 102" xlink:type="simple" xlink:show="embed" xlink:actuate="onLoad"/><svg:desc>formula</svg:desc></draw:frame></text:p>
      <text:p text:style-name="P8"><text:tab/><text:tab/><text:span text:style-name="T10">=</text:span><draw:frame draw:style-name="fr1" draw:name="Object20" text:anchor-type="as-char" svg:y="-0.2445in" svg:width="0.9752in" svg:height="0.3937in" draw:z-index="113"><draw:object xlink:href="./Object 104" xlink:type="simple" xlink:show="embed" xlink:actuate="onLoad"/><draw:image xlink:href="./ObjectReplacements/Object 104" xlink:type="simple" xlink:show="embed" xlink:actuate="onLoad"/><svg:desc>formula</svg:desc></draw:frame></text:p>
      <text:p text:style-name="P8">109. <text:span text:style-name="T21">Step 1: </text:span><text:span text:style-name="T20">Given Car's tank =</text:span><text:span text:style-name="T20"><draw:frame draw:style-name="fr1" draw:name="Object21" text:anchor-type="as-char" svg:y="-0.2437in" svg:width="0.3799in" svg:height="0.3929in" draw:z-index="114"><draw:object xlink:href="./Object 106" xlink:type="simple" xlink:show="embed" xlink:actuate="onLoad"/><draw:image xlink:href="./ObjectReplacements/Object 106" xlink:type="simple" xlink:show="embed" xlink:actuate="onLoad"/><svg:desc>formula</svg:desc></draw:frame></text:span><text:span text:style-name="T20">gallons <text:s/>and you want to fill </text:span><text:span text:style-name="T20"><draw:frame draw:style-name="fr1" draw:name="Object22" text:anchor-type="as-char" svg:y="-0.2437in" svg:width="0.1972in" svg:height="0.3929in" draw:z-index="115"><draw:object xlink:href="./Object 108" xlink:type="simple" xlink:show="embed" xlink:actuate="onLoad"/><draw:image xlink:href="./ObjectReplacements/Object 108" xlink:type="simple" xlink:show="embed" xlink:actuate="onLoad"/><svg:desc>formula</svg:desc></draw:frame></text:span><text:span text:style-name="T20">of tank with gas. </text:span></text:p>
      <text:p text:style-name="P8"><text:tab/><text:tab/><text:tab/> <text:s text:c="3"/><text:span text:style-name="T11">Unknown = How many Gallons?</text:span></text:p>
      <text:p text:style-name="P8"><text:tab/> <text:span text:style-name="T4">Step 2: </text:span><text:span text:style-name="T11">Determine relationship between Known items to find unknown.</text:span></text:p>
      <text:p text:style-name="P8"><text:tab/><text:tab/><text:tab/><text:span text:style-name="T11">How many Gallons are required to fill tank 60% = </text:span><text:span text:style-name="T11"><draw:frame draw:style-name="fr1" draw:name="Object23" text:anchor-type="as-char" svg:y="-0.2445in" svg:width="0.5535in" svg:height="0.3937in" draw:z-index="116"><draw:object xlink:href="./Object 110" xlink:type="simple" xlink:show="embed" xlink:actuate="onLoad"/><draw:image xlink:href="./ObjectReplacements/Object 110" xlink:type="simple" xlink:show="embed" xlink:actuate="onLoad"/><svg:desc>formula</svg:desc></draw:frame></text:span></text:p>
      <text:p text:style-name="P8"><text:tab/><text:span text:style-name="T4">Step 3: </text:span><text:span text:style-name="T11">Solve equations for relationships <text:s/></text:span></text:p>
      <text:p text:style-name="P8"><text:s/><text:tab/><text:tab/><text:tab/> <draw:frame draw:style-name="fr1" draw:name="Object24" text:anchor-type="as-char" svg:y="-0.2445in" svg:width="4.2256in" svg:height="0.3937in" draw:z-index="117"><draw:object xlink:href="./Object 112" xlink:type="simple" xlink:show="embed" xlink:actuate="onLoad"/><draw:image xlink:href="./ObjectReplacements/Object 112" xlink:type="simple" xlink:show="embed" xlink:actuate="onLoad"/><svg:desc>formula</svg:desc></draw:frame></text:p>
      <text:p text:style-name="P8"><text:tab/><text:span text:style-name="T5">Step 4:</text:span><text:span text:style-name="T12"> Check your answer by stating the word problem with the solved answer</text:span></text:p>
      <text:p text:style-name="P8"><text:span text:style-name="T6"><text:tab/><text:tab/><text:tab/></text:span><text:span text:style-name="T7">Yes, the answer is correct.</text:span></text:p>
      <text:p text:style-name="P12"/>
      <text:p text:style-name="Heading_20_2">Section 1.<text:span text:style-name="T13">4</text:span> <text:span text:style-name="T13">Irrational Numbers</text:span></text:p>
      <text:p text:style-name="Text_20_body">1. <text:tab/><draw:frame draw:style-name="fr1" draw:name="Object25" text:anchor-type="as-char" svg:y="-0.1634in" svg:width="0.5799in" svg:height="0.1984in" draw:z-index="32"><draw:object xlink:href="./Object 49" xlink:type="simple" xlink:show="embed" xlink:actuate="onLoad"/><draw:image xlink:href="./ObjectReplacements/Object 49" xlink:type="simple" xlink:show="embed" xlink:actuate="onLoad"/><svg:desc>formula</svg:desc></draw:frame><text:tab/><text:tab/><text:tab/><text:span text:style-name="T18">3</text:span>. <text:tab/><draw:frame draw:style-name="fr1" draw:name="Object56" text:anchor-type="as-char" svg:y="-0.1634in" svg:width="0.5807in" svg:height="0.1992in" draw:z-index="63"><draw:object xlink:href="./Object 51" xlink:type="simple" xlink:show="embed" xlink:actuate="onLoad"/><draw:image xlink:href="./ObjectReplacements/Object 51" xlink:type="simple" xlink:show="embed" xlink:actuate="onLoad"/><svg:desc>formula</svg:desc></draw:frame><text:tab/><text:tab/><text:tab/>5.<text:tab/><draw:frame draw:style-name="fr1" draw:name="Object26" text:anchor-type="as-char" svg:y="-0.1634in" svg:width="1.139in" svg:height="0.1984in" draw:z-index="65"><draw:object xlink:href="./Object 105" xlink:type="simple" xlink:show="embed" xlink:actuate="onLoad"/><draw:image xlink:href="./ObjectReplacements/Object 105" xlink:type="simple" xlink:show="embed" xlink:actuate="onLoad"/><svg:desc>formula</svg:desc></draw:frame><text:tab/><text:tab/><text:span text:style-name="T18">7</text:span>.<text:tab/><draw:frame draw:style-name="fr1" draw:name="Object57" text:anchor-type="as-char" svg:y="-0.1634in" svg:width="0.9508in" svg:height="0.1992in" draw:z-index="70"><draw:object xlink:href="./Object 107" xlink:type="simple" xlink:show="embed" xlink:actuate="onLoad"/><draw:image xlink:href="./ObjectReplacements/Object 107" xlink:type="simple" xlink:show="embed" xlink:actuate="onLoad"/><svg:desc>formula</svg:desc></draw:frame></text:p>
      <text:p text:style-name="Text_20_body">9.<text:tab/><draw:frame draw:style-name="fr1" draw:name="Object27" text:anchor-type="as-char" svg:y="-0.1634in" svg:width="1.6882in" svg:height="0.1992in" draw:z-index="33"><draw:object xlink:href="./Object 47" xlink:type="simple" xlink:show="embed" xlink:actuate="onLoad"/><draw:image xlink:href="./ObjectReplacements/Object 47" xlink:type="simple" xlink:show="embed" xlink:actuate="onLoad"/><svg:desc>formula</svg:desc></draw:frame></text:p>
      <text:p text:style-name="Text_20_body"><text:span text:style-name="T18">11</text:span>.<text:tab/><draw:frame draw:style-name="fr1" draw:name="Object58" text:anchor-type="as-char" svg:y="-0.1634in" svg:width="4.4154in" svg:height="0.1992in" draw:z-index="34"><draw:object xlink:href="./Object 109" xlink:type="simple" xlink:show="embed" xlink:actuate="onLoad"/><draw:image xlink:href="./ObjectReplacements/Object 109" xlink:type="simple" xlink:show="embed" xlink:actuate="onLoad"/><svg:desc>formula</svg:desc></draw:frame></text:p>
      <text:p text:style-name="P6">13.<draw:frame draw:style-name="fr1" draw:name="Object28" text:anchor-type="as-char" svg:y="-0.1634in" svg:width="2.0602in" svg:height="0.1984in" draw:z-index="67"><draw:object xlink:href="./Object 53" xlink:type="simple" xlink:show="embed" xlink:actuate="onLoad"/><draw:image xlink:href="./ObjectReplacements/Object 53" xlink:type="simple" xlink:show="embed" xlink:actuate="onLoad"/><svg:desc>formula</svg:desc></draw:frame></text:p>
      <text:p text:style-name="P6">1<text:span text:style-name="T19">5</text:span>.<draw:frame draw:style-name="fr1" draw:name="Object59" text:anchor-type="as-char" svg:y="-0.1634in" svg:width="5.2398in" svg:height="0.1992in" draw:z-index="68"><draw:object xlink:href="./Object 55" xlink:type="simple" xlink:show="embed" xlink:actuate="onLoad"/><draw:image xlink:href="./ObjectReplacements/Object 55" xlink:type="simple" xlink:show="embed" xlink:actuate="onLoad"/><svg:desc>formula</svg:desc></draw:frame></text:p>
      <text:p text:style-name="P6">17.<draw:frame draw:style-name="fr1" draw:name="Object29" text:anchor-type="as-char" svg:y="-0.1634in" svg:width="3.6193in" svg:height="0.1984in" draw:z-index="69"><draw:object xlink:href="./Object 57" xlink:type="simple" xlink:show="embed" xlink:actuate="onLoad"/><draw:image xlink:href="./ObjectReplacements/Object 57" xlink:type="simple" xlink:show="embed" xlink:actuate="onLoad"/><svg:desc>formula</svg:desc></draw:frame></text:p>
      <text:p text:style-name="Text_20_body">1<text:span text:style-name="T19">9</text:span>.<draw:frame draw:style-name="fr1" draw:name="Object60" text:anchor-type="as-char" svg:y="-0.1634in" svg:width="3.2571in" svg:height="0.1992in" draw:z-index="35"><draw:object xlink:href="./Object 59" xlink:type="simple" xlink:show="embed" xlink:actuate="onLoad"/><draw:image xlink:href="./ObjectReplacements/Object 59" xlink:type="simple" xlink:show="embed" xlink:actuate="onLoad"/><svg:desc>formula</svg:desc></draw:frame></text:p>
      <text:p text:style-name="Text_20_body"><text:span text:style-name="T14">21</text:span>.<draw:frame draw:style-name="fr1" draw:name="Object30" text:anchor-type="as-char" svg:y="-0.1634in" svg:width="3.1366in" svg:height="0.1992in" draw:z-index="36"><draw:object xlink:href="./Object 61" xlink:type="simple" xlink:show="embed" xlink:actuate="onLoad"/><draw:image xlink:href="./ObjectReplacements/Object 61" xlink:type="simple" xlink:show="embed" xlink:actuate="onLoad"/><svg:desc>formula</svg:desc></draw:frame></text:p>
      <text:p text:style-name="Text_20_body"><text:span text:style-name="T14">23</text:span>.<draw:frame draw:style-name="fr1" draw:name="Object61" text:anchor-type="as-char" svg:y="-0.1634in" svg:width="4.4965in" svg:height="0.1984in" draw:z-index="37"><draw:object xlink:href="./Object 63" xlink:type="simple" xlink:show="embed" xlink:actuate="onLoad"/><draw:image xlink:href="./ObjectReplacements/Object 63" xlink:type="simple" xlink:show="embed" xlink:actuate="onLoad"/><svg:desc>formula</svg:desc></draw:frame></text:p>
      <text:p text:style-name="Text_20_body"><text:soft-page-break/>2<text:span text:style-name="T14">5</text:span>.<draw:frame draw:style-name="fr1" draw:name="Object31" text:anchor-type="as-char" svg:y="-0.1634in" svg:width="3.1874in" svg:height="0.1984in" draw:z-index="38"><draw:object xlink:href="./Object 65" xlink:type="simple" xlink:show="embed" xlink:actuate="onLoad"/><draw:image xlink:href="./ObjectReplacements/Object 65" xlink:type="simple" xlink:show="embed" xlink:actuate="onLoad"/><svg:desc>formula</svg:desc></draw:frame></text:p>
      <text:p text:style-name="Text_20_body">2<text:span text:style-name="T22">7</text:span>.<draw:frame draw:style-name="fr1" draw:name="Object62" text:anchor-type="as-char" svg:y="-0.1634in" svg:width="4.2307in" svg:height="0.2055in" draw:z-index="39"><draw:object xlink:href="./Object 67" xlink:type="simple" xlink:show="embed" xlink:actuate="onLoad"/><draw:image xlink:href="./ObjectReplacements/Object 67" xlink:type="simple" xlink:show="embed" xlink:actuate="onLoad"/><svg:desc>formula</svg:desc></draw:frame></text:p>
      <text:p text:style-name="Text_20_body">2<text:span text:style-name="T14">9</text:span>.<draw:frame draw:style-name="fr1" draw:name="Object32" text:anchor-type="as-char" svg:y="-0.1634in" svg:width="2.9362in" svg:height="0.2047in" draw:z-index="40"><draw:object xlink:href="./Object 99" xlink:type="simple" xlink:show="embed" xlink:actuate="onLoad"/><draw:image xlink:href="./ObjectReplacements/Object 99" xlink:type="simple" xlink:show="embed" xlink:actuate="onLoad"/><svg:desc>formula</svg:desc></draw:frame></text:p>
      <text:p text:style-name="Text_20_body"><text:span text:style-name="T22">31</text:span>.<draw:frame draw:style-name="fr1" draw:name="Object63" text:anchor-type="as-char" svg:y="-0.1634in" svg:width="4.778in" svg:height="0.2055in" draw:z-index="41"><draw:object xlink:href="./Object 101" xlink:type="simple" xlink:show="embed" xlink:actuate="onLoad"/><draw:image xlink:href="./ObjectReplacements/Object 101" xlink:type="simple" xlink:show="embed" xlink:actuate="onLoad"/><svg:desc>formula</svg:desc></draw:frame></text:p>
      <text:p text:style-name="Text_20_body">3<text:span text:style-name="T15">3</text:span>.<draw:frame draw:style-name="fr1" draw:name="Object33" text:anchor-type="as-char" svg:y="-0.1634in" svg:width="4.9173in" svg:height="0.2047in" draw:z-index="42"><draw:object xlink:href="./Object 103" xlink:type="simple" xlink:show="embed" xlink:actuate="onLoad"/><draw:image xlink:href="./ObjectReplacements/Object 103" xlink:type="simple" xlink:show="embed" xlink:actuate="onLoad"/><svg:desc>formula</svg:desc></draw:frame></text:p>
      <text:p text:style-name="Text_20_body">35.<draw:frame draw:style-name="fr1" draw:name="Object64" text:anchor-type="as-char" svg:y="-0.1634in" svg:width="2.6181in" svg:height="0.2055in" draw:z-index="43"><draw:object xlink:href="./Object 111" xlink:type="simple" xlink:show="embed" xlink:actuate="onLoad"/><draw:image xlink:href="./ObjectReplacements/Object 111" xlink:type="simple" xlink:show="embed" xlink:actuate="onLoad"/><svg:desc>formula</svg:desc></draw:frame></text:p>
      <text:p text:style-name="Text_20_body">37.<draw:frame draw:style-name="fr1" draw:name="Object34" text:anchor-type="as-char" svg:y="-0.1634in" svg:width="3.4783in" svg:height="0.2047in" draw:z-index="44"><draw:object xlink:href="./Object 113" xlink:type="simple" xlink:show="embed" xlink:actuate="onLoad"/><draw:image xlink:href="./ObjectReplacements/Object 113" xlink:type="simple" xlink:show="embed" xlink:actuate="onLoad"/><svg:desc>formula</svg:desc></draw:frame></text:p>
      <text:p text:style-name="Text_20_body">39.<draw:frame draw:style-name="fr1" draw:name="Object65" text:anchor-type="as-char" svg:y="-0.1634in" svg:width="5.35in" svg:height="0.1992in" draw:z-index="45"><draw:object xlink:href="./Object 114" xlink:type="simple" xlink:show="embed" xlink:actuate="onLoad"/><draw:image xlink:href="./ObjectReplacements/Object 114" xlink:type="simple" xlink:show="embed" xlink:actuate="onLoad"/><svg:desc>formula</svg:desc></draw:frame></text:p>
      <text:p text:style-name="Text_20_body">41.<draw:frame draw:style-name="fr1" draw:name="Object35" text:anchor-type="as-char" svg:y="-0.1634in" svg:width="5.6681in" svg:height="0.1992in" draw:z-index="47"><draw:object xlink:href="./Object 115" xlink:type="simple" xlink:show="embed" xlink:actuate="onLoad"/><draw:image xlink:href="./ObjectReplacements/Object 115" xlink:type="simple" xlink:show="embed" xlink:actuate="onLoad"/><svg:desc>formula</svg:desc></draw:frame></text:p>
      <text:p text:style-name="Text_20_body">43a. <draw:frame draw:style-name="fr1" draw:name="Object53" text:anchor-type="as-char" svg:y="-0.1634in" svg:width="2.3244in" svg:height="0.1992in" draw:z-index="49"><draw:object xlink:href="./Object 116" xlink:type="simple" xlink:show="embed" xlink:actuate="onLoad"/><draw:image xlink:href="./ObjectReplacements/Object 116" xlink:type="simple" xlink:show="embed" xlink:actuate="onLoad"/><svg:desc>formula</svg:desc></draw:frame></text:p>
      <text:p text:style-name="Text_20_body"><text:s text:c="4"/>b. <draw:frame draw:style-name="fr1" draw:name="Object55" text:anchor-type="as-char" svg:y="-0.1634in" svg:width="2.2429in" svg:height="0.1992in" draw:z-index="51"><draw:object xlink:href="./Object 117" xlink:type="simple" xlink:show="embed" xlink:actuate="onLoad"/><draw:image xlink:href="./ObjectReplacements/Object 117" xlink:type="simple" xlink:show="embed" xlink:actuate="onLoad"/><svg:desc>formula</svg:desc></draw:frame></text:p>
      <text:p text:style-name="Text_20_body"><text:s text:c="4"/>c. <text:s/>Velocity is a function of depth. As depth decreases so does the velocity.</text:p>
      <text:p text:style-name="P6">45. <draw:frame draw:style-name="fr1" draw:name="Object54" text:anchor-type="as-char" svg:y="-0.1634in" svg:width="2.0992in" svg:height="0.1992in" draw:z-index="55"><draw:object xlink:href="./Object 118" xlink:type="simple" xlink:show="embed" xlink:actuate="onLoad"/><draw:image xlink:href="./ObjectReplacements/Object 118" xlink:type="simple" xlink:show="embed" xlink:actuate="onLoad"/><svg:desc>formula</svg:desc></draw:frame></text:p>
      <text:p text:style-name="P4"/>
      <text:p text:style-name="P4">Section 1.5 Exponents and Scientific Notation </text:p>
      <text:p text:style-name="Text_20_body">Please note all odd problems are assigned, <text:span text:style-name="T23">but only select solutions are provided</text:span>. <text:line-break/>See eBook Appendix for answers to all odd problems.</text:p>
      <text:p text:style-name="Text_20_body">1.<draw:frame draw:style-name="fr1" draw:name="Object37" text:anchor-type="as-char" svg:y="-0.172in" svg:width="0.8898in" svg:height="0.2075in" draw:z-index="0"><draw:object xlink:href="./Object 69" xlink:type="simple" xlink:show="embed" xlink:actuate="onLoad"/><draw:image xlink:href="./ObjectReplacements/Object 69" xlink:type="simple" xlink:show="embed" xlink:actuate="onLoad"/></draw:frame><text:tab/><text:tab/><text:tab/><text:tab/>5.<draw:frame draw:style-name="fr1" draw:name="Object38" text:anchor-type="as-char" svg:y="-0.172in" svg:width="1.648in" svg:height="0.2138in" draw:z-index="15"><draw:object xlink:href="./Object 70" xlink:type="simple" xlink:show="embed" xlink:actuate="onLoad"/><draw:image xlink:href="./ObjectReplacements/Object 70" xlink:type="simple" xlink:show="embed" xlink:actuate="onLoad"/></draw:frame><text:tab/><text:tab/><text:tab/>9.<draw:frame draw:style-name="fr1" draw:name="Object39" text:anchor-type="as-char" svg:y="-0.172in" svg:width="1.2299in" svg:height="0.2138in" draw:z-index="18"><draw:object xlink:href="./Object 71" xlink:type="simple" xlink:show="embed" xlink:actuate="onLoad"/><draw:image xlink:href="./ObjectReplacements/Object 71" xlink:type="simple" xlink:show="embed" xlink:actuate="onLoad"/></draw:frame></text:p>
      <text:p text:style-name="Text_20_body">13. <draw:frame draw:style-name="fr1" draw:name="Object40" text:anchor-type="as-char" svg:y="-0.172in" svg:width="1.3701in" svg:height="0.2075in" draw:z-index="1"><draw:object xlink:href="./Object 73" xlink:type="simple" xlink:show="embed" xlink:actuate="onLoad"/><draw:image xlink:href="./ObjectReplacements/Object 73" xlink:type="simple" xlink:show="embed" xlink:actuate="onLoad"/></draw:frame><text:tab/><text:tab/><text:tab/><text:tab/><text:tab/>17.<draw:frame draw:style-name="fr1" draw:name="Object41" text:anchor-type="as-char" svg:y="-0.172in" svg:width="1.5252in" svg:height="0.2138in" draw:z-index="17"><draw:object xlink:href="./Object 75" xlink:type="simple" xlink:show="embed" xlink:actuate="onLoad"/><draw:image xlink:href="./ObjectReplacements/Object 75" xlink:type="simple" xlink:show="embed" xlink:actuate="onLoad"/></draw:frame></text:p>
      <text:p text:style-name="Text_20_body">2<text:span text:style-name="T16">3</text:span>.<draw:frame draw:style-name="fr1" draw:name="Object42" text:anchor-type="as-char" svg:y="-0.2437in" svg:width="1.4307in" svg:height="0.4228in" draw:z-index="2"><draw:object xlink:href="./Object 77" xlink:type="simple" xlink:show="embed" xlink:actuate="onLoad"/><draw:image xlink:href="./ObjectReplacements/Object 77" xlink:type="simple" xlink:show="embed" xlink:actuate="onLoad"/></draw:frame><text:tab/><text:tab/><text:tab/><text:tab/><text:tab/>2<text:span text:style-name="T16">7</text:span>.<draw:frame draw:style-name="fr1" draw:name="Object43" text:anchor-type="as-char" svg:y="-0.2437in" svg:width="1.8846in" svg:height="0.4165in" draw:z-index="21"><draw:object xlink:href="./Object 79" xlink:type="simple" xlink:show="embed" xlink:actuate="onLoad"/><draw:image xlink:href="./ObjectReplacements/Object 79" xlink:type="simple" xlink:show="embed" xlink:actuate="onLoad"/></draw:frame></text:p>
      <text:p text:style-name="Text_20_body"><text:span text:style-name="T16">31</text:span>.<draw:frame draw:style-name="fr1" draw:name="Object44" text:anchor-type="as-char" svg:y="-0.2681in" svg:width="1.5693in" svg:height="0.4409in" draw:z-index="3"><draw:object xlink:href="./Object 81" xlink:type="simple" xlink:show="embed" xlink:actuate="onLoad"/><draw:image xlink:href="./ObjectReplacements/Object 81" xlink:type="simple" xlink:show="embed" xlink:actuate="onLoad"/></draw:frame><text:tab/><text:tab/><text:tab/><text:tab/><text:tab/>3<text:span text:style-name="T17">5.</text:span><text:span text:style-name="T17"><draw:frame draw:style-name="fr1" draw:name="Object45" text:anchor-type="as-char" svg:y="-0.2681in" svg:width="1.761in" svg:height="0.4402in" draw:z-index="20"><draw:object xlink:href="./Object 83" xlink:type="simple" xlink:show="embed" xlink:actuate="onLoad"/><draw:image xlink:href="./ObjectReplacements/Object 83" xlink:type="simple" xlink:show="embed" xlink:actuate="onLoad"/></draw:frame></text:span></text:p>
      <text:p text:style-name="Text_20_body">43. <draw:frame draw:style-name="fr1" draw:name="Object46" text:anchor-type="as-char" svg:y="-0.2681in" svg:width="1.8154in" svg:height="0.4402in" draw:z-index="4"><draw:object xlink:href="./Object 85" xlink:type="simple" xlink:show="embed" xlink:actuate="onLoad"/><draw:image xlink:href="./ObjectReplacements/Object 85" xlink:type="simple" xlink:show="embed" xlink:actuate="onLoad"/></draw:frame><text:tab/><text:tab/><text:tab/>51. <draw:frame draw:style-name="fr1" draw:name="Object47" text:anchor-type="as-char" svg:y="-0.3173in" svg:width="2.4693in" svg:height="0.5398in" draw:z-index="19"><draw:object xlink:href="./Object 87" xlink:type="simple" xlink:show="embed" xlink:actuate="onLoad"/><draw:image xlink:href="./ObjectReplacements/Object 87" xlink:type="simple" xlink:show="embed" xlink:actuate="onLoad"/></draw:frame></text:p>
      <text:p text:style-name="Text_20_body"><text:soft-page-break/>63. <draw:frame draw:style-name="fr1" draw:name="Object48" text:anchor-type="as-char" svg:y="-0.1752in" svg:width="4.0528in" svg:height="0.2228in" draw:z-index="5"><draw:object xlink:href="./Object 89" xlink:type="simple" xlink:show="embed" xlink:actuate="onLoad"/><draw:image xlink:href="./ObjectReplacements/Object 89" xlink:type="simple" xlink:show="embed" xlink:actuate="onLoad"/></draw:frame></text:p>
      <text:p text:style-name="Text_20_body">67. <draw:frame draw:style-name="fr1" draw:name="Object49" text:anchor-type="as-char" svg:y="-0.2709in" svg:width="3.0091in" svg:height="0.4465in" draw:z-index="6"><draw:object xlink:href="./Object 91" xlink:type="simple" xlink:show="embed" xlink:actuate="onLoad"/><draw:image xlink:href="./ObjectReplacements/Object 91" xlink:type="simple" xlink:show="embed" xlink:actuate="onLoad"/></draw:frame></text:p>
      <text:p text:style-name="Text_20_body">71.<draw:frame draw:style-name="fr1" draw:name="Object50" text:anchor-type="as-char" svg:y="-0.2827in" svg:width="5.7425in" svg:height="0.4701in" draw:z-index="10"><draw:object xlink:href="./Object 93" xlink:type="simple" xlink:show="embed" xlink:actuate="onLoad"/><draw:image xlink:href="./ObjectReplacements/Object 93" xlink:type="simple" xlink:show="embed" xlink:actuate="onLoad"/></draw:frame></text:p>
      <text:p text:style-name="P7">75. <text:s/><text:tab/>Given:</text:p>
      <text:p text:style-name="P7"><text:tab/><text:tab/><draw:frame draw:style-name="fr1" draw:name="Object51" text:anchor-type="as-char" svg:y="-0.1752in" svg:width="5.6925in" svg:height="0.211in" draw:z-index="16"><draw:object xlink:href="./Object 95" xlink:type="simple" xlink:show="embed" xlink:actuate="onLoad"/><draw:image xlink:href="./ObjectReplacements/Object 95" xlink:type="simple" xlink:show="embed" xlink:actuate="onLoad"/></draw:frame></text:p>
      <text:p text:style-name="Text_20_body"><text:tab/><text:tab/>Unknown: How many miles away is the Andromeda galaxy?</text:p>
      <text:p text:style-name="Text_20_body"><draw:frame draw:style-name="fr1" draw:name="Object52" text:anchor-type="as-char" svg:y="-0.2709in" svg:width="7.1098in" svg:height="0.4244in" draw:z-index="11"><draw:object xlink:href="./Object 97" xlink:type="simple" xlink:show="embed" xlink:actuate="onLoad"/><draw:image xlink:href="./ObjectReplacements/Object 97"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3" svg:font-family="'Trebuchet MS'" style:font-adornments="Regular"/>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1" svg:font-family="'Trebuchet MS'" style:font-family-generic="roman" style:font-pitch="variable"/>
    <style:font-face style:name="Arial1" svg:font-family="Arial" style:font-family-generic="swiss" style:font-pitch="variable"/>
    <style:font-face style:name="Arial Rounded MT Bold" svg:font-family="'Arial Rounded MT Bold'" style:font-adornments="Regular" style:font-family-generic="swiss" style:font-pitch="variable"/>
    <style:font-face style:name="Arial Unicode MS" svg:font-family="'Arial Unicode MS'" style:font-adornments="Regular" style:font-family-generic="swiss" style:font-pitch="variable"/>
    <style:font-face style:name="Trebuchet MS" svg:font-family="'Trebuchet MS'" style:font-family-generic="swiss" style:font-pitch="variable"/>
    <style:font-face style:name="Trebuchet MS2" svg:font-family="'Trebuchet MS'" style:font-adornments="Regular"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4"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fo:color="#000000" style:font-name="Arial" fo:font-size="11pt" fo:language="en" fo:country="US" style:letter-kerning="true" style:font-name-asian="Arial2" style:font-size-asian="10pt" style:language-asian="zh" style:country-asian="CN" style:font-name-complex="Arial2" style:font-size-complex="11pt" style:language-complex="hi" style:country-complex="IN"/>
    </style:default-style>
    <style:default-style style:family="paragraph">
      <style:paragraph-properties fo:line-height="115%" fo:orphans="2" fo:widows="2" fo:hyphenation-ladder-count="no-limit" style:text-autospace="ideograph-alpha" style:punctuation-wrap="hanging" style:line-break="strict" style:tab-stop-distance="0.25in" style:writing-mode="lr-tb"/>
      <style:text-properties fo:color="#000000" style:font-name="Arial" fo:font-size="11pt" fo:language="en" fo:country="US" style:letter-kerning="true" style:font-name-asian="Arial2" style:font-size-asian="10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US"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keep-with-next="always"/>
      <style:text-properties style:font-name="Trebuchet MS" fo:font-family="'Trebuchet MS'" style:font-family-generic="swiss" style:font-pitch="variable" fo:font-size="20pt" fo:font-weight="bold" style:font-name-asian="Microsoft YaHei" style:font-family-asian="'Microsoft YaHei'"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ext_20_body" style:display-name="Text body" style:family="paragraph" style:parent-style-name="Standard" style:default-outline-level="" style:class="text">
      <style:paragraph-properties fo:margin-top="0in" fo:margin-bottom="0.1402in" loext:contextual-spacing="false" fo:line-height="100%" fo:text-align="start" style:justify-single-word="false"/>
      <style:text-properties style:font-name="Times New Roman" fo:font-family="'Times New Roman'" style:font-family-generic="roman" style:font-pitch="variable" fo:font-size="12pt" fo:font-weight="normal" officeooo:rsid="005b9a55" style:font-size-asian="12pt" style:font-weight-asian="normal" style:font-size-complex="12pt" style:font-weight-complex="normal"/>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in" fo:margin-bottom="0.1598in" loext:contextual-spacing="false" fo:line-height="100%" fo:text-align="start" style:justify-single-word="false" fo:keep-together="always" fo:orphans="2" fo:widows="2" fo:hyphenation-ladder-count="no-limit" fo:keep-with-next="always" style:writing-mode="lr-tb"/>
      <style:text-properties fo:color="#000000" style:font-name="Arial1" fo:font-family="Arial" style:font-family-generic="swiss" style:font-pitch="variable" fo:font-size="18pt" fo:language="en" fo:country="US" style:font-name-asian="Trebuchet MS4" style:font-family-asian="'Trebuchet MS'" style:font-family-generic-asian="system" style:font-pitch-asian="variable" style:font-size-asian="18pt" style:language-asian="zh" style:country-asian="CN" style:font-name-complex="Trebuchet MS4" style:font-family-complex="'Trebuchet MS'" style:font-family-generic-complex="system" style:font-pitch-complex="variable" style:font-size-complex="18pt" style:language-complex="hi" style:country-complex="IN" fo:hyphenate="false" fo:hyphenation-remain-char-count="2" fo:hyphenation-push-char-count="2"/>
    </style:style>
    <style:style style:name="Heading_20_2" style:display-name="Heading 2" style:family="paragraph" style:parent-style-name="Heading" style:next-style-name="Standard" style:default-outline-level="" style:class="text">
      <style:paragraph-properties fo:margin-top="0.2in" fo:margin-bottom="0.1in" loext:contextual-spacing="false" fo:line-height="100%" fo:text-align="start" style:justify-single-word="false" fo:keep-together="always" fo:orphans="2" fo:widows="2" fo:hyphenation-ladder-count="no-limit" fo:keep-with-next="always" style:writing-mode="lr-tb"/>
      <style:text-properties fo:color="#000000" style:font-name="Arial1" fo:font-family="Arial" style:font-family-generic="swiss" style:font-pitch="variable" fo:font-size="16pt" fo:language="en" fo:country="US" fo:font-weight="bold" style:font-name-asian="Trebuchet MS4" style:font-family-asian="'Trebuchet MS'" style:font-family-generic-asian="system" style:font-pitch-asian="variable" style:font-size-asian="16pt" style:language-asian="zh" style:country-asian="CN" style:font-weight-asian="bold" style:font-name-complex="Trebuchet MS4" style:font-family-complex="'Trebuchet MS'" style:font-family-generic-complex="system" style:font-pitch-complex="variable" style:font-size-complex="16pt" style:language-complex="hi" style:country-complex="IN" fo:hyphenate="false" fo:hyphenation-remain-char-count="2" fo:hyphenation-push-char-count="2"/>
    </style:style>
    <style:style style:name="Heading_20_3" style:display-name="Heading 3" style:family="paragraph" style:parent-style-name="Heading" style:next-style-name="Standard" style:default-outline-level="" style:class="text">
      <style:paragraph-properties fo:margin-top="0.111in" fo:margin-bottom="0in" loext:contextual-spacing="true" fo:line-height="100%" fo:text-align="start" style:justify-single-word="false" fo:keep-together="always" fo:orphans="2" fo:widows="2" fo:hyphenation-ladder-count="no-limit" fo:keep-with-next="always" style:writing-mode="lr-tb"/>
      <style:text-properties fo:color="#666666" style:font-name="Trebuchet MS" fo:font-family="'Trebuchet MS'" style:font-family-generic="swiss" style:font-pitch="variable" fo:font-size="12pt" fo:language="en" fo:country="US" fo:font-weight="bold" style:font-name-asian="Trebuchet MS4" style:font-family-asian="'Trebuchet MS'" style:font-family-generic-asian="system" style:font-pitch-asian="variable" style:font-size-asian="12pt" style:language-asian="zh" style:country-asian="CN" style:font-weight-asian="bold" style:font-name-complex="Trebuchet MS4" style:font-family-complex="'Trebuchet MS'" style:font-family-generic-complex="system" style:font-pitch-complex="variable" style:font-size-complex="12pt" style:language-complex="hi" style:country-complex="IN" fo:hyphenate="false" fo:hyphenation-remain-char-count="2" fo:hyphenation-push-char-count="2"/>
    </style:style>
    <style:style style:name="Heading_20_4" style:display-name="Heading 4" style:family="paragraph" style:parent-style-name="Heading" style:next-style-name="Standard" style:default-outline-level="" style:class="text">
      <style:paragraph-properties fo:margin-top="0.111in" fo:margin-bottom="0in" loext:contextual-spacing="true" fo:line-height="100%" fo:text-align="start" style:justify-single-word="false" fo:keep-together="always" fo:orphans="2" fo:widows="2" fo:hyphenation-ladder-count="no-limit" fo:keep-with-next="always" style:writing-mode="lr-tb"/>
      <style:text-properties fo:color="#666666" style:font-name="Trebuchet MS" fo:font-family="'Trebuchet MS'" style:font-family-generic="swiss" style:font-pitch="variable" fo:font-size="11pt" fo:language="en" fo:country="US" style:text-underline-style="solid" style:text-underline-width="auto" style:text-underline-color="font-color" style:font-name-asian="Trebuchet MS4" style:font-family-asian="'Trebuchet MS'" style:font-family-generic-asian="system" style:font-pitch-asian="variable" style:font-size-asian="11pt" style:language-asian="zh" style:country-asian="CN" style:font-name-complex="Trebuchet MS4" style:font-family-complex="'Trebuchet MS'" style:font-family-generic-complex="system" style:font-pitch-complex="variable" style:font-size-complex="11pt" style:language-complex="hi" style:country-complex="IN" fo:hyphenate="false" fo:hyphenation-remain-char-count="2" fo:hyphenation-push-char-count="2"/>
    </style:style>
    <style:style style:name="Heading_20_5" style:display-name="Heading 5" style:family="paragraph" style:parent-style-name="Heading" style:next-style-name="Standard" style:default-outline-level="" style:class="text">
      <style:paragraph-properties fo:margin-top="0.111in" fo:margin-bottom="0in" loext:contextual-spacing="true" fo:line-height="100%" fo:text-align="start" style:justify-single-word="false" fo:keep-together="always" fo:orphans="2" fo:widows="2" fo:hyphenation-ladder-count="no-limit" fo:keep-with-next="always" style:writing-mode="lr-tb"/>
      <style:text-properties fo:color="#666666" style:font-name="Trebuchet MS" fo:font-family="'Trebuchet MS'" style:font-family-generic="swiss" style:font-pitch="variable" fo:font-size="11pt" fo:language="en" fo:country="US" style:font-name-asian="Trebuchet MS4" style:font-family-asian="'Trebuchet MS'" style:font-family-generic-asian="system" style:font-pitch-asian="variable" style:font-size-asian="11pt" style:language-asian="zh" style:country-asian="CN" style:font-name-complex="Trebuchet MS4" style:font-family-complex="'Trebuchet MS'" style:font-family-generic-complex="system" style:font-pitch-complex="variable" style:font-size-complex="11pt" style:language-complex="hi" style:country-complex="IN" fo:hyphenate="false" fo:hyphenation-remain-char-count="2" fo:hyphenation-push-char-count="2"/>
    </style:style>
    <style:style style:name="Heading_20_6" style:display-name="Heading 6" style:family="paragraph" style:parent-style-name="Heading" style:next-style-name="Standard" style:default-outline-level="" style:class="text">
      <style:paragraph-properties fo:margin-top="0.111in" fo:margin-bottom="0in" loext:contextual-spacing="true" fo:line-height="100%" fo:text-align="start" style:justify-single-word="false" fo:keep-together="always" fo:orphans="2" fo:widows="2" fo:hyphenation-ladder-count="no-limit" fo:keep-with-next="always" style:writing-mode="lr-tb"/>
      <style:text-properties fo:color="#666666" style:font-name="Trebuchet MS" fo:font-family="'Trebuchet MS'" style:font-family-generic="swiss" style:font-pitch="variable" fo:font-size="11pt" fo:language="en" fo:country="US" fo:font-style="italic" style:font-name-asian="Trebuchet MS4" style:font-family-asian="'Trebuchet MS'" style:font-family-generic-asian="system" style:font-pitch-asian="variable" style:font-size-asian="11pt" style:language-asian="zh" style:country-asian="CN" style:font-style-asian="italic" style:font-name-complex="Trebuchet MS4" style:font-family-complex="'Trebuchet MS'" style:font-family-generic-complex="system" style:font-pitch-complex="variable" style:font-size-complex="11pt" style:language-complex="hi" style:country-complex="IN" fo:hyphenate="false" fo:hyphenation-remain-char-count="2" fo:hyphenation-push-char-count="2"/>
    </style:style>
    <style:style style:name="LO-normal" style:family="paragraph" style:default-outline-level="">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US"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fo:hyphenate="false" fo:hyphenation-remain-char-count="2" fo:hyphenation-push-char-count="2"/>
    </style:style>
    <style:style style:name="Title" style:family="paragraph" style:parent-style-name="LO-normal" style:next-style-name="Standard" style:default-outline-level="" style:class="chapter">
      <style:paragraph-properties fo:margin-top="0in" fo:margin-bottom="0in" loext:contextual-spacing="true" fo:line-height="100%" fo:keep-together="always" fo:keep-with-next="always"/>
      <style:text-properties style:font-name="Trebuchet MS1" fo:font-family="'Trebuchet MS'" style:font-family-generic="roman" style:font-pitch="variable" fo:font-size="21pt" style:font-name-asian="Trebuchet MS4" style:font-family-asian="'Trebuchet MS'" style:font-family-generic-asian="system" style:font-pitch-asian="variable" style:font-size-asian="21pt" style:font-name-complex="Trebuchet MS4" style:font-family-complex="'Trebuchet MS'" style:font-family-generic-complex="system" style:font-pitch-complex="variable" style:font-size-complex="21pt"/>
    </style:style>
    <style:style style:name="Subtitle" style:family="paragraph" style:parent-style-name="LO-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1" fo:font-family="'Trebuchet MS'" style:font-family-generic="roman" style:font-pitch="variable" fo:font-size="13pt" fo:font-style="italic" style:font-name-asian="Trebuchet MS4" style:font-family-asian="'Trebuchet MS'" style:font-family-generic-asian="system" style:font-pitch-asian="variable" style:font-size-asian="13pt" style:font-style-asian="italic" style:font-name-complex="Trebuchet MS4" style:font-family-complex="'Trebuchet MS'" style:font-family-generic-complex="system" style:font-pitch-complex="variable" style:font-size-complex="13pt"/>
    </style:style>
    <style:style style:name="Quotations" style:family="paragraph" style:parent-style-name="Standard" style:default-outline-level="" style:class="html"/>
    <style:style style:name="Footer" style:family="paragraph" style:parent-style-name="Standard" style:class="extra">
      <style:paragraph-properties style:writing-mode="lr-tb"/>
      <style:text-properties style:font-name="Trebuchet MS2" fo:font-family="'Trebuchet MS'" style:font-style-name="Regular" style:font-family-generic="swiss" style:font-pitch="variable" fo:font-size="10pt" style:font-name-asian="Arial Unicode MS" style:font-family-asian="'Arial Unicode MS'" style:font-style-name-asian="Regular" style:font-family-generic-asian="swiss" style:font-pitch-asian="variable" style:font-size-asian="10pt" style:language-asian="ja" style:country-asian="JP"/>
    </style:style>
    <style:style style:name="Header" style:family="paragraph" style:parent-style-name="Standard" style:auto-update="true" style:class="extra">
      <style:paragraph-properties fo:text-align="end" style:justify-single-word="false" style:writing-mode="lr-tb"/>
      <style:text-properties style:font-name="Trebuchet MS2" fo:font-family="'Trebuchet MS'" style:font-style-name="Regular" style:font-family-generic="swiss" style:font-pitch="variable" fo:font-size="10.5pt" officeooo:rsid="0039946a" style:font-name-asian="Arial Rounded MT Bold" style:font-family-asian="'Arial Rounded MT Bold'" style:font-style-name-asian="Regular" style:font-family-generic-asian="swiss" style:font-pitch-asian="variable" style:font-size-asian="10pt" style:language-asian="zh" style:country-asian="TW"/>
    </style:style>
    <style:style style:name="Contents_20_Heading" style:display-name="Contents Heading" style:family="paragraph" style:parent-style-name="Heading"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076465" officeooo:paragraph-rsid="00076465"/>
    </style:style>
    <style:style style:name="MT1" style:family="text">
      <style:text-properties officeooo:rsid="005a384a"/>
    </style:style>
    <style:style style:name="MT2" style:family="text">
      <style:text-properties officeooo:rsid="0035cd0a"/>
    </style:style>
    <style:style style:name="MT3" style:family="text">
      <style:text-properties officeooo:rsid="007e64c1"/>
    </style:style>
    <style:page-layout style:name="Mpm1">
      <style:page-layout-properties fo:page-width="8.5in" fo:page-height="11in" style:num-format="1" style:print-orientation="portrait" fo:margin-top="0.8in" fo:margin-bottom="0.8in" fo:margin-left="1in" fo:margin-right="1in" style:shadow="none" fo:background-color="#ffffff"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402in" style:distance-after-sep="0.0402in" style:line-style="solid" style:adjustment="left" style:rel-width="0%"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ATH103 eBook <text:span text:style-name="MT1">Test 1 Homework Exercises</text:span></text:p>
      </style:header>
      <style:footer>
        <text:p text:style-name="MP1"><text:span text:style-name="MT2"><text:tab/><text:tab/><text:tab/><text:tab/><text:tab/><text:tab/><text:tab/><text:tab/><text:tab/><text:tab/><text:tab/>Page </text:span><text:page-number text:select-page="current">8</text:page-number><text:s/><text:span text:style-name="MT2">of </text:span><text:span text:style-name="MT2"><text:page-count>8</text:page-count></text:span><text:span text:style-name="MT2"><text:s/><text:tab/><text:tab/><text:tab/></text:span>Copyright © 201<text:span text:style-name="MT3">8</text:span> <text:s/>R.M. Lauri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8-10-25T11:32:30.638622000</dc:date>
    <meta:editing-cycles>72</meta:editing-cycles>
    <meta:editing-duration>PT8H3M17S</meta:editing-duration>
    <meta:generator>LibreOffice/6.0.5.2$MacOSX_X86_64 LibreOffice_project/54c8cbb85f300ac59db32fe8a675ff7683cd5a16</meta:generator>
    <meta:print-date>2017-10-13T18:31:25.475000000</meta:print-date>
    <meta:printed-by>Robert Laurie</meta:printed-by>
    <meta:document-statistic meta:table-count="0" meta:image-count="0" meta:object-count="118" meta:page-count="8" meta:paragraph-count="140" meta:word-count="875" meta:character-count="4660" meta:non-whitespace-character-count="3529"/>
  </office:meta>
</office:document-meta>
</file>

<file path=Object 1/content.xml><?xml version="1.0" encoding="utf-8"?>
<math xmlns="http://www.w3.org/1998/Math/MathML" display="block">
  <semantics>
    <mrow>
      <mn>3</mn>
      <mrow>
        <mfrac>
          <mn>1</mn>
          <mn>2</mn>
        </mfrac>
        <mo stretchy="false">=</mo>
        <mfrac>
          <mrow>
            <mn>3</mn>
            <mi>⋅</mi>
            <mrow>
              <mn>2</mn>
              <mo stretchy="false">+</mo>
              <mn>1</mn>
            </mrow>
          </mrow>
          <mn>2</mn>
        </mfrac>
        <mo stretchy="false">=</mo>
        <mfrac>
          <mrow>
            <mn>6</mn>
            <mo stretchy="false">+</mo>
            <mn>1</mn>
          </mrow>
          <mn>2</mn>
        </mfrac>
        <mo stretchy="false">=</mo>
        <mfrac>
          <mn>7</mn>
          <mn>2</mn>
        </mfrac>
      </mrow>
    </mrow>
    <annotation encoding="StarMath 5.0">3 {1} over {2} = {3 ⋅ 2 + 1} over {2} = {6 + 1} over {2} = {7} over {2}</annotation>
  </semantics>
</math>
</file>

<file path=Object 10/content.xml><?xml version="1.0" encoding="utf-8"?>
<math xmlns="http://www.w3.org/1998/Math/MathML" display="block">
  <semantics>
    <mrow>
      <mrow>
        <mn>120</mn>
        <mo stretchy="false">/</mo>
        <mn>2</mn>
      </mrow>
      <mi>→</mi>
      <mrow>
        <mn>60</mn>
        <mo stretchy="false">/</mo>
        <mn>2</mn>
      </mrow>
      <mi>→</mi>
      <mrow>
        <mn>30</mn>
        <mo stretchy="false">/</mo>
        <mn>2</mn>
      </mrow>
      <mi>→</mi>
      <mrow>
        <mn>15</mn>
        <mo stretchy="false">/</mo>
        <mn>3</mn>
      </mrow>
      <mi>→</mi>
      <mn>5</mn>
      <mi>⇒</mi>
      <mn>2</mn>
      <mi>⋅</mi>
      <mn>2</mn>
      <mi>⋅</mi>
      <mn>2</mn>
      <mi>⋅</mi>
      <mn>3</mn>
      <mi>⋅</mi>
      <mrow>
        <mn>5</mn>
        <mo stretchy="false">=</mo>
        <msup>
          <mn>2</mn>
          <mn>3</mn>
        </msup>
      </mrow>
      <mi>⋅</mi>
      <mn>3</mn>
      <mi>⋅</mi>
      <mn>5</mn>
    </mrow>
    <annotation encoding="StarMath 5.0">{120} / {2} → {60} / {2} → {30} / {2} → {15} / {3} → 5 ⇒ 2 ⋅ 2 ⋅ 2 ⋅ 3 ⋅ 5 = {2} ^ {3} ⋅ 3 ⋅ 5</annotation>
  </semantics>
</math>
</file>

<file path=Object 100/content.xml><?xml version="1.0" encoding="utf-8"?>
<math xmlns="http://www.w3.org/1998/Math/MathML" display="block">
  <semantics>
    <mrow>
      <mrow>
        <mrow>
          <mfrac>
            <mn>11</mn>
            <mn>27</mn>
          </mfrac>
          <mo stretchy="false">÷</mo>
          <mfrac>
            <mn>5</mn>
            <mn>18</mn>
          </mfrac>
        </mrow>
        <mo stretchy="false">=</mo>
        <mrow>
          <mfrac>
            <mn>11</mn>
            <mn>27</mn>
          </mfrac>
          <mo stretchy="false">⋅</mo>
          <mfrac>
            <mn>18</mn>
            <mn>5</mn>
          </mfrac>
        </mrow>
        <mo stretchy="false">=</mo>
        <mrow>
          <mfrac>
            <mn>11</mn>
            <mn>9</mn>
          </mfrac>
          <mo stretchy="false">⋅</mo>
          <mfrac>
            <mn>6</mn>
            <mn>5</mn>
          </mfrac>
        </mrow>
        <mo stretchy="false">=</mo>
        <mrow>
          <mfrac>
            <mn>11</mn>
            <mn>3</mn>
          </mfrac>
          <mo stretchy="false">⋅</mo>
          <mfrac>
            <mn>2</mn>
            <mn>5</mn>
          </mfrac>
        </mrow>
        <mo stretchy="false">=</mo>
        <mfrac>
          <mn>22</mn>
          <mn>15</mn>
        </mfrac>
        <mo stretchy="false">=</mo>
        <mn>1</mn>
      </mrow>
      <mfrac>
        <mn>7</mn>
        <mn>15</mn>
      </mfrac>
    </mrow>
    <annotation encoding="StarMath 5.0">{11} over {27} div {{5} over {18} } = {11} over {27} cdot {{18} over {5} } = {11} over {9} cdot {{6} over {5} } = {11} over {3} cdot {{2} over {5} } = {22} over {15} = 1 {7} over {15} </annotation>
  </semantics>
</math>
</file>

<file path=Object 101/content.xml><?xml version="1.0" encoding="utf-8"?>
<math xmlns="http://www.w3.org/1998/Math/MathML" display="block">
  <semantics>
    <mrow>
      <mn>3</mn>
      <mrow>
        <mrow>
          <msqrt>
            <mn>5</mn>
          </msqrt>
          <mo stretchy="false">⋅</mo>
          <mrow>
            <mo fence="true" stretchy="false">(</mo>
            <mrow>
              <mrow>
                <mn>2</mn>
                <mrow>
                  <msqrt>
                    <mn>5</mn>
                  </msqrt>
                  <mo stretchy="false">−</mo>
                  <mn>3</mn>
                </mrow>
                <msqrt>
                  <mn>15</mn>
                </msqrt>
              </mrow>
            </mrow>
            <mo fence="true" stretchy="false">)</mo>
          </mrow>
        </mrow>
        <mo stretchy="false">=</mo>
        <mn>3</mn>
      </mrow>
      <mrow>
        <msqrt>
          <mn>5</mn>
        </msqrt>
        <mo stretchy="false">⋅</mo>
        <mn>2</mn>
      </mrow>
      <mrow>
        <msqrt>
          <mn>5</mn>
        </msqrt>
        <mo stretchy="false">−</mo>
        <mn>3</mn>
      </mrow>
      <mrow>
        <msqrt>
          <mn>5</mn>
        </msqrt>
        <mo stretchy="false">⋅</mo>
        <mn>3</mn>
      </mrow>
      <mrow>
        <msqrt>
          <mrow>
            <mn>3</mn>
            <mo stretchy="false">⋅</mo>
            <mn>5</mn>
          </mrow>
        </msqrt>
        <mo stretchy="false">=</mo>
        <mrow>
          <mrow>
            <mn>6</mn>
            <mo stretchy="false">⋅</mo>
            <mn>5</mn>
          </mrow>
          <mo stretchy="false">−</mo>
          <mrow>
            <mn>9</mn>
            <mo stretchy="false">⋅</mo>
            <mn>5</mn>
          </mrow>
        </mrow>
      </mrow>
      <mrow>
        <msqrt>
          <mn>3</mn>
        </msqrt>
        <mo stretchy="false">=</mo>
        <mrow>
          <mn>30</mn>
          <mo stretchy="false">−</mo>
          <mn>45</mn>
        </mrow>
      </mrow>
      <msqrt>
        <mn>3</mn>
      </msqrt>
    </mrow>
    <annotation encoding="StarMath 5.0">3 sqrt{5 }  cdot ( 2 sqrt{5} - 3 sqrt{15} ) = 3 sqrt{5 }  cdot 2 sqrt{5} - 3 sqrt{5 }  cdot 3 sqrt{3 cdot 5}  =  6 cdot 5 - 9 cdot 5 sqrt{ 3} = 30 - 45 sqrt 3</annotation>
  </semantics>
</math>
</file>

<file path=Object 102/content.xml><?xml version="1.0" encoding="utf-8"?>
<math xmlns="http://www.w3.org/1998/Math/MathML" display="block">
  <semantics>
    <mrow>
      <mrow>
        <mo stretchy="false">−</mo>
        <mn>4</mn>
      </mrow>
      <mrow>
        <mfrac>
          <mn>4</mn>
          <mn>7</mn>
        </mfrac>
        <mo stretchy="false">−</mo>
        <mn>2</mn>
      </mrow>
      <mrow>
        <mfrac>
          <mn>3</mn>
          <mn>14</mn>
        </mfrac>
        <mo stretchy="false">=</mo>
        <mrow>
          <mrow>
            <mo stretchy="false">−</mo>
            <mfrac>
              <mrow>
                <mrow>
                  <mn>4</mn>
                  <mo stretchy="false">⋅</mo>
                  <mn>7</mn>
                </mrow>
                <mo stretchy="false">+</mo>
                <mn>4</mn>
              </mrow>
              <mn>7</mn>
            </mfrac>
          </mrow>
          <mo stretchy="false">−</mo>
          <mfrac>
            <mrow>
              <mrow>
                <mn>2</mn>
                <mo stretchy="false">⋅</mo>
                <mn>14</mn>
              </mrow>
              <mo stretchy="false">+</mo>
              <mn>3</mn>
            </mrow>
            <mn>14</mn>
          </mfrac>
        </mrow>
        <mo stretchy="false">=</mo>
        <mrow>
          <mrow>
            <mo stretchy="false">−</mo>
            <mfrac>
              <mn>32</mn>
              <mn>7</mn>
            </mfrac>
          </mrow>
          <mo stretchy="false">−</mo>
          <mfrac>
            <mn>31</mn>
            <mn>14</mn>
          </mfrac>
        </mrow>
      </mrow>
      <mo stretchy="false">→</mo>
      <mtext>LCD=14</mtext>
      <mo stretchy="false">→</mo>
      <mrow>
        <mrow>
          <mrow>
            <mfrac>
              <mn>2</mn>
              <mn>2</mn>
            </mfrac>
            <mo stretchy="false">⋅</mo>
            <mrow>
              <mo fence="true" stretchy="true">(</mo>
              <mrow>
                <mrow>
                  <mo stretchy="false">−</mo>
                  <mfrac>
                    <mn>32</mn>
                    <mn>7</mn>
                  </mfrac>
                </mrow>
              </mrow>
              <mo fence="true" stretchy="true">)</mo>
            </mrow>
          </mrow>
          <mo stretchy="false">−</mo>
          <mfrac>
            <mn>31</mn>
            <mn>14</mn>
          </mfrac>
        </mrow>
        <mo stretchy="false">=</mo>
        <mfrac>
          <mrow>
            <mrow>
              <mo stretchy="false">−</mo>
              <mn>64</mn>
            </mrow>
            <mo stretchy="false">−</mo>
            <mn>31</mn>
          </mrow>
          <mn>14</mn>
        </mfrac>
      </mrow>
    </mrow>
    <annotation encoding="StarMath 5.0">-4 {4} over {7} - 2 {3} over {14} = -{{4 cdot 7 + 4} over {7}} - {2 cdot 14 +3} over {14} 
= -{32 over 7} - 31 over 14
 rightarrow "LCD=14" rightarrow {2 over 2} cdot  left (-{32 over 7} right )- {31 over 14}  = {-64 - 31} over {14} 
 </annotation>
  </semantics>
</math>
</file>

<file path=Object 103/content.xml><?xml version="1.0" encoding="utf-8"?>
<math xmlns="http://www.w3.org/1998/Math/MathML" display="block">
  <semantics>
    <mrow>
      <mn>7</mn>
      <mrow>
        <mrow>
          <msqrt>
            <mn>2</mn>
          </msqrt>
          <mo stretchy="false">⋅</mo>
          <mrow>
            <mo fence="true" stretchy="false">(</mo>
            <mrow>
              <mrow>
                <mn>5</mn>
                <mrow>
                  <msqrt>
                    <mn>6</mn>
                  </msqrt>
                  <mo stretchy="false">−</mo>
                  <mn>4</mn>
                </mrow>
                <msqrt>
                  <mn>2</mn>
                </msqrt>
              </mrow>
            </mrow>
            <mo fence="true" stretchy="false">)</mo>
          </mrow>
        </mrow>
        <mo stretchy="false">=</mo>
        <mn>7</mn>
      </mrow>
      <mrow>
        <msqrt>
          <mn>2</mn>
        </msqrt>
        <mo stretchy="false">⋅</mo>
        <mn>5</mn>
      </mrow>
      <mrow>
        <msqrt>
          <mrow>
            <mn>2</mn>
            <mo stretchy="false">⋅</mo>
            <mn>3</mn>
          </mrow>
        </msqrt>
        <mo stretchy="false">−</mo>
        <mn>4</mn>
      </mrow>
      <mrow>
        <msqrt>
          <mn>2</mn>
        </msqrt>
        <mo stretchy="false">⋅</mo>
        <mn>7</mn>
      </mrow>
      <mrow>
        <msqrt>
          <mn>2</mn>
        </msqrt>
        <mo stretchy="false">=</mo>
        <mrow>
          <mn>35</mn>
          <mo stretchy="false">⋅</mo>
          <mn>2</mn>
        </mrow>
      </mrow>
      <mrow>
        <mrow>
          <msqrt>
            <mn>3</mn>
          </msqrt>
          <mo stretchy="false">−</mo>
          <mrow>
            <mn>4</mn>
            <mo stretchy="false">⋅</mo>
            <mn>2</mn>
            <mo stretchy="false">⋅</mo>
            <mn>7</mn>
          </mrow>
        </mrow>
        <mo stretchy="false">=</mo>
        <mn>70</mn>
      </mrow>
      <mrow>
        <msqrt>
          <mn>3</mn>
        </msqrt>
        <mo stretchy="false">−</mo>
        <mn>56</mn>
      </mrow>
    </mrow>
    <annotation encoding="StarMath 5.0">7 sqrt{2}  cdot ( 5 sqrt{6} - 4 sqrt{2} )  = 7 sqrt{2}  cdot 5 sqrt{2 cdot 3} - 4 sqrt{2} cdot 7 sqrt{2}  = 35 cdot 2 sqrt{3} - 4 cdot 2 cdot 7 =70 sqrt{3} - 56 </annotation>
  </semantics>
</math>
</file>

<file path=Object 104/content.xml><?xml version="1.0" encoding="utf-8"?>
<math xmlns="http://www.w3.org/1998/Math/MathML" display="block">
  <semantics>
    <mrow>
      <mrow>
        <mfrac>
          <mrow>
            <mo stretchy="false">−</mo>
            <mn>95</mn>
          </mrow>
          <mn>14</mn>
        </mfrac>
        <mo stretchy="false">=</mo>
        <mrow>
          <mo stretchy="false">−</mo>
          <mn>6</mn>
        </mrow>
      </mrow>
      <mfrac>
        <mn>11</mn>
        <mn>14</mn>
      </mfrac>
    </mrow>
    <annotation encoding="StarMath 5.0"> -95 over 14 = -6 11 over 14</annotation>
  </semantics>
</math>
</file>

<file path=Object 105/content.xml><?xml version="1.0" encoding="utf-8"?>
<math xmlns="http://www.w3.org/1998/Math/MathML" display="block">
  <semantics>
    <mrow>
      <mn>9</mn>
      <mrow>
        <msqrt>
          <mn>16</mn>
        </msqrt>
        <mo stretchy="false">=</mo>
        <mrow>
          <mn>9</mn>
          <mo stretchy="false">⋅</mo>
          <mn>4</mn>
        </mrow>
        <mo stretchy="false">=</mo>
        <mn>36</mn>
      </mrow>
    </mrow>
    <annotation encoding="StarMath 5.0">9 sqrt{16} = 9 cdot 4 = 36</annotation>
  </semantics>
</math>
</file>

<file path=Object 106/content.xml><?xml version="1.0" encoding="utf-8"?>
<math xmlns="http://www.w3.org/1998/Math/MathML" display="block">
  <semantics>
    <mrow>
      <mn>12</mn>
      <mfrac>
        <mn>2</mn>
        <mn>3</mn>
      </mfrac>
    </mrow>
    <annotation encoding="StarMath 5.0">12 {2} over {3} </annotation>
  </semantics>
</math>
</file>

<file path=Object 107/content.xml><?xml version="1.0" encoding="utf-8"?>
<math xmlns="http://www.w3.org/1998/Math/MathML" display="block">
  <semantics>
    <mrow>
      <msqrt>
        <mn>157</mn>
      </msqrt>
      <mo stretchy="false">=</mo>
      <mn>12.53</mn>
    </mrow>
    <annotation encoding="StarMath 5.0">sqrt{157} = 12.53</annotation>
  </semantics>
</math>
</file>

<file path=Object 108/content.xml><?xml version="1.0" encoding="utf-8"?>
<math xmlns="http://www.w3.org/1998/Math/MathML" display="block">
  <semantics>
    <mfrac>
      <mn>3</mn>
      <mn>5</mn>
    </mfrac>
    <annotation encoding="StarMath 5.0">{3} over {5} </annotation>
  </semantics>
</math>
</file>

<file path=Object 109/content.xml><?xml version="1.0" encoding="utf-8"?>
<math xmlns="http://www.w3.org/1998/Math/MathML" display="block">
  <semantics>
    <mrow>
      <mrow>
        <msqrt>
          <mn>32</mn>
        </msqrt>
        <mo stretchy="false">=</mo>
        <msqrt>
          <mrow>
            <mn>16</mn>
            <mo stretchy="false">⋅</mo>
            <mn>2</mn>
          </mrow>
        </msqrt>
        <mo stretchy="false">=</mo>
        <mn>4</mn>
      </mrow>
      <msqrt>
        <mn>2</mn>
      </msqrt>
      <mtext> or use paired prime factors </mtext>
      <mrow>
        <msqrt>
          <mrow>
            <mstyle color="blue">
              <mrow>
                <mn>2</mn>
                <mo stretchy="false">⋅</mo>
                <mn>2</mn>
              </mrow>
            </mstyle>
            <mo stretchy="false">⋅</mo>
            <mstyle color="green">
              <mrow>
                <mn>2</mn>
                <mo stretchy="false">⋅</mo>
                <mn>2</mn>
              </mrow>
            </mstyle>
            <mo stretchy="false">⋅</mo>
            <mn>2</mn>
          </mrow>
        </msqrt>
        <mo stretchy="false">=</mo>
        <mn>4</mn>
      </mrow>
      <msqrt>
        <mn>2</mn>
      </msqrt>
    </mrow>
    <annotation encoding="StarMath 5.0">sqrt{32} = sqrt{16 cdot 2} = 4 sqrt{2} " or use paired prime factors " sqrt { color blue{2 cdot 2} cdot color green {2 cdot 2 } cdot 2 } = 4 sqrt{2}</annotation>
  </semantics>
</math>
</file>

<file path=Object 11/content.xml><?xml version="1.0" encoding="utf-8"?>
<math xmlns="http://www.w3.org/1998/Math/MathML" display="block">
  <semantics>
    <mrow>
      <mrow>
        <mrow>
          <mo stretchy="false">−</mo>
          <mfrac>
            <mn>57</mn>
            <mn>12</mn>
          </mfrac>
        </mrow>
        <mo stretchy="false">=</mo>
        <mrow>
          <mrow>
            <mo stretchy="false">−</mo>
            <mn>57</mn>
          </mrow>
          <mo stretchy="false">÷</mo>
          <mn>12</mn>
        </mrow>
        <mo stretchy="false">=</mo>
        <mrow>
          <mo stretchy="false">−</mo>
          <mn>4</mn>
        </mrow>
      </mrow>
      <mi>R</mi>
      <mrow>
        <mn>9</mn>
        <mo stretchy="false">=</mo>
        <mrow>
          <mo stretchy="false">−</mo>
          <mn>4</mn>
        </mrow>
      </mrow>
      <mrow>
        <mfrac>
          <mn>9</mn>
          <mn>12</mn>
        </mfrac>
        <mo stretchy="false">=</mo>
        <mrow>
          <mo stretchy="false">−</mo>
          <mn>4</mn>
        </mrow>
      </mrow>
      <mfrac>
        <mn>3</mn>
        <mn>4</mn>
      </mfrac>
    </mrow>
    <annotation encoding="StarMath 5.0">-{ {57} over {12}} = -57 div 12 = -4R9 = -4 9 over 12 = -4 3 over 4
</annotation>
  </semantics>
</math>
</file>

<file path=Object 110/content.xml><?xml version="1.0" encoding="utf-8"?>
<math xmlns="http://www.w3.org/1998/Math/MathML" display="block">
  <semantics>
    <mrow>
      <mn>12</mn>
      <mrow>
        <mfrac>
          <mn>2</mn>
          <mn>3</mn>
        </mfrac>
        <mo stretchy="false">⋅</mo>
        <mfrac>
          <mn>3</mn>
          <mn>5</mn>
        </mfrac>
      </mrow>
    </mrow>
    <annotation encoding="StarMath 5.0">12 {2} over {3} cdot {{3} over {5} }</annotation>
  </semantics>
</math>
</file>

<file path=Object 111/content.xml><?xml version="1.0" encoding="utf-8"?>
<math xmlns="http://www.w3.org/1998/Math/MathML" display="block">
  <semantics>
    <mrow>
      <mn>4</mn>
      <mrow>
        <msqrt>
          <mn>3</mn>
        </msqrt>
        <mo stretchy="false">+</mo>
        <mn>7</mn>
      </mrow>
      <mrow>
        <msqrt>
          <mn>3</mn>
        </msqrt>
        <mo stretchy="false">−</mo>
        <mn>2</mn>
      </mrow>
      <mrow>
        <msqrt>
          <mn>3</mn>
        </msqrt>
        <mo stretchy="false">=</mo>
        <mrow>
          <mo fence="true" stretchy="false">(</mo>
          <mrow>
            <mrow>
              <mn>4</mn>
              <mo stretchy="false">+</mo>
              <mn>7</mn>
              <mo stretchy="false">−</mo>
              <mn>2</mn>
            </mrow>
          </mrow>
          <mo fence="true" stretchy="false">)</mo>
        </mrow>
      </mrow>
      <mrow>
        <msqrt>
          <mn>3</mn>
        </msqrt>
        <mo stretchy="false">=</mo>
        <mn>9</mn>
      </mrow>
      <msqrt>
        <mn>3</mn>
      </msqrt>
    </mrow>
    <annotation encoding="StarMath 5.0">4 sqrt{3 } + 7 sqrt{3} - 2 sqrt{3} = (4 + 7 - 2)  sqrt{3 } = 9 sqrt{3} </annotation>
  </semantics>
</math>
</file>

<file path=Object 112/content.xml><?xml version="1.0" encoding="utf-8"?>
<math xmlns="http://www.w3.org/1998/Math/MathML" display="block">
  <semantics>
    <mrow>
      <mrow>
        <mtext>Gallons</mtext>
        <mo stretchy="false">=</mo>
        <mn>12</mn>
      </mrow>
      <mrow>
        <mrow>
          <mfrac>
            <mn>2</mn>
            <mn>3</mn>
          </mfrac>
          <mo stretchy="false">⋅</mo>
          <mfrac>
            <mn>3</mn>
            <mn>5</mn>
          </mfrac>
        </mrow>
        <mo stretchy="false">=</mo>
        <mrow>
          <mfrac>
            <mrow>
              <mrow>
                <mn>12</mn>
                <mo stretchy="false">⋅</mo>
                <mn>3</mn>
              </mrow>
              <mo stretchy="false">+</mo>
              <mn>2</mn>
            </mrow>
            <mn>3</mn>
          </mfrac>
          <mo stretchy="false">⋅</mo>
          <mfrac>
            <mn>3</mn>
            <mn>5</mn>
          </mfrac>
        </mrow>
        <mo stretchy="false">=</mo>
        <mrow>
          <mfrac>
            <mn>38</mn>
            <mn>3</mn>
          </mfrac>
          <mo stretchy="false">⋅</mo>
          <mfrac>
            <mn>3</mn>
            <mn>5</mn>
          </mfrac>
        </mrow>
        <mo stretchy="false">=</mo>
        <mfrac>
          <mn>38</mn>
          <mn>5</mn>
        </mfrac>
        <mo stretchy="false">=</mo>
        <mn>7</mn>
      </mrow>
      <mfrac>
        <mn>3</mn>
        <mn>5</mn>
      </mfrac>
      <mtext>gallons of gas</mtext>
    </mrow>
    <annotation encoding="StarMath 5.0">"Gallons" = 12 {2} over {3} cdot {{3} over {5} } = {12 cdot 3 + 2} over {3} cdot {3 over 5} = {38} over {3} cdot {{3} over {5} } = {38} over {5} = 7 {3} over {5 } "gallons of gas"</annotation>
  </semantics>
</math>
</file>

<file path=Object 113/content.xml><?xml version="1.0" encoding="utf-8"?>
<math xmlns="http://www.w3.org/1998/Math/MathML" display="block">
  <semantics>
    <mrow>
      <mn>3</mn>
      <mrow>
        <msqrt>
          <mn>5</mn>
        </msqrt>
        <mo stretchy="false">+</mo>
        <mn>6</mn>
      </mrow>
      <mrow>
        <msqrt>
          <mn>5</mn>
        </msqrt>
        <mo stretchy="false">−</mo>
        <mn>7</mn>
      </mrow>
      <mrow>
        <msqrt>
          <mn>10</mn>
        </msqrt>
        <mo stretchy="false">=</mo>
        <mrow>
          <mo fence="true" stretchy="false">(</mo>
          <mrow>
            <mrow>
              <mn>3</mn>
              <mo stretchy="false">+</mo>
              <mn>6</mn>
            </mrow>
          </mrow>
          <mo fence="true" stretchy="false">)</mo>
        </mrow>
      </mrow>
      <mrow>
        <msqrt>
          <mn>5</mn>
        </msqrt>
        <mo stretchy="false">−</mo>
        <mn>7</mn>
      </mrow>
      <mrow>
        <msqrt>
          <mn>10</mn>
        </msqrt>
        <mo stretchy="false">=</mo>
        <mn>9</mn>
      </mrow>
      <mrow>
        <msqrt>
          <mn>5</mn>
        </msqrt>
        <mo stretchy="false">−</mo>
        <mn>7</mn>
      </mrow>
      <msqrt>
        <mn>10</mn>
      </msqrt>
    </mrow>
    <annotation encoding="StarMath 5.0">3 sqrt{5 } + 6 sqrt{5} - 7 sqrt{10} = (3+6)  sqrt{5 } - 7 sqrt{10} = 9 sqrt{5} - 7 sqrt{10}</annotation>
  </semantics>
</math>
</file>

<file path=Object 114/content.xml><?xml version="1.0" encoding="utf-8"?>
<math xmlns="http://www.w3.org/1998/Math/MathML" display="block">
  <semantics>
    <mrow>
      <mn>12</mn>
      <mrow>
        <msqrt>
          <mn>12</mn>
        </msqrt>
        <mo stretchy="false">+</mo>
        <mn>3</mn>
      </mrow>
      <mrow>
        <msqrt>
          <mn>27</mn>
        </msqrt>
        <mo stretchy="false">−</mo>
        <mn>4</mn>
      </mrow>
      <mrow>
        <msqrt>
          <mn>75</mn>
        </msqrt>
        <mo stretchy="false">=</mo>
        <mn>12</mn>
      </mrow>
      <mrow>
        <msqrt>
          <mrow>
            <mn>3</mn>
            <mo stretchy="false">⋅</mo>
            <mn>4</mn>
          </mrow>
        </msqrt>
        <mo stretchy="false">+</mo>
        <mn>3</mn>
      </mrow>
      <mrow>
        <msqrt>
          <mrow>
            <mn>3</mn>
            <mo stretchy="false">⋅</mo>
            <mn>9</mn>
          </mrow>
        </msqrt>
        <mo stretchy="false">−</mo>
        <mn>4</mn>
      </mrow>
      <mrow>
        <msqrt>
          <mrow>
            <mn>3</mn>
            <mo stretchy="false">⋅</mo>
            <mn>25</mn>
          </mrow>
        </msqrt>
        <mo stretchy="false">=</mo>
        <mn>24</mn>
      </mrow>
      <mrow>
        <msqrt>
          <mn>3</mn>
        </msqrt>
        <mo stretchy="false">+</mo>
        <mn>9</mn>
      </mrow>
      <mrow>
        <msqrt>
          <mn>3</mn>
        </msqrt>
        <mo stretchy="false">−</mo>
        <mn>20</mn>
      </mrow>
      <mrow>
        <msqrt>
          <mn>3</mn>
        </msqrt>
        <mo stretchy="false">=</mo>
        <mn>13</mn>
      </mrow>
      <msqrt>
        <mn>3</mn>
      </msqrt>
    </mrow>
    <annotation encoding="StarMath 5.0">12 sqrt{12} + 3 sqrt{27} - 4 sqrt{75} = 12 sqrt{3 cdot 4} + 3 sqrt{3 cdot 9} - 4 sqrt {3 cdot 25} = 24 sqrt 3 + 9 sqrt 3 - 20 sqrt 3 = 13 sqrt 3 </annotation>
  </semantics>
</math>
</file>

<file path=Object 115/content.xml><?xml version="1.0" encoding="utf-8"?>
<math xmlns="http://www.w3.org/1998/Math/MathML" display="block">
  <semantics>
    <mrow>
      <mn>7</mn>
      <mrow>
        <msqrt>
          <mrow>
            <mn>2</mn>
            <mo stretchy="false">⋅</mo>
            <mn>16</mn>
          </mrow>
        </msqrt>
        <mo stretchy="false">+</mo>
        <mn>8</mn>
      </mrow>
      <mrow>
        <msqrt>
          <mrow>
            <mn>2</mn>
            <mo stretchy="false">⋅</mo>
            <mn>25</mn>
          </mrow>
        </msqrt>
        <mo stretchy="false">−</mo>
        <mn>10</mn>
      </mrow>
      <mrow>
        <msqrt>
          <mrow>
            <mn>2</mn>
            <mo stretchy="false">⋅</mo>
            <mn>36</mn>
          </mrow>
        </msqrt>
        <mo stretchy="false">=</mo>
        <mrow>
          <mn>7</mn>
          <mo stretchy="false">⋅</mo>
          <mn>4</mn>
        </mrow>
      </mrow>
      <mrow>
        <msqrt>
          <mn>2</mn>
        </msqrt>
        <mo stretchy="false">+</mo>
        <mrow>
          <mn>8</mn>
          <mo stretchy="false">⋅</mo>
          <mn>5</mn>
        </mrow>
      </mrow>
      <mrow>
        <msqrt>
          <mn>2</mn>
        </msqrt>
        <mo stretchy="false">−</mo>
        <mrow>
          <mn>10</mn>
          <mo stretchy="false">⋅</mo>
          <mn>6</mn>
        </mrow>
      </mrow>
      <mrow>
        <msqrt>
          <mn>2</mn>
        </msqrt>
        <mo stretchy="false">=</mo>
        <mn>28</mn>
      </mrow>
      <mrow>
        <msqrt>
          <mn>2</mn>
        </msqrt>
        <mo stretchy="false">+</mo>
        <mn>40</mn>
      </mrow>
      <mrow>
        <msqrt>
          <mn>2</mn>
        </msqrt>
        <mo stretchy="false">−</mo>
        <mn>60</mn>
      </mrow>
      <mrow>
        <msqrt>
          <mn>2</mn>
        </msqrt>
        <mo stretchy="false">=</mo>
        <mn>8</mn>
      </mrow>
      <msqrt>
        <mn>2</mn>
      </msqrt>
    </mrow>
    <annotation encoding="StarMath 5.0"> 7 sqrt{2 cdot 16}+8 sqrt{2 cdot 25} - 10 sqrt{2 cdot 36} =  7 cdot 4 sqrt{2}+ 8 cdot5 sqrt{2} - 10 cdot 6 sqrt{2} =  28 sqrt{2}+ 40 sqrt{2} - 60 sqrt{2} = 8 sqrt{2} </annotation>
  </semantics>
</math>
</file>

<file path=Object 116/content.xml><?xml version="1.0" encoding="utf-8"?>
<math xmlns="http://www.w3.org/1998/Math/MathML" display="block">
  <semantics>
    <mrow>
      <mrow>
        <mi>v</mi>
        <mo stretchy="false">=</mo>
        <mrow>
          <mn>100</mn>
          <mo stretchy="false">+</mo>
          <mn>9.8</mn>
        </mrow>
      </mrow>
      <mrow>
        <msqrt>
          <mn>5000</mn>
        </msqrt>
        <mo stretchy="false">=</mo>
        <mn>793</mn>
      </mrow>
      <mtext>km/hour</mtext>
    </mrow>
    <annotation encoding="StarMath 5.0">v = 100 + 9.8 sqrt{5000} = 793 "km/hour"</annotation>
  </semantics>
</math>
</file>

<file path=Object 117/content.xml><?xml version="1.0" encoding="utf-8"?>
<math xmlns="http://www.w3.org/1998/Math/MathML" display="block">
  <semantics>
    <mrow>
      <mrow>
        <mi>v</mi>
        <mo stretchy="false">=</mo>
        <mrow>
          <mn>100</mn>
          <mo stretchy="false">+</mo>
          <mn>9.8</mn>
        </mrow>
      </mrow>
      <mrow>
        <msqrt>
          <mn>600</mn>
        </msqrt>
        <mo stretchy="false">=</mo>
        <mn>340</mn>
      </mrow>
      <mtext>km/hour</mtext>
    </mrow>
    <annotation encoding="StarMath 5.0">v = 100 + 9.8 sqrt{600} = 340 "km/hour"</annotation>
  </semantics>
</math>
</file>

<file path=Object 118/content.xml><?xml version="1.0" encoding="utf-8"?>
<math xmlns="http://www.w3.org/1998/Math/MathML" display="block">
  <semantics>
    <mrow>
      <mrow>
        <mi>t</mi>
        <mo stretchy="false">=</mo>
        <msqrt>
          <mrow>
            <mn>0.204</mn>
            <mo stretchy="false">×</mo>
            <mn>381</mn>
          </mrow>
        </msqrt>
        <mo stretchy="false">=</mo>
        <mn>8.8</mn>
      </mrow>
      <mtext> seconds</mtext>
    </mrow>
    <annotation encoding="StarMath 5.0"> t = sqrt{0.204 times 381} = 8.8 " seconds"
</annotation>
  </semantics>
</math>
</file>

<file path=Object 12/content.xml><?xml version="1.0" encoding="utf-8"?>
<math xmlns="http://www.w3.org/1998/Math/MathML" display="block">
  <semantics>
    <mrow>
      <mrow>
        <mn>216</mn>
        <mo stretchy="false">/</mo>
        <mn>2</mn>
      </mrow>
      <mi>→</mi>
      <mrow>
        <mn>108</mn>
        <mo stretchy="false">/</mo>
        <mn>2</mn>
      </mrow>
      <mi>→</mi>
      <mrow>
        <mn>54</mn>
        <mo stretchy="false">/</mo>
        <mn>2</mn>
      </mrow>
      <mi>→</mi>
      <mrow>
        <mn>27</mn>
        <mo stretchy="false">/</mo>
        <mn>3</mn>
      </mrow>
      <mi>→</mi>
      <mrow>
        <mn>9</mn>
        <mo stretchy="false">/</mo>
        <mn>3</mn>
      </mrow>
      <mi>→</mi>
      <mn>3</mn>
      <mi>⇒</mi>
      <mn>2</mn>
      <mi>⋅</mi>
      <mn>2</mn>
      <mi>⋅</mi>
      <mn>2</mn>
      <mi>⋅</mi>
      <mn>3</mn>
      <mi>⋅</mi>
      <mn>3</mn>
      <mi>⋅</mi>
      <mrow>
        <mn>3</mn>
        <mo stretchy="false">=</mo>
        <msup>
          <mn>2</mn>
          <mn>3</mn>
        </msup>
      </mrow>
      <mi>⋅</mi>
      <msup>
        <mn>3</mn>
        <mn>3</mn>
      </msup>
    </mrow>
    <annotation encoding="StarMath 5.0">{216} / {2} → {108} / {2} → {54} / {2} → {27} / {3} → {9} / {3} → 3 ⇒ 2 ⋅ 2 ⋅ 2 ⋅ 3 ⋅ 3⋅ 3 = {2} ^ {3} ⋅ {3} ^ {3}</annotation>
  </semantics>
</math>
</file>

<file path=Object 13/content.xml><?xml version="1.0" encoding="utf-8"?>
<math xmlns="http://www.w3.org/1998/Math/MathML" display="block">
  <semantics>
    <mrow>
      <mn>9.</mn>
      <mover accent="true">
        <mn>3</mn>
        <mo>¯</mo>
      </mover>
    </mrow>
    <annotation encoding="StarMath 5.0">9. overline {3}</annotation>
  </semantics>
</math>
</file>

<file path=Object 14/content.xml><?xml version="1.0" encoding="utf-8"?>
<math xmlns="http://www.w3.org/1998/Math/MathML" display="block">
  <semantics>
    <mrow>
      <mn>1776</mn>
      <mi>−</mi>
      <mrow>
        <mo fence="true" stretchy="true">(</mo>
        <mrow>
          <mrow>
            <mi>−</mi>
            <mn>753</mn>
          </mrow>
        </mrow>
        <mo fence="true" stretchy="true">)</mo>
      </mrow>
      <mi>−</mi>
      <mrow>
        <mn>1</mn>
        <mo stretchy="false">=</mo>
        <mn>2528</mn>
      </mrow>
    </mrow>
    <annotation encoding="StarMath 5.0">1776 − left (− 753 right ) − 1 = 2528</annotation>
  </semantics>
</math>
</file>

<file path=Object 15/content.xml><?xml version="1.0" encoding="utf-8"?>
<math xmlns="http://www.w3.org/1998/Math/MathML" display="block">
  <semantics>
    <mrow>
      <mi>−</mi>
      <mn>12</mn>
      <mrow>
        <mfrac>
          <mn>3</mn>
          <mn>16</mn>
        </mfrac>
        <mo stretchy="false">=</mo>
        <mi>−</mi>
      </mrow>
      <mrow>
        <mrow>
          <mo fence="true" stretchy="true">(</mo>
          <mrow>
            <mrow>
              <mn>12</mn>
              <mo stretchy="false">+</mo>
              <mfrac>
                <mn>3</mn>
                <mn>16</mn>
              </mfrac>
            </mrow>
          </mrow>
          <mo fence="true" stretchy="true">)</mo>
        </mrow>
        <mo stretchy="false">=</mo>
        <mi>−</mi>
      </mrow>
      <mn>12.1875</mn>
    </mrow>
    <annotation encoding="StarMath 5.0">− 12 {3} over {16} = − left (12 + {3} over {16} right ) = − 12.1875</annotation>
  </semantics>
</math>
</file>

<file path=Object 16/content.xml><?xml version="1.0" encoding="utf-8"?>
<math xmlns="http://www.w3.org/1998/Math/MathML" display="block">
  <semantics>
    <mrow>
      <mrow>
        <mn>2</mn>
        <mo stretchy="false">+</mo>
        <mn>15</mn>
      </mrow>
      <mo stretchy="false">=</mo>
      <mn>17</mn>
    </mrow>
    <annotation encoding="StarMath 5.0">2 + 15 = 17</annotation>
  </semantics>
</math>
</file>

<file path=Object 17/content.xml><?xml version="1.0" encoding="utf-8"?>
<math xmlns="http://www.w3.org/1998/Math/MathML" display="block">
  <semantics>
    <mrow>
      <mn>32</mn>
      <mrow>
        <mfrac>
          <mn>5</mn>
          <mn>6</mn>
        </mfrac>
        <mo stretchy="false">=</mo>
        <mrow>
          <mn>32</mn>
          <mo stretchy="false">+</mo>
          <mfrac>
            <mn>5</mn>
            <mn>6</mn>
          </mfrac>
        </mrow>
        <mo stretchy="false">=</mo>
        <mn>32.8</mn>
      </mrow>
      <mover accent="true">
        <mn>3</mn>
        <mo>¯</mo>
      </mover>
    </mrow>
    <annotation encoding="StarMath 5.0">32 {5} over {6} = 32 + {5} over {6} = 32.8 overline {3}</annotation>
  </semantics>
</math>
</file>

<file path=Object 18/content.xml><?xml version="1.0" encoding="utf-8"?>
<math xmlns="http://www.w3.org/1998/Math/MathML" display="block">
  <semantics>
    <mrow>
      <mrow>
        <mrow>
          <mn>3</mn>
          <mo stretchy="false">+</mo>
          <mrow>
            <mo fence="true" stretchy="true">(</mo>
            <mrow>
              <mrow>
                <mi>−</mi>
                <mn>6</mn>
              </mrow>
            </mrow>
            <mo fence="true" stretchy="true">)</mo>
          </mrow>
        </mrow>
        <mo stretchy="false">=</mo>
        <mi>−</mi>
      </mrow>
      <mn>3</mn>
    </mrow>
    <annotation encoding="StarMath 5.0">3 + left (− 6 right ) = − 3</annotation>
  </semantics>
</math>
</file>

<file path=Object 19/content.xml><?xml version="1.0" encoding="utf-8"?>
<math xmlns="http://www.w3.org/1998/Math/MathML" display="block">
  <semantics>
    <mrow>
      <mn>5.32</mn>
      <mo stretchy="false">=</mo>
      <mfrac>
        <mn>532</mn>
        <mn>100</mn>
      </mfrac>
      <mo stretchy="false">=</mo>
      <mfrac>
        <mrow>
          <mn>2</mn>
          <mi>⋅</mi>
          <mn>2</mn>
          <mi>⋅</mi>
          <mn>133</mn>
        </mrow>
        <mrow>
          <mn>2</mn>
          <mi>⋅</mi>
          <mn>2</mn>
          <mi>⋅</mi>
          <mn>25</mn>
        </mrow>
      </mfrac>
      <mo stretchy="false">=</mo>
      <mfrac>
        <mn>133</mn>
        <mn>25</mn>
      </mfrac>
    </mrow>
    <annotation encoding="StarMath 5.0">5.32 = {532} over {100} = {2 ⋅ 2 ⋅ 133} over {2 ⋅ 2 ⋅ 25} = {133} over {25}</annotation>
  </semantics>
</math>
</file>

<file path=Object 2/content.xml><?xml version="1.0" encoding="utf-8"?>
<math xmlns="http://www.w3.org/1998/Math/MathML" display="block">
  <semantics>
    <mrow>
      <mrow>
        <mn>36</mn>
        <mo stretchy="false">/</mo>
        <mn>2</mn>
      </mrow>
      <mi>→</mi>
      <mrow>
        <mn>18</mn>
        <mo stretchy="false">/</mo>
        <mn>2</mn>
      </mrow>
      <mi>→</mi>
      <mrow>
        <mn>9</mn>
        <mo stretchy="false">/</mo>
        <mn>3</mn>
      </mrow>
      <mi>→</mi>
      <mn>3</mn>
      <mi>⇒</mi>
      <mn>2</mn>
      <mi>⋅</mi>
      <mn>2</mn>
      <mi>⋅</mi>
      <mn>3</mn>
      <mi>⋅</mi>
      <mrow>
        <mn>3</mn>
        <mo stretchy="false">=</mo>
        <msup>
          <mn>2</mn>
          <mn>2</mn>
        </msup>
      </mrow>
      <mi>⋅</mi>
      <msup>
        <mn>3</mn>
        <mn>2</mn>
      </msup>
    </mrow>
    <annotation encoding="StarMath 5.0">{36} / {2} → {18} / {2} → {9} / {3} → 3 ⇒ 2 ⋅ 2 ⋅ 3 ⋅ 3 = {2} ^ {2} ⋅ {3} ^ {2}</annotation>
  </semantics>
</math>
</file>

<file path=Object 20/content.xml><?xml version="1.0" encoding="utf-8"?>
<math xmlns="http://www.w3.org/1998/Math/MathML" display="block">
  <semantics>
    <mrow>
      <mrow>
        <mfrac>
          <mn>12</mn>
          <mn>28</mn>
        </mfrac>
        <mo stretchy="false">=</mo>
        <mfrac>
          <mn>2</mn>
          <mn>2</mn>
        </mfrac>
      </mrow>
      <mi>⋅</mi>
      <mfrac>
        <mn>2</mn>
        <mn>2</mn>
      </mfrac>
      <mi>⋅</mi>
      <mrow>
        <mfrac>
          <mn>3</mn>
          <mn>7</mn>
        </mfrac>
        <mo stretchy="false">=</mo>
        <mfrac>
          <mn>3</mn>
          <mn>7</mn>
        </mfrac>
      </mrow>
    </mrow>
    <annotation encoding="StarMath 5.0">{12} over {28} = {2} over {2} ⋅ {2} over {2} ⋅ {3} over {7} = {3} over {7}</annotation>
  </semantics>
</math>
</file>

<file path=Object 21/content.xml><?xml version="1.0" encoding="utf-8"?>
<math xmlns="http://www.w3.org/1998/Math/MathML" display="block">
  <semantics>
    <mrow>
      <mfrac>
        <mn>84</mn>
        <mn>168</mn>
      </mfrac>
      <mo stretchy="false">=</mo>
      <mfrac>
        <mrow>
          <mn>2</mn>
          <mi>⋅</mi>
          <mn>2</mn>
          <mi>⋅</mi>
          <mn>3</mn>
          <mi>⋅</mi>
          <mn>7</mn>
        </mrow>
        <mrow>
          <mn>2</mn>
          <mi>⋅</mi>
          <mn>2</mn>
          <mi>⋅</mi>
          <mn>2</mn>
          <mi>⋅</mi>
          <mn>3</mn>
          <mi>⋅</mi>
          <mn>7</mn>
        </mrow>
      </mfrac>
      <mo stretchy="false">=</mo>
      <mfrac>
        <mn>1</mn>
        <mn>2</mn>
      </mfrac>
    </mrow>
    <annotation encoding="StarMath 5.0">{84} over {168} = {2 ⋅ 2 ⋅ 3 ⋅ 7} over {2 ⋅ 2 ⋅ 2 ⋅ 3 ⋅ 7} = {1} over {2}</annotation>
  </semantics>
</math>
</file>

<file path=Object 22/content.xml><?xml version="1.0" encoding="utf-8"?>
<math xmlns="http://www.w3.org/1998/Math/MathML" display="block">
  <semantics>
    <mrow>
      <mn>4</mn>
      <mi>−</mi>
      <mrow>
        <mn>7</mn>
        <mo stretchy="false">=</mo>
        <mi>−</mi>
      </mrow>
      <mn>3</mn>
    </mrow>
    <annotation encoding="StarMath 5.0">4 − 7 = − 3</annotation>
  </semantics>
</math>
</file>

<file path=Object 23/content.xml><?xml version="1.0" encoding="utf-8"?>
<math xmlns="http://www.w3.org/1998/Math/MathML" display="block">
  <semantics>
    <mrow>
      <mrow>
        <mfrac>
          <mn>7</mn>
          <mn>27</mn>
        </mfrac>
        <mo stretchy="false">⋅</mo>
        <mfrac>
          <mn>18</mn>
          <mn>42</mn>
        </mfrac>
      </mrow>
      <mo stretchy="false">=</mo>
      <mfrac>
        <mrow>
          <mn>7</mn>
          <mo stretchy="false">⋅</mo>
          <mn>18</mn>
        </mrow>
        <mrow>
          <mn>27</mn>
          <mo stretchy="false">⋅</mo>
          <mn>42</mn>
        </mrow>
      </mfrac>
      <mo stretchy="false">=</mo>
      <mfrac>
        <mrow>
          <mn>1</mn>
          <mo stretchy="false">⋅</mo>
          <mn>2</mn>
        </mrow>
        <mrow>
          <mn>3</mn>
          <mo stretchy="false">⋅</mo>
          <mn>6</mn>
        </mrow>
      </mfrac>
      <mo stretchy="false">=</mo>
      <mfrac>
        <mn>2</mn>
        <mn>18</mn>
      </mfrac>
      <mo stretchy="false">=</mo>
      <mfrac>
        <mn>1</mn>
        <mn>9</mn>
      </mfrac>
    </mrow>
    <annotation encoding="StarMath 5.0">{7} over {27} cdot {{18} over {42}} = {7 cdot 18} over {27 cdot 42} = {1 cdot 2} over {3 cdot 6}  = {2} over {18}= {1} over {9} </annotation>
  </semantics>
</math>
</file>

<file path=Object 24/content.xml><?xml version="1.0" encoding="utf-8"?>
<math xmlns="http://www.w3.org/1998/Math/MathML" display="block">
  <semantics>
    <mrow>
      <mi>−</mi>
      <mn>3</mn>
      <mi>−</mi>
      <mn>5</mn>
      <mi>⋅</mi>
      <mrow>
        <mn>5</mn>
        <mo stretchy="false">=</mo>
        <mi>−</mi>
      </mrow>
      <mn>3</mn>
      <mi>−</mi>
      <mrow>
        <mn>25</mn>
        <mo stretchy="false">=</mo>
        <mi>−</mi>
      </mrow>
      <mn>28</mn>
    </mrow>
    <annotation encoding="StarMath 5.0">− 3 − 5 ⋅ 5 = − 3 − 25 = − 28</annotation>
  </semantics>
</math>
</file>

<file path=Object 25/content.xml><?xml version="1.0" encoding="utf-8"?>
<math xmlns="http://www.w3.org/1998/Math/MathML" display="block">
  <semantics>
    <mrow>
      <mrow>
        <mrow>
          <mo fence="true" stretchy="true">(</mo>
          <mrow>
            <mrow>
              <mo stretchy="false">−</mo>
              <mfrac>
                <mn>5</mn>
                <mn>12</mn>
              </mfrac>
            </mrow>
          </mrow>
          <mo fence="true" stretchy="true">)</mo>
        </mrow>
        <mo stretchy="false">⋅</mo>
        <mrow>
          <mo fence="true" stretchy="true">(</mo>
          <mrow>
            <mrow>
              <mo stretchy="false">−</mo>
              <mfrac>
                <mn>8</mn>
                <mn>25</mn>
              </mfrac>
            </mrow>
          </mrow>
          <mo fence="true" stretchy="true">)</mo>
        </mrow>
      </mrow>
      <mo stretchy="false">=</mo>
      <mfrac>
        <mrow>
          <mn>5</mn>
          <mo stretchy="false">⋅</mo>
          <mn>8</mn>
        </mrow>
        <mrow>
          <mn>12</mn>
          <mo stretchy="false">⋅</mo>
          <mn>25</mn>
        </mrow>
      </mfrac>
      <mo stretchy="false">=</mo>
      <mfrac>
        <mrow>
          <mn>1</mn>
          <mo stretchy="false">⋅</mo>
          <mn>2</mn>
        </mrow>
        <mrow>
          <mn>3</mn>
          <mo stretchy="false">⋅</mo>
          <mn>5</mn>
        </mrow>
      </mfrac>
      <mo stretchy="false">=</mo>
      <mfrac>
        <mn>2</mn>
        <mn>15</mn>
      </mfrac>
    </mrow>
    <annotation encoding="StarMath 5.0">left ( - {{5} over {12}} right )cdot left ( - {{{8} over {25}}} right ) = {5 cdot 8} over {12 cdot 25} = {1 cdot 2} over {3 cdot 5}  = {2} over {15}</annotation>
  </semantics>
</math>
</file>

<file path=Object 26/content.xml><?xml version="1.0" encoding="utf-8"?>
<math xmlns="http://www.w3.org/1998/Math/MathML" display="block">
  <semantics>
    <mrow>
      <mi>−</mi>
      <mn>10</mn>
      <mi>−</mi>
      <mn>4</mn>
      <mi>⋅</mi>
      <mrow>
        <mrow>
          <mo fence="true" stretchy="true">(</mo>
          <mrow>
            <mrow>
              <mi>−</mi>
              <mn>4</mn>
            </mrow>
          </mrow>
          <mo fence="true" stretchy="true">)</mo>
        </mrow>
        <mo stretchy="false">=</mo>
        <mi>−</mi>
      </mrow>
      <mn>10</mn>
      <mi>−</mi>
      <mrow>
        <mrow>
          <mo fence="true" stretchy="true">(</mo>
          <mrow>
            <mrow>
              <mi>−</mi>
              <mn>16</mn>
            </mrow>
          </mrow>
          <mo fence="true" stretchy="true">)</mo>
        </mrow>
        <mo stretchy="false">=</mo>
        <mi>−</mi>
      </mrow>
      <mrow>
        <mrow>
          <mn>10</mn>
          <mo stretchy="false">+</mo>
          <mn>16</mn>
        </mrow>
        <mo stretchy="false">=</mo>
        <mn>6</mn>
      </mrow>
    </mrow>
    <annotation encoding="StarMath 5.0">− 10 − 4 ⋅ left (− 4 right ) = − 10 − left (− 16 right ) = − 10 + 16 = 6</annotation>
  </semantics>
</math>
</file>

<file path=Object 27/content.xml><?xml version="1.0" encoding="utf-8"?>
<math xmlns="http://www.w3.org/1998/Math/MathML" display="block">
  <semantics>
    <mrow>
      <mn>5</mn>
      <mrow>
        <mrow>
          <mfrac>
            <mn>1</mn>
            <mn>9</mn>
          </mfrac>
          <mo stretchy="false">⋅</mo>
          <mrow>
            <mo fence="true" stretchy="true">(</mo>
            <mrow>
              <mrow>
                <mo stretchy="false">−</mo>
                <mrow>
                  <mn>7</mn>
                  <mfrac>
                    <mn>2</mn>
                    <mn>3</mn>
                  </mfrac>
                </mrow>
              </mrow>
            </mrow>
            <mo fence="true" stretchy="true">)</mo>
          </mrow>
        </mrow>
        <mo stretchy="false">=</mo>
        <mrow>
          <mrow>
            <mo fence="true" stretchy="true">(</mo>
            <mrow>
              <mfrac>
                <mrow>
                  <mrow>
                    <mn>5</mn>
                    <mo stretchy="false">⋅</mo>
                    <mn>9</mn>
                  </mrow>
                  <mo stretchy="false">+</mo>
                  <mn>1</mn>
                </mrow>
                <mn>9</mn>
              </mfrac>
            </mrow>
            <mo fence="true" stretchy="true">)</mo>
          </mrow>
          <mo stretchy="false">⋅</mo>
          <mrow>
            <mo fence="true" stretchy="true">(</mo>
            <mrow>
              <mrow>
                <mo stretchy="false">−</mo>
                <mfrac>
                  <mrow>
                    <mrow>
                      <mn>7</mn>
                      <mo stretchy="false">⋅</mo>
                      <mn>3</mn>
                    </mrow>
                    <mo stretchy="false">+</mo>
                    <mn>2</mn>
                  </mrow>
                  <mn>3</mn>
                </mfrac>
              </mrow>
            </mrow>
            <mo fence="true" stretchy="true">)</mo>
          </mrow>
        </mrow>
        <mo stretchy="false">=</mo>
        <mrow>
          <mrow>
            <mo fence="true" stretchy="true">(</mo>
            <mrow>
              <mfrac>
                <mn>46</mn>
                <mn>9</mn>
              </mfrac>
            </mrow>
            <mo fence="true" stretchy="true">)</mo>
          </mrow>
          <mo stretchy="false">⋅</mo>
          <mrow>
            <mo fence="true" stretchy="true">(</mo>
            <mrow>
              <mrow>
                <mo stretchy="false">−</mo>
                <mfrac>
                  <mn>23</mn>
                  <mn>3</mn>
                </mfrac>
              </mrow>
            </mrow>
            <mo fence="true" stretchy="true">)</mo>
          </mrow>
        </mrow>
        <mo stretchy="false">=</mo>
        <mrow>
          <mo stretchy="false">−</mo>
          <mfrac>
            <mrow>
              <mn>46</mn>
              <mo stretchy="false">⋅</mo>
              <mn>23</mn>
            </mrow>
            <mrow>
              <mn>9</mn>
              <mo stretchy="false">⋅</mo>
              <mn>3</mn>
            </mrow>
          </mfrac>
        </mrow>
        <mo stretchy="false">=</mo>
        <mrow>
          <mo stretchy="false">−</mo>
          <mfrac>
            <mn>1058</mn>
            <mn>27</mn>
          </mfrac>
        </mrow>
        <mo stretchy="false">=</mo>
        <mrow>
          <mo stretchy="false">−</mo>
          <mn>39</mn>
        </mrow>
      </mrow>
      <mfrac>
        <mn>5</mn>
        <mn>27</mn>
      </mfrac>
    </mrow>
    <annotation encoding="StarMath 5.0"> 5{{1} over {9}}  cdot left ( - {7{{2} over {3}}} right ) = left ( {5 cdot 9 + 1} over {9} right ) cdot {left (- {{7 cdot 3 + 2} over {3}} right ) } = left ( {46} over {9} right ) cdot {left (- {{23} over {3}} right ) }= - {{46 cdot 23} over {9 cdot 3}} = -{{1058} over {27}} = -39 {5} over {27} </annotation>
  </semantics>
</math>
</file>

<file path=Object 28/content.xml><?xml version="1.0" encoding="utf-8"?>
<math xmlns="http://www.w3.org/1998/Math/MathML" display="block">
  <semantics>
    <mrow>
      <mrow>
        <mfrac>
          <mn>9</mn>
          <mn>14</mn>
        </mfrac>
        <mo stretchy="false">÷</mo>
        <mfrac>
          <mn>27</mn>
          <mn>35</mn>
        </mfrac>
      </mrow>
      <mo stretchy="false">=</mo>
      <mrow>
        <mfrac>
          <mn>9</mn>
          <mn>14</mn>
        </mfrac>
        <mo stretchy="false">⋅</mo>
        <mfrac>
          <mn>35</mn>
          <mn>27</mn>
        </mfrac>
      </mrow>
      <mo stretchy="false">=</mo>
      <mrow>
        <mfrac>
          <mn>1</mn>
          <mn>2</mn>
        </mfrac>
        <mo stretchy="false">⋅</mo>
        <mfrac>
          <mn>5</mn>
          <mn>3</mn>
        </mfrac>
      </mrow>
      <mo stretchy="false">=</mo>
      <mfrac>
        <mn>5</mn>
        <mn>6</mn>
      </mfrac>
    </mrow>
    <annotation encoding="StarMath 5.0">{9} over {14} div {{27} over {35} } = {9} over {14} cdot {{35} over {27} } = {1} over {2} cdot {{5} over {3} } = 5 over 6</annotation>
  </semantics>
</math>
</file>

<file path=Object 29/content.xml><?xml version="1.0" encoding="utf-8"?>
<math xmlns="http://www.w3.org/1998/Math/MathML" display="block">
  <semantics>
    <mrow>
      <mrow>
        <mrow>
          <mo stretchy="false">−</mo>
          <mfrac>
            <mn>16</mn>
            <mn>25</mn>
          </mfrac>
        </mrow>
        <mo stretchy="false">÷</mo>
        <mrow>
          <mo fence="true" stretchy="true">(</mo>
          <mrow>
            <mrow>
              <mo stretchy="false">−</mo>
              <mfrac>
                <mn>15</mn>
                <mn>8</mn>
              </mfrac>
            </mrow>
          </mrow>
          <mo fence="true" stretchy="true">)</mo>
        </mrow>
      </mrow>
      <mo stretchy="false">=</mo>
      <mrow>
        <mrow>
          <mo stretchy="false">−</mo>
          <mfrac>
            <mn>16</mn>
            <mn>25</mn>
          </mfrac>
        </mrow>
        <mo stretchy="false">⋅</mo>
        <mrow>
          <mo fence="true" stretchy="true">(</mo>
          <mrow>
            <mrow>
              <mo stretchy="false">−</mo>
              <mfrac>
                <mn>8</mn>
                <mn>15</mn>
              </mfrac>
            </mrow>
          </mrow>
          <mo fence="true" stretchy="true">)</mo>
        </mrow>
      </mrow>
      <mo stretchy="false">=</mo>
      <mrow>
        <mfrac>
          <mn>16</mn>
          <mn>25</mn>
        </mfrac>
        <mo stretchy="false">⋅</mo>
        <mfrac>
          <mn>8</mn>
          <mn>15</mn>
        </mfrac>
      </mrow>
      <mo stretchy="false">=</mo>
      <mfrac>
        <mn>128</mn>
        <mn>375</mn>
      </mfrac>
    </mrow>
    <annotation encoding="StarMath 5.0">-{{16} over {25}} div left (-{{15} over {8} } right ) = -{{16} over {25}} cdot left (-{{8} over {15} } right ) ={{16} over {25}} cdot {{8} over {15} } = 128 over375</annotation>
  </semantics>
</math>
</file>

<file path=Object 3/content.xml><?xml version="1.0" encoding="utf-8"?>
<math xmlns="http://www.w3.org/1998/Math/MathML" display="block">
  <semantics>
    <mrow>
      <mi>−</mi>
      <mn>5</mn>
      <mrow>
        <mfrac>
          <mn>4</mn>
          <mn>7</mn>
        </mfrac>
        <mo stretchy="false">=</mo>
        <mi>−</mi>
      </mrow>
      <mrow>
        <mfrac>
          <mrow>
            <mn>5</mn>
            <mi>⋅</mi>
            <mrow>
              <mn>7</mn>
              <mo stretchy="false">+</mo>
              <mn>4</mn>
            </mrow>
          </mrow>
          <mn>7</mn>
        </mfrac>
        <mo stretchy="false">=</mo>
        <mi>−</mi>
      </mrow>
      <mrow>
        <mfrac>
          <mrow>
            <mn>35</mn>
            <mo stretchy="false">+</mo>
            <mn>4</mn>
          </mrow>
          <mn>7</mn>
        </mfrac>
        <mo stretchy="false">=</mo>
        <mi>−</mi>
      </mrow>
      <mfrac>
        <mn>39</mn>
        <mn>7</mn>
      </mfrac>
    </mrow>
    <annotation encoding="StarMath 5.0">− 5 {4} over {7} = − {5 ⋅ 7 + 4} over {7} = − {35 + 4} over {7} = − {39} over {7}</annotation>
  </semantics>
</math>
</file>

<file path=Object 30/content.xml><?xml version="1.0" encoding="utf-8"?>
<math xmlns="http://www.w3.org/1998/Math/MathML" display="block">
  <semantics>
    <mrow>
      <mrow>
        <mo fence="true" stretchy="true">(</mo>
        <mrow>
          <mrow>
            <mn>3</mn>
            <mi>−</mi>
            <mn>16</mn>
          </mrow>
        </mrow>
        <mo fence="true" stretchy="true">)</mo>
      </mrow>
      <mi>−</mi>
      <mrow>
        <mrow>
          <mo fence="true" stretchy="true">(</mo>
          <mrow>
            <mrow>
              <mn>8</mn>
              <mi>−</mi>
              <mn>10</mn>
            </mrow>
          </mrow>
          <mo fence="true" stretchy="true">)</mo>
        </mrow>
        <mo stretchy="false">=</mo>
        <mrow>
          <mo fence="true" stretchy="true">(</mo>
          <mrow>
            <mrow>
              <mi>−</mi>
              <mn>13</mn>
            </mrow>
          </mrow>
          <mo fence="true" stretchy="true">)</mo>
        </mrow>
      </mrow>
      <mi>−</mi>
      <mrow>
        <mrow>
          <mo fence="true" stretchy="true">(</mo>
          <mrow>
            <mrow>
              <mi>−</mi>
              <mn>2</mn>
            </mrow>
          </mrow>
          <mo fence="true" stretchy="true">)</mo>
        </mrow>
        <mo stretchy="false">=</mo>
        <mi>−</mi>
      </mrow>
      <mn>11</mn>
    </mrow>
    <annotation encoding="StarMath 5.0">left (3 − 16 right ) − left (8 − 10 right ) = left (− 13 right ) − left (− 2 right ) = − 11</annotation>
  </semantics>
</math>
</file>

<file path=Object 31/content.xml><?xml version="1.0" encoding="utf-8"?>
<math xmlns="http://www.w3.org/1998/Math/MathML" display="block">
  <semantics>
    <mrow>
      <mn>5</mn>
      <mrow>
        <mrow>
          <mfrac>
            <mn>5</mn>
            <mn>8</mn>
          </mfrac>
          <mo stretchy="false">÷</mo>
          <mrow>
            <mn>3</mn>
            <mfrac>
              <mn>1</mn>
              <mn>3</mn>
            </mfrac>
          </mrow>
        </mrow>
        <mo stretchy="false">=</mo>
        <mrow>
          <mfrac>
            <mrow>
              <mrow>
                <mn>5</mn>
                <mo stretchy="false">⋅</mo>
                <mn>8</mn>
              </mrow>
              <mo stretchy="false">+</mo>
              <mn>5</mn>
            </mrow>
            <mn>8</mn>
          </mfrac>
          <mo stretchy="false">÷</mo>
          <mfrac>
            <mrow>
              <mrow>
                <mn>3</mn>
                <mo stretchy="false">⋅</mo>
                <mn>3</mn>
              </mrow>
              <mo stretchy="false">+</mo>
              <mn>1</mn>
            </mrow>
            <mn>3</mn>
          </mfrac>
        </mrow>
        <mo stretchy="false">=</mo>
        <mrow>
          <mfrac>
            <mn>45</mn>
            <mn>8</mn>
          </mfrac>
          <mo stretchy="false">÷</mo>
          <mfrac>
            <mn>10</mn>
            <mn>3</mn>
          </mfrac>
        </mrow>
        <mo stretchy="false">=</mo>
        <mrow>
          <mfrac>
            <mn>45</mn>
            <mn>8</mn>
          </mfrac>
          <mo stretchy="false">⋅</mo>
          <mfrac>
            <mn>3</mn>
            <mn>10</mn>
          </mfrac>
        </mrow>
        <mo stretchy="false">=</mo>
        <mrow>
          <mfrac>
            <mn>9</mn>
            <mn>8</mn>
          </mfrac>
          <mo stretchy="false">⋅</mo>
          <mfrac>
            <mn>3</mn>
            <mn>2</mn>
          </mfrac>
        </mrow>
        <mo stretchy="false">=</mo>
        <mfrac>
          <mn>27</mn>
          <mn>16</mn>
        </mfrac>
        <mo stretchy="false">=</mo>
        <mn>1</mn>
      </mrow>
      <mfrac>
        <mn>11</mn>
        <mn>16</mn>
      </mfrac>
    </mrow>
    <annotation encoding="StarMath 5.0">5 {5} over {8} div {3{1} over {3} } = {5 cdot 8 +5} over {8} div {{3 cdot 3 + 1} over {3} } = {45} over {8} div {{10} over {3} }  = {45} over {8} cdot {{3} over {10} }= {9} over {8} cdot {{3} over {2} } = 27 over 16 = 1 11 over 16
</annotation>
  </semantics>
</math>
</file>

<file path=Object 32/content.xml><?xml version="1.0" encoding="utf-8"?>
<math xmlns="http://www.w3.org/1998/Math/MathML" display="block">
  <semantics>
    <mrow>
      <msup>
        <mn>2</mn>
        <mn>3</mn>
      </msup>
      <mi>⋅</mi>
      <msup>
        <mn>3</mn>
        <mn>3</mn>
      </msup>
      <mi>⋅</mi>
      <mn>5</mn>
    </mrow>
    <annotation encoding="StarMath 5.0">{2} ^ {3} ⋅ {3} ^ {3} ⋅ 5</annotation>
  </semantics>
</math>
</file>

<file path=Object 33/content.xml><?xml version="1.0" encoding="utf-8"?>
<math xmlns="http://www.w3.org/1998/Math/MathML" display="block">
  <semantics>
    <mrow>
      <mrow>
        <mrow>
          <mo stretchy="false">−</mo>
          <mrow>
            <mn>3</mn>
            <mfrac>
              <mn>5</mn>
              <mn>6</mn>
            </mfrac>
          </mrow>
        </mrow>
        <mo stretchy="false">÷</mo>
        <mrow>
          <mo fence="true" stretchy="true">(</mo>
          <mrow>
            <mrow>
              <mo stretchy="false">−</mo>
              <mrow>
                <mn>11</mn>
                <mfrac>
                  <mn>1</mn>
                  <mn>2</mn>
                </mfrac>
              </mrow>
            </mrow>
          </mrow>
          <mo fence="true" stretchy="true">)</mo>
        </mrow>
      </mrow>
      <mo stretchy="false">=</mo>
      <mrow>
        <mfrac>
          <mrow>
            <mrow>
              <mn>3</mn>
              <mo stretchy="false">⋅</mo>
              <mn>6</mn>
            </mrow>
            <mo stretchy="false">+</mo>
            <mn>5</mn>
          </mrow>
          <mn>6</mn>
        </mfrac>
        <mo stretchy="false">÷</mo>
        <mrow>
          <mo fence="true" stretchy="true">(</mo>
          <mrow>
            <mfrac>
              <mrow>
                <mrow>
                  <mn>11</mn>
                  <mo stretchy="false">⋅</mo>
                  <mn>2</mn>
                </mrow>
                <mo stretchy="false">+</mo>
                <mn>1</mn>
              </mrow>
              <mn>2</mn>
            </mfrac>
          </mrow>
          <mo fence="true" stretchy="true">)</mo>
        </mrow>
      </mrow>
      <mo stretchy="false">=</mo>
      <mrow>
        <mfrac>
          <mn>23</mn>
          <mn>6</mn>
        </mfrac>
        <mo stretchy="false">⋅</mo>
        <mrow>
          <mo fence="true" stretchy="true">(</mo>
          <mrow>
            <mfrac>
              <mn>2</mn>
              <mn>23</mn>
            </mfrac>
          </mrow>
          <mo fence="true" stretchy="true">)</mo>
        </mrow>
      </mrow>
      <mo stretchy="false">=</mo>
      <mfrac>
        <mn>2</mn>
        <mn>6</mn>
      </mfrac>
      <mo stretchy="false">=</mo>
      <mfrac>
        <mn>1</mn>
        <mn>3</mn>
      </mfrac>
    </mrow>
    <annotation encoding="StarMath 5.0">-{3{5} over {6}} div left (-{11{1} over {2} } right ) = {{3 cdot 6+ 5} over {6}} div left ({{11 cdot 2 +1} over {2} } right ) = {{23} over {6}} cdot left ({{2} over {23} } right ) ={{2} over {6}}  = 1 over 3</annotation>
  </semantics>
</math>
</file>

<file path=Object 34/content.xml><?xml version="1.0" encoding="utf-8"?>
<math xmlns="http://www.w3.org/1998/Math/MathML" display="block">
  <semantics>
    <mrow>
      <mrow>
        <mn>84</mn>
        <mo stretchy="false">/</mo>
        <mn>2</mn>
      </mrow>
      <mi>→</mi>
      <mrow>
        <mn>42</mn>
        <mo stretchy="false">/</mo>
        <mn>2</mn>
      </mrow>
      <mi>→</mi>
      <mrow>
        <mn>21</mn>
        <mo stretchy="false">/</mo>
        <mn>3</mn>
      </mrow>
      <mi>→</mi>
      <mn>7</mn>
      <mi>⇒</mi>
      <mn>2</mn>
      <mi>⋅</mi>
      <mn>2</mn>
      <mi>⋅</mi>
      <mn>3</mn>
      <mi>⋅</mi>
      <mrow>
        <mn>7</mn>
        <mo stretchy="false">=</mo>
        <msup>
          <mn>2</mn>
          <mn>2</mn>
        </msup>
      </mrow>
      <mi>⋅</mi>
      <mn>3</mn>
      <mi>⋅</mi>
      <mn>7</mn>
    </mrow>
    <annotation encoding="StarMath 5.0">{84} / {2} → {42} / {2} → {21} / {3} → 7 ⇒ 2 ⋅ 2 ⋅ 3 ⋅ 7 = {2} ^ {2} ⋅ 3 ⋅ 7</annotation>
  </semantics>
</math>
</file>

<file path=Object 35/content.xml><?xml version="1.0" encoding="utf-8"?>
<math xmlns="http://www.w3.org/1998/Math/MathML" display="block">
  <semantics>
    <mrow>
      <msup>
        <mrow>
          <mo fence="true" stretchy="true">(</mo>
          <mrow>
            <mrow>
              <mo stretchy="false">−</mo>
              <mfrac>
                <mn>5</mn>
                <mn>7</mn>
              </mfrac>
            </mrow>
          </mrow>
          <mo fence="true" stretchy="true">)</mo>
        </mrow>
        <mn>2</mn>
      </msup>
      <mo stretchy="false">=</mo>
      <mfrac>
        <mn>25</mn>
        <mn>49</mn>
      </mfrac>
    </mrow>
    <annotation encoding="StarMath 5.0">left ( -{ {5} over {7}} right ) ^2 = {25} over {49} </annotation>
  </semantics>
</math>
</file>

<file path=Object 36/content.xml><?xml version="1.0" encoding="utf-8"?>
<math xmlns="http://www.w3.org/1998/Math/MathML" display="block">
  <semantics>
    <mrow>
      <mrow>
        <mn>108</mn>
        <mo stretchy="false">/</mo>
        <mn>2</mn>
      </mrow>
      <mi>→</mi>
      <mrow>
        <mn>54</mn>
        <mo stretchy="false">/</mo>
        <mn>2</mn>
      </mrow>
      <mi>→</mi>
      <mrow>
        <mn>27</mn>
        <mo stretchy="false">/</mo>
        <mn>3</mn>
      </mrow>
      <mi>→</mi>
      <mrow>
        <mn>9</mn>
        <mo stretchy="false">/</mo>
        <mn>3</mn>
      </mrow>
      <mi>→</mi>
      <mn>3</mn>
      <mi>⇒</mi>
      <mn>2</mn>
      <mi>⋅</mi>
      <mn>2</mn>
      <mi>⋅</mi>
      <mn>3</mn>
      <mi>⋅</mi>
      <mn>3</mn>
      <mi>⋅</mi>
      <mrow>
        <mn>3</mn>
        <mo stretchy="false">=</mo>
        <msup>
          <mn>2</mn>
          <mn>2</mn>
        </msup>
      </mrow>
      <mi>⋅</mi>
      <msup>
        <mn>3</mn>
        <mn>3</mn>
      </msup>
    </mrow>
    <annotation encoding="StarMath 5.0">{108} / {2} → {54} / {2} → {27} / {3} → {9} / {3} → 3 ⇒ 2 ⋅ 2 ⋅ 3 ⋅ 3 ⋅ 3 = {2} ^ {2} ⋅ {3} ^ {3}</annotation>
  </semantics>
</math>
</file>

<file path=Object 37/content.xml><?xml version="1.0" encoding="utf-8"?>
<math xmlns="http://www.w3.org/1998/Math/MathML" display="block">
  <semantics>
    <mrow>
      <mrow>
        <mfrac>
          <mn>3</mn>
          <mn>7</mn>
        </mfrac>
        <mo stretchy="false">+</mo>
        <mfrac>
          <mn>2</mn>
          <mn>7</mn>
        </mfrac>
      </mrow>
      <mo stretchy="false">=</mo>
      <mfrac>
        <mrow>
          <mn>3</mn>
          <mo stretchy="false">+</mo>
          <mn>2</mn>
        </mrow>
        <mn>7</mn>
      </mfrac>
      <mo stretchy="false">=</mo>
      <mfrac>
        <mn>5</mn>
        <mn>7</mn>
      </mfrac>
    </mrow>
    <annotation encoding="StarMath 5.0">{3} over {7} + {2} over {7} = {3 + 2} over {7} = {5} over {7} </annotation>
  </semantics>
</math>
</file>

<file path=Object 38/content.xml><?xml version="1.0" encoding="utf-8"?>
<math xmlns="http://www.w3.org/1998/Math/MathML" display="block">
  <semantics>
    <mrow>
      <mrow>
        <mn>120</mn>
        <mo stretchy="false">/</mo>
        <mn>2</mn>
      </mrow>
      <mi>→</mi>
      <mrow>
        <mn>60</mn>
        <mo stretchy="false">/</mo>
        <mn>2</mn>
      </mrow>
      <mi>→</mi>
      <mrow>
        <mn>30</mn>
        <mo stretchy="false">/</mo>
        <mn>2</mn>
      </mrow>
      <mi>→</mi>
      <mrow>
        <mn>15</mn>
        <mo stretchy="false">/</mo>
        <mn>3</mn>
      </mrow>
      <mi>→</mi>
      <mn>5</mn>
      <mi>⇒</mi>
      <mn>2</mn>
      <mi>⋅</mi>
      <mn>2</mn>
      <mi>⋅</mi>
      <mn>2</mn>
      <mi>⋅</mi>
      <mn>3</mn>
      <mi>⋅</mi>
      <mrow>
        <mn>5</mn>
        <mo stretchy="false">=</mo>
        <msup>
          <mn>2</mn>
          <mn>3</mn>
        </msup>
      </mrow>
      <mi>⋅</mi>
      <mn>3</mn>
      <mi>⋅</mi>
      <mn>5</mn>
    </mrow>
    <annotation encoding="StarMath 5.0">{120} / {2} → {60} / {2} → {30} / {2} → {15} / {3} → 5 ⇒ 2 ⋅ 2 ⋅ 2 ⋅ 3 ⋅ 5 = {2} ^ {3} ⋅ 3 ⋅ 5</annotation>
  </semantics>
</math>
</file>

<file path=Object 39/content.xml><?xml version="1.0" encoding="utf-8"?>
<math xmlns="http://www.w3.org/1998/Math/MathML" display="block">
  <semantics>
    <mrow>
      <mrow>
        <mfrac>
          <mn>1</mn>
          <mn>4</mn>
        </mfrac>
        <mo stretchy="false">+</mo>
        <mfrac>
          <mn>2</mn>
          <mn>3</mn>
        </mfrac>
      </mrow>
      <mo stretchy="false">→</mo>
      <mtext>LCD=12</mtext>
      <mo stretchy="false">→</mo>
      <mrow>
        <mrow>
          <mrow>
            <mfrac>
              <mn>3</mn>
              <mn>3</mn>
            </mfrac>
            <mo stretchy="false">⋅</mo>
            <mfrac>
              <mn>1</mn>
              <mn>4</mn>
            </mfrac>
          </mrow>
          <mo stretchy="false">+</mo>
          <mrow>
            <mfrac>
              <mn>2</mn>
              <mn>3</mn>
            </mfrac>
            <mo stretchy="false">⋅</mo>
            <mfrac>
              <mn>4</mn>
              <mn>4</mn>
            </mfrac>
          </mrow>
        </mrow>
        <mo stretchy="false">=</mo>
        <mfrac>
          <mrow>
            <mn>3</mn>
            <mo stretchy="false">+</mo>
            <mn>8</mn>
          </mrow>
          <mn>12</mn>
        </mfrac>
        <mo stretchy="false">=</mo>
        <mfrac>
          <mn>11</mn>
          <mn>12</mn>
        </mfrac>
      </mrow>
    </mrow>
    <annotation encoding="StarMath 5.0">{1} over {4} + {2} over {3} rightarrow "LCD=12" rightarrow {{3} over {3}} cdot {{1} over {4}} + {2} over {3} cdot {{4} over {4}} = {3 + 8} over {12} = {11} over {12} </annotation>
  </semantics>
</math>
</file>

<file path=Object 4/content.xml><?xml version="1.0" encoding="utf-8"?>
<math xmlns="http://www.w3.org/1998/Math/MathML" display="block">
  <semantics>
    <mrow>
      <mrow>
        <mn>100</mn>
        <mo stretchy="false">/</mo>
        <mn>2</mn>
      </mrow>
      <mi>→</mi>
      <mrow>
        <mn>50</mn>
        <mo stretchy="false">/</mo>
        <mn>2</mn>
      </mrow>
      <mi>→</mi>
      <mrow>
        <mn>25</mn>
        <mo stretchy="false">/</mo>
        <mn>5</mn>
      </mrow>
      <mi>→</mi>
      <mn>5</mn>
      <mi>⇒</mi>
      <mn>2</mn>
      <mi>⋅</mi>
      <mn>2</mn>
      <mi>⋅</mi>
      <mn>5</mn>
      <mi>⋅</mi>
      <mrow>
        <mn>5</mn>
        <mo stretchy="false">=</mo>
        <msup>
          <mn>2</mn>
          <mn>2</mn>
        </msup>
      </mrow>
      <mi>⋅</mi>
      <msup>
        <mn>5</mn>
        <mn>2</mn>
      </msup>
    </mrow>
    <annotation encoding="StarMath 5.0">{100} / {2} → {50} / {2} → {25} / {5} → 5 ⇒ 2 ⋅ 2 ⋅ 5 ⋅ 5 = {2} ^ {2} ⋅ {5} ^ {2}</annotation>
  </semantics>
</math>
</file>

<file path=Object 40/content.xml><?xml version="1.0" encoding="utf-8"?>
<math xmlns="http://www.w3.org/1998/Math/MathML" display="block">
  <semantics>
    <mrow>
      <msup>
        <mn>2</mn>
        <mn>3</mn>
      </msup>
      <mi>⋅</mi>
      <msup>
        <mn>3</mn>
        <mn>3</mn>
      </msup>
      <mi>⋅</mi>
      <mn>5</mn>
      <mi>⋅</mi>
      <mn>7</mn>
    </mrow>
    <annotation encoding="StarMath 5.0">{2} ^ {3} ⋅ {3} ^ {3} ⋅ 5 ⋅ 7</annotation>
  </semantics>
</math>
</file>

<file path=Object 41/content.xml><?xml version="1.0" encoding="utf-8"?>
<math xmlns="http://www.w3.org/1998/Math/MathML" display="block">
  <semantics>
    <mrow>
      <mrow>
        <mrow>
          <mo stretchy="false">−</mo>
          <mfrac>
            <mn>5</mn>
            <mn>6</mn>
          </mfrac>
        </mrow>
        <mo stretchy="false">−</mo>
        <mrow>
          <mo fence="true" stretchy="true">(</mo>
          <mrow>
            <mrow>
              <mo stretchy="false">−</mo>
              <mfrac>
                <mn>3</mn>
                <mn>10</mn>
              </mfrac>
            </mrow>
          </mrow>
          <mo fence="true" stretchy="true">)</mo>
        </mrow>
      </mrow>
      <mo stretchy="false">→</mo>
      <mtext>LCD=30</mtext>
      <mrow>
        <mrow>
          <mo stretchy="false">→</mo>
          <mo stretchy="false">−</mo>
          <mrow>
            <mfrac>
              <mn>5</mn>
              <mn>6</mn>
            </mfrac>
            <mo stretchy="false">⋅</mo>
            <mrow>
              <mo fence="true" stretchy="true">(</mo>
              <mrow>
                <mfrac>
                  <mn>5</mn>
                  <mn>5</mn>
                </mfrac>
              </mrow>
              <mo fence="true" stretchy="true">)</mo>
            </mrow>
          </mrow>
          <mo stretchy="false">+</mo>
          <mrow>
            <mfrac>
              <mn>3</mn>
              <mn>10</mn>
            </mfrac>
            <mo stretchy="false">⋅</mo>
            <mfrac>
              <mn>3</mn>
              <mn>3</mn>
            </mfrac>
          </mrow>
        </mrow>
        <mo stretchy="false">=</mo>
        <mfrac>
          <mrow>
            <mrow>
              <mo stretchy="false">−</mo>
              <mn>25</mn>
            </mrow>
            <mo stretchy="false">+</mo>
            <mn>9</mn>
          </mrow>
          <mn>30</mn>
        </mfrac>
        <mo stretchy="false">=</mo>
        <mfrac>
          <mrow>
            <mo stretchy="false">−</mo>
            <mn>16</mn>
          </mrow>
          <mn>30</mn>
        </mfrac>
        <mo stretchy="false">=</mo>
        <mrow>
          <mo stretchy="false">−</mo>
          <mfrac>
            <mn>8</mn>
            <mn>15</mn>
          </mfrac>
        </mrow>
      </mrow>
    </mrow>
    <annotation encoding="StarMath 5.0">-{{5} over {6}} - left (-{{3} over {10} } right ) rightarrow "LCD=30" rightarrow  -{{5} over {6}} cdot left ({{5} over {5} } right ) +  {{3} over {10}} cdot {{3} over {3} } = {-25+9} over 30 =-16 over 30 = - {8 over 15}</annotation>
  </semantics>
</math>
</file>

<file path=Object 42/content.xml><?xml version="1.0" encoding="utf-8"?>
<math xmlns="http://www.w3.org/1998/Math/MathML" display="block">
  <semantics>
    <mrow>
      <mrow>
        <mn>18</mn>
        <mo stretchy="false">/</mo>
        <mn>2</mn>
      </mrow>
      <mi>→</mi>
      <mrow>
        <mn>9</mn>
        <mo stretchy="false">/</mo>
        <mn>3</mn>
      </mrow>
      <mi>→</mi>
      <mn>3</mn>
      <mi>⇒</mi>
      <mn>2</mn>
      <mi>⋅</mi>
      <mn>3</mn>
      <mi>⋅</mi>
      <mrow>
        <mn>3</mn>
        <mo stretchy="false">=</mo>
        <mn>2</mn>
      </mrow>
      <mi>⋅</mi>
      <msup>
        <mn>3</mn>
        <mn>2</mn>
      </msup>
    </mrow>
    <annotation encoding="StarMath 5.0">{18} / {2} → {9} / {3} → 3 ⇒ 2 ⋅ 3 ⋅ 3 = 2 ⋅ {3} ^ {2}</annotation>
  </semantics>
</math>
</file>

<file path=Object 43/content.xml><?xml version="1.0" encoding="utf-8"?>
<math xmlns="http://www.w3.org/1998/Math/MathML" display="block">
  <semantics>
    <mrow>
      <mn>2</mn>
      <mrow>
        <mfrac>
          <mn>5</mn>
          <mn>6</mn>
        </mfrac>
        <mo stretchy="false">+</mo>
        <mn>11</mn>
      </mrow>
      <mfrac>
        <mn>2</mn>
        <mn>3</mn>
      </mfrac>
      <mo stretchy="false">→</mo>
      <mtext>Add Wholes then Fractions</mtext>
      <mo stretchy="false">→</mo>
      <mrow>
        <mn>2</mn>
        <mo stretchy="false">+</mo>
        <mn>11</mn>
      </mrow>
      <mo stretchy="false">⋯</mo>
      <mrow>
        <mrow>
          <mfrac>
            <mn>5</mn>
            <mn>6</mn>
          </mfrac>
          <mo stretchy="false">+</mo>
          <mrow>
            <mfrac>
              <mn>2</mn>
              <mn>3</mn>
            </mfrac>
            <mo stretchy="false">⋅</mo>
            <mfrac>
              <mn>2</mn>
              <mn>2</mn>
            </mfrac>
          </mrow>
        </mrow>
        <mo stretchy="false">=</mo>
        <mn>13</mn>
      </mrow>
      <mrow>
        <mfrac>
          <mn>9</mn>
          <mn>6</mn>
        </mfrac>
        <mo stretchy="false">=</mo>
        <mn>14</mn>
      </mrow>
      <mfrac>
        <mn>1</mn>
        <mn>2</mn>
      </mfrac>
    </mrow>
    <annotation encoding="StarMath 5.0">2 {5} over {6} + 11 {2} over {3} rightarrow "Add Wholes then Fractions" rightarrow 2 +11 dotsaxis {5} over {6} +  {2} over {3} cdot {{2} over {2} } = 13 {9} over {6} = 14 {1} over {2} </annotation>
  </semantics>
</math>
</file>

<file path=Object 44/content.xml><?xml version="1.0" encoding="utf-8"?>
<math xmlns="http://www.w3.org/1998/Math/MathML" display="block">
  <semantics>
    <mrow>
      <mrow>
        <mn>24</mn>
        <mo stretchy="false">/</mo>
        <mn>2</mn>
      </mrow>
      <mi>→</mi>
      <mrow>
        <mn>12</mn>
        <mo stretchy="false">/</mo>
        <mn>2</mn>
      </mrow>
      <mi>→</mi>
      <mrow>
        <mn>6</mn>
        <mo stretchy="false">/</mo>
        <mn>2</mn>
      </mrow>
      <mi>→</mi>
      <mn>3</mn>
      <mi>⇒</mi>
      <mn>2</mn>
      <mi>⋅</mi>
      <mn>2</mn>
      <mi>⋅</mi>
      <mn>2</mn>
      <mi>⋅</mi>
      <mrow>
        <mn>3</mn>
        <mo stretchy="false">=</mo>
        <msup>
          <mn>2</mn>
          <mn>3</mn>
        </msup>
      </mrow>
      <mi>⋅</mi>
      <mn>3</mn>
    </mrow>
    <annotation encoding="StarMath 5.0">{24} / {2} → {12} / {2} → {6} / {2} → 3 ⇒ 2 ⋅ 2 ⋅ 2 ⋅ 3 = {2} ^ {3} ⋅ 3</annotation>
  </semantics>
</math>
</file>

<file path=Object 45/content.xml><?xml version="1.0" encoding="utf-8"?>
<math xmlns="http://www.w3.org/1998/Math/MathML" display="block">
  <semantics>
    <mrow>
      <mn>3</mn>
      <mrow>
        <mfrac>
          <mn>5</mn>
          <mn>6</mn>
        </mfrac>
        <mo stretchy="false">+</mo>
        <mn>4</mn>
      </mrow>
      <mrow>
        <mfrac>
          <mn>3</mn>
          <mn>4</mn>
        </mfrac>
        <mo stretchy="false">=</mo>
        <mrow>
          <mfrac>
            <mrow>
              <mrow>
                <mn>3</mn>
                <mo stretchy="false">⋅</mo>
                <mn>6</mn>
              </mrow>
              <mo stretchy="false">+</mo>
              <mn>5</mn>
            </mrow>
            <mn>6</mn>
          </mfrac>
          <mo stretchy="false">+</mo>
          <mfrac>
            <mrow>
              <mrow>
                <mn>4</mn>
                <mo stretchy="false">⋅</mo>
                <mn>4</mn>
              </mrow>
              <mo stretchy="false">+</mo>
              <mn>3</mn>
            </mrow>
            <mn>4</mn>
          </mfrac>
        </mrow>
        <mo stretchy="false">=</mo>
        <mrow>
          <mfrac>
            <mn>23</mn>
            <mn>6</mn>
          </mfrac>
          <mo stretchy="false">+</mo>
          <mfrac>
            <mn>19</mn>
            <mn>4</mn>
          </mfrac>
        </mrow>
      </mrow>
      <mo stretchy="false">→</mo>
      <mtext>LCD=12</mtext>
      <mo stretchy="false">→</mo>
      <mrow>
        <mrow>
          <mrow>
            <mfrac>
              <mn>2</mn>
              <mn>2</mn>
            </mfrac>
            <mo stretchy="false">⋅</mo>
            <mfrac>
              <mn>23</mn>
              <mn>6</mn>
            </mfrac>
          </mrow>
          <mo stretchy="false">+</mo>
          <mrow>
            <mfrac>
              <mn>19</mn>
              <mn>4</mn>
            </mfrac>
            <mo stretchy="false">⋅</mo>
            <mfrac>
              <mn>3</mn>
              <mn>3</mn>
            </mfrac>
          </mrow>
        </mrow>
        <mo stretchy="false">=</mo>
        <mfrac>
          <mrow>
            <mn>46</mn>
            <mo stretchy="false">+</mo>
            <mn>57</mn>
          </mrow>
          <mn>12</mn>
        </mfrac>
        <mo stretchy="false">=</mo>
        <mfrac>
          <mn>103</mn>
          <mn>12</mn>
        </mfrac>
        <mo stretchy="false">=</mo>
        <mn>8</mn>
      </mrow>
      <mfrac>
        <mn>7</mn>
        <mn>12</mn>
      </mfrac>
    </mrow>
    <annotation encoding="StarMath 5.0">3 {5} over {6} + 4 {3} over 4 = {3 cdot 6 + 5} over {6} + {4 cdot 4 +3} over {4} 
= 23 over 6 + 19 over 4
 rightarrow "LCD=12" rightarrow {2 over 2} cdot  {23 over 6} + {19 over 4} cdot  {3 over 3} = {46 + 57} over {12} = 103 over 12 = 8 7 over 12
 </annotation>
  </semantics>
</math>
</file>

<file path=Object 46/content.xml><?xml version="1.0" encoding="utf-8"?>
<math xmlns="http://www.w3.org/1998/Math/MathML" display="block">
  <semantics>
    <mrow>
      <mn>2</mn>
      <mi>⋅</mi>
      <mn>3</mn>
    </mrow>
    <annotation encoding="StarMath 5.0">2 ⋅ 3</annotation>
  </semantics>
</math>
</file>

<file path=Object 47/content.xml><?xml version="1.0" encoding="utf-8"?>
<math xmlns="http://www.w3.org/1998/Math/MathML" display="block">
  <semantics>
    <mrow>
      <mn>21</mn>
      <mrow>
        <msqrt>
          <mn>45,693</mn>
        </msqrt>
        <mo stretchy="false">=</mo>
        <mn>4488.9434</mn>
      </mrow>
    </mrow>
    <annotation encoding="StarMath 5.0">21 sqrt{45,693} = 4488.9434</annotation>
  </semantics>
</math>
</file>

<file path=Object 48/content.xml><?xml version="1.0" encoding="utf-8"?>
<math xmlns="http://www.w3.org/1998/Math/MathML" display="block">
  <semantics>
    <mrow>
      <mrow>
        <mn>168</mn>
        <mo stretchy="false">/</mo>
        <mn>2</mn>
      </mrow>
      <mi>→</mi>
      <mrow>
        <mn>84</mn>
        <mo stretchy="false">/</mo>
        <mn>2</mn>
      </mrow>
      <mi>→</mi>
      <mrow>
        <mn>42</mn>
        <mo stretchy="false">/</mo>
        <mn>2</mn>
      </mrow>
      <mi>→</mi>
      <mrow>
        <mn>21</mn>
        <mo stretchy="false">/</mo>
        <mn>3</mn>
      </mrow>
      <mi>→</mi>
      <mn>7</mn>
      <mi>⇒</mi>
      <mn>2</mn>
      <mi>⋅</mi>
      <mn>2</mn>
      <mi>⋅</mi>
      <mn>2</mn>
      <mi>⋅</mi>
      <mn>3</mn>
      <mi>⋅</mi>
      <mrow>
        <mn>7</mn>
        <mo stretchy="false">=</mo>
        <msup>
          <mn>2</mn>
          <mn>3</mn>
        </msup>
      </mrow>
      <mi>⋅</mi>
      <mn>3</mn>
      <mi>⋅</mi>
      <mn>7</mn>
    </mrow>
    <annotation encoding="StarMath 5.0">{168} / {2} → {84} / {2} → {42} / {2} → {21} / {3} → 7 ⇒ 2 ⋅ 2 ⋅ 2 ⋅ 3 ⋅ 7 = {2} ^ {3} ⋅ 3 ⋅ 7</annotation>
  </semantics>
</math>
</file>

<file path=Object 49/content.xml><?xml version="1.0" encoding="utf-8"?>
<math xmlns="http://www.w3.org/1998/Math/MathML" display="block">
  <semantics>
    <mrow>
      <msqrt>
        <mn>49</mn>
      </msqrt>
      <mo stretchy="false">=</mo>
      <mn>7</mn>
    </mrow>
    <annotation encoding="StarMath 5.0">sqrt{49} = 7 </annotation>
  </semantics>
</math>
</file>

<file path=Object 5/content.xml><?xml version="1.0" encoding="utf-8"?>
<math xmlns="http://www.w3.org/1998/Math/MathML" display="block">
  <semantics>
    <mrow>
      <mrow>
        <mfrac>
          <mn>23</mn>
          <mn>5</mn>
        </mfrac>
        <mo stretchy="false">=</mo>
        <mn>23</mn>
      </mrow>
      <mi>÷</mi>
      <mrow>
        <mn>5</mn>
        <mo stretchy="false">=</mo>
        <mn>4</mn>
      </mrow>
      <mi>R</mi>
      <mrow>
        <mn>3</mn>
        <mo stretchy="false">=</mo>
        <mn>4</mn>
      </mrow>
      <mfrac>
        <mn>3</mn>
        <mn>5</mn>
      </mfrac>
    </mrow>
    <annotation encoding="StarMath 5.0">{23} over {5} = 23 ÷ 5 = 4 R 3 = 4 {3} over {5}</annotation>
  </semantics>
</math>
</file>

<file path=Object 50/content.xml><?xml version="1.0" encoding="utf-8"?>
<math xmlns="http://www.w3.org/1998/Math/MathML" display="block">
  <semantics>
    <mrow>
      <mrow>
        <mn>280</mn>
        <mo stretchy="false">/</mo>
        <mn>2</mn>
      </mrow>
      <mi>→</mi>
      <mrow>
        <mn>140</mn>
        <mo stretchy="false">/</mo>
        <mn>2</mn>
      </mrow>
      <mi>→</mi>
      <mrow>
        <mn>70</mn>
        <mo stretchy="false">/</mo>
        <mn>2</mn>
      </mrow>
      <mi>→</mi>
      <mrow>
        <mn>35</mn>
        <mo stretchy="false">/</mo>
        <mn>5</mn>
      </mrow>
      <mi>→</mi>
      <mn>7</mn>
      <mi>⇒</mi>
      <mn>2</mn>
      <mi>⋅</mi>
      <mn>2</mn>
      <mi>⋅</mi>
      <mn>2</mn>
      <mi>⋅</mi>
      <mn>5</mn>
      <mi>⋅</mi>
      <mrow>
        <mn>7</mn>
        <mo stretchy="false">=</mo>
        <msup>
          <mn>2</mn>
          <mn>3</mn>
        </msup>
      </mrow>
      <mi>⋅</mi>
      <mn>5</mn>
      <mi>⋅</mi>
      <mn>7</mn>
    </mrow>
    <annotation encoding="StarMath 5.0">{280} / {2} → {140} / {2} → {70} / {2} → {35} / {5} → 7 ⇒ 2 ⋅ 2 ⋅ 2 ⋅ 5 ⋅ 7 = {2} ^ {3} ⋅ 5 ⋅ 7</annotation>
  </semantics>
</math>
</file>

<file path=Object 51/content.xml><?xml version="1.0" encoding="utf-8"?>
<math xmlns="http://www.w3.org/1998/Math/MathML" display="block">
  <semantics>
    <mrow>
      <msqrt>
        <mn>64</mn>
      </msqrt>
      <mo stretchy="false">=</mo>
      <mn>8</mn>
    </mrow>
    <annotation encoding="StarMath 5.0">sqrt{64} = 8 </annotation>
  </semantics>
</math>
</file>

<file path=Object 52/content.xml><?xml version="1.0" encoding="utf-8"?>
<math xmlns="http://www.w3.org/1998/Math/MathML" display="block">
  <semantics>
    <mrow>
      <msup>
        <mn>2</mn>
        <mn>3</mn>
      </msup>
      <mi>⋅</mi>
      <mrow>
        <mn>7</mn>
        <mo stretchy="false">=</mo>
        <mrow>
          <mn>8</mn>
          <mo stretchy="false">⋅</mo>
          <mn>7</mn>
        </mrow>
        <mo stretchy="false">=</mo>
        <mn>56</mn>
      </mrow>
    </mrow>
    <annotation encoding="StarMath 5.0">2^3 ⋅ 7 = 8 cdot 7 = 56</annotation>
  </semantics>
</math>
</file>

<file path=Object 53/content.xml><?xml version="1.0" encoding="utf-8"?>
<math xmlns="http://www.w3.org/1998/Math/MathML" display="block">
  <semantics>
    <mrow>
      <mrow>
        <msqrt>
          <mn>128</mn>
        </msqrt>
        <mo stretchy="false">=</mo>
        <msqrt>
          <mrow>
            <mn>64</mn>
            <mo stretchy="false">⋅</mo>
            <mn>2</mn>
          </mrow>
        </msqrt>
        <mo stretchy="false">=</mo>
        <mrow>
          <msqrt>
            <mn>64</mn>
          </msqrt>
          <mo stretchy="false">⋅</mo>
          <msqrt>
            <mn>2</mn>
          </msqrt>
        </mrow>
        <mo stretchy="false">=</mo>
        <mn>8</mn>
      </mrow>
      <msqrt>
        <mn>2</mn>
      </msqrt>
    </mrow>
    <annotation encoding="StarMath 5.0">sqrt{128} = sqrt{64 cdot 2 } = sqrt{64} cdot sqrt{2} = 8 sqrt{2} </annotation>
  </semantics>
</math>
</file>

<file path=Object 54/content.xml><?xml version="1.0" encoding="utf-8"?>
<math xmlns="http://www.w3.org/1998/Math/MathML" display="block">
  <semantics>
    <mrow>
      <mrow>
        <mn>84</mn>
        <mo stretchy="false">/</mo>
        <mn>2</mn>
      </mrow>
      <mi>→</mi>
      <mrow>
        <mn>42</mn>
        <mo stretchy="false">/</mo>
        <mn>2</mn>
      </mrow>
      <mi>→</mi>
      <mrow>
        <mn>21</mn>
        <mo stretchy="false">/</mo>
        <mn>3</mn>
      </mrow>
      <mi>→</mi>
      <mn>7</mn>
      <mi>⇒</mi>
      <mn>2</mn>
      <mi>⋅</mi>
      <mn>2</mn>
      <mi>⋅</mi>
      <mn>3</mn>
      <mi>⋅</mi>
      <mrow>
        <mn>7</mn>
        <mo stretchy="false">=</mo>
        <msup>
          <mn>2</mn>
          <mn>2</mn>
        </msup>
      </mrow>
      <mi>⋅</mi>
      <mn>3</mn>
      <mi>⋅</mi>
      <mn>7</mn>
    </mrow>
    <annotation encoding="StarMath 5.0">{84} / {2} → {42} / {2} → {21} / {3} → 7 ⇒ 2 ⋅ 2 ⋅ 3 ⋅ 7 = {2} ^ {2} ⋅ 3 ⋅ 7</annotation>
  </semantics>
</math>
</file>

<file path=Object 55/content.xml><?xml version="1.0" encoding="utf-8"?>
<math xmlns="http://www.w3.org/1998/Math/MathML" display="block">
  <semantics>
    <mrow>
      <mn>5</mn>
      <mrow>
        <msqrt>
          <mn>27</mn>
        </msqrt>
        <mo stretchy="false">=</mo>
        <mn>5</mn>
      </mrow>
      <mrow>
        <msqrt>
          <mrow>
            <mn>9</mn>
            <mo stretchy="false">⋅</mo>
            <mn>3</mn>
          </mrow>
        </msqrt>
        <mo stretchy="false">=</mo>
        <mrow>
          <mn>5</mn>
          <mo stretchy="false">⋅</mo>
          <mn>3</mn>
        </mrow>
      </mrow>
      <mrow>
        <msqrt>
          <mn>3</mn>
        </msqrt>
        <mo stretchy="false">=</mo>
        <mn>15</mn>
      </mrow>
      <msqrt>
        <mn>3</mn>
      </msqrt>
      <mtext> or pair prime factors </mtext>
      <mn>5</mn>
      <mrow>
        <msqrt>
          <mrow>
            <mstyle color="blue">
              <mrow>
                <mn>3</mn>
                <mo stretchy="false">⋅</mo>
                <mn>3</mn>
              </mrow>
            </mstyle>
            <mo stretchy="false">⋅</mo>
            <mn>3</mn>
          </mrow>
        </msqrt>
        <mo stretchy="false">=</mo>
        <mrow>
          <mn>5</mn>
          <mo stretchy="false">⋅</mo>
          <mn>3</mn>
        </mrow>
      </mrow>
      <mrow>
        <msqrt>
          <mn>3</mn>
        </msqrt>
        <mo stretchy="false">=</mo>
        <mn>15</mn>
      </mrow>
      <msqrt>
        <mn>3</mn>
      </msqrt>
    </mrow>
    <annotation encoding="StarMath 5.0">5 sqrt{27} = 5 sqrt{9 cdot 3 } = 5 cdot 3 sqrt{3} = 15 sqrt {3}" or pair prime factors "  5 sqrt{ color blue { 3 cdot 3} cdot 3 } = 5 cdot 3 sqrt{3} = 15 sqrt {3}</annotation>
  </semantics>
</math>
</file>

<file path=Object 56/content.xml><?xml version="1.0" encoding="utf-8"?>
<math xmlns="http://www.w3.org/1998/Math/MathML" display="block">
  <semantics>
    <mrow>
      <mrow>
        <mn>168</mn>
        <mo stretchy="false">/</mo>
        <mn>2</mn>
      </mrow>
      <mi>→</mi>
      <mrow>
        <mn>84</mn>
        <mo stretchy="false">/</mo>
        <mn>2</mn>
      </mrow>
      <mi>→</mi>
      <mrow>
        <mn>42</mn>
        <mo stretchy="false">/</mo>
        <mn>2</mn>
      </mrow>
      <mi>→</mi>
      <mrow>
        <mn>21</mn>
        <mo stretchy="false">/</mo>
        <mn>3</mn>
      </mrow>
      <mi>→</mi>
      <mn>7</mn>
      <mi>⇒</mi>
      <mn>2</mn>
      <mi>⋅</mi>
      <mn>2</mn>
      <mi>⋅</mi>
      <mn>2</mn>
      <mi>⋅</mi>
      <mn>3</mn>
      <mi>⋅</mi>
      <mrow>
        <mn>7</mn>
        <mo stretchy="false">=</mo>
        <msup>
          <mn>2</mn>
          <mn>3</mn>
        </msup>
      </mrow>
      <mi>⋅</mi>
      <mn>3</mn>
      <mi>⋅</mi>
      <mn>7</mn>
    </mrow>
    <annotation encoding="StarMath 5.0">{168} / {2} → {84} / {2} → {42} / {2} → {21} / {3} → 7 ⇒ 2 ⋅ 2 ⋅ 2 ⋅ 3 ⋅ 7 = {2} ^ {3} ⋅ 3 ⋅ 7</annotation>
  </semantics>
</math>
</file>

<file path=Object 57/content.xml><?xml version="1.0" encoding="utf-8"?>
<math xmlns="http://www.w3.org/1998/Math/MathML" display="block">
  <semantics>
    <mrow>
      <mn>15</mn>
      <mrow>
        <msqrt>
          <mn>242</mn>
        </msqrt>
        <mo stretchy="false">=</mo>
        <mn>15</mn>
      </mrow>
      <mrow>
        <msqrt>
          <mrow>
            <mn>2</mn>
            <mo stretchy="false">⋅</mo>
            <mn>121</mn>
          </mrow>
        </msqrt>
        <mo stretchy="false">=</mo>
        <mn>15</mn>
      </mrow>
      <msqrt>
        <mn>2</mn>
      </msqrt>
      <mrow>
        <msqrt>
          <mn>121</mn>
        </msqrt>
        <mo stretchy="false">=</mo>
        <mrow>
          <mn>15</mn>
          <mo stretchy="false">⋅</mo>
          <mn>11</mn>
        </mrow>
      </mrow>
      <mrow>
        <msqrt>
          <mn>2</mn>
        </msqrt>
        <mo stretchy="false">=</mo>
        <mn>165</mn>
      </mrow>
      <msqrt>
        <mn>2</mn>
      </msqrt>
    </mrow>
    <annotation encoding="StarMath 5.0">15 sqrt{242} = 15 sqrt{2 cdot 121} = 15 sqrt{2} sqrt{121} = 15 cdot 11 sqrt{2} = 165 sqrt{2} 
</annotation>
  </semantics>
</math>
</file>

<file path=Object 58/content.xml><?xml version="1.0" encoding="utf-8"?>
<math xmlns="http://www.w3.org/1998/Math/MathML" display="block">
  <semantics>
    <mrow>
      <mrow>
        <mn>3</mn>
        <mo stretchy="false">+</mo>
        <mn>2</mn>
      </mrow>
      <mrow>
        <mrow>
          <mo fence="true" stretchy="true">[</mo>
          <mrow>
            <mrow>
              <mn>4</mn>
              <mrow>
                <mo fence="true" stretchy="true">(</mo>
                <mrow>
                  <mrow>
                    <mn>2</mn>
                    <mi>−</mi>
                    <mn>9</mn>
                  </mrow>
                </mrow>
                <mo fence="true" stretchy="true">)</mo>
              </mrow>
              <mi>−</mi>
              <mn>2</mn>
              <mrow>
                <mo fence="true" stretchy="true">(</mo>
                <mrow>
                  <mrow>
                    <mn>5</mn>
                    <mi>−</mi>
                    <mn>16</mn>
                  </mrow>
                </mrow>
                <mo fence="true" stretchy="true">)</mo>
              </mrow>
            </mrow>
          </mrow>
          <mo fence="true" stretchy="true">]</mo>
        </mrow>
        <mo stretchy="false">=</mo>
        <mrow>
          <mn>3</mn>
          <mo stretchy="false">+</mo>
          <mn>2</mn>
        </mrow>
      </mrow>
      <mrow>
        <mrow>
          <mo fence="true" stretchy="true">[</mo>
          <mrow>
            <mrow>
              <mn>4</mn>
              <mrow>
                <mo fence="true" stretchy="true">(</mo>
                <mrow>
                  <mrow>
                    <mi>−</mi>
                    <mn>7</mn>
                  </mrow>
                </mrow>
                <mo fence="true" stretchy="true">)</mo>
              </mrow>
              <mi>−</mi>
              <mn>2</mn>
              <mrow>
                <mo fence="true" stretchy="true">(</mo>
                <mrow>
                  <mrow>
                    <mi>−</mi>
                    <mn>11</mn>
                  </mrow>
                </mrow>
                <mo fence="true" stretchy="true">)</mo>
              </mrow>
            </mrow>
          </mrow>
          <mo fence="true" stretchy="true">]</mo>
        </mrow>
        <mo stretchy="false">=</mo>
        <mrow>
          <mn>3</mn>
          <mo stretchy="false">+</mo>
          <mn>2</mn>
        </mrow>
      </mrow>
      <mrow>
        <mrow>
          <mo fence="true" stretchy="true">[</mo>
          <mrow>
            <mrow>
              <mi>−</mi>
              <mrow>
                <mn>28</mn>
                <mo stretchy="false">+</mo>
                <mn>22</mn>
              </mrow>
            </mrow>
          </mrow>
          <mo fence="true" stretchy="true">]</mo>
        </mrow>
        <mo stretchy="false">=</mo>
        <mrow>
          <mn>3</mn>
          <mo stretchy="false">+</mo>
          <mn>2</mn>
        </mrow>
      </mrow>
      <mrow>
        <mo fence="true" stretchy="true">[</mo>
        <mrow>
          <mrow>
            <mi>−</mi>
            <mn>6</mn>
          </mrow>
        </mrow>
        <mo fence="true" stretchy="true">]</mo>
      </mrow>
    </mrow>
    <annotation encoding="StarMath 5.0">3 + 2 left [4 left (2 − 9 right ) − 2 left (5 − 16 right ) right ] = 3 + 2 left [4 left (− 7 right ) − 2 left (− 11 right ) right ] = 3 + 2 left [− 28 + 22 right ] = 3 + 2 left [− 6 right ] </annotation>
  </semantics>
</math>
</file>

<file path=Object 59/content.xml><?xml version="1.0" encoding="utf-8"?>
<math xmlns="http://www.w3.org/1998/Math/MathML" display="block">
  <semantics>
    <mrow>
      <mrow>
        <mrow>
          <msqrt>
            <mn>15</mn>
          </msqrt>
          <mo stretchy="false">⋅</mo>
          <msqrt>
            <mn>6</mn>
          </msqrt>
        </mrow>
        <mo stretchy="false">=</mo>
        <mrow>
          <msqrt>
            <mrow>
              <mn>3</mn>
              <mo stretchy="false">⋅</mo>
              <mn>5</mn>
            </mrow>
          </msqrt>
          <mo stretchy="false">⋅</mo>
          <msqrt>
            <mrow>
              <mn>2</mn>
              <mo stretchy="false">⋅</mo>
              <mn>3</mn>
            </mrow>
          </msqrt>
        </mrow>
        <mo stretchy="false">=</mo>
        <msqrt>
          <mrow>
            <mn>2</mn>
            <mo stretchy="false">⋅</mo>
            <mn>3</mn>
            <mo stretchy="false">⋅</mo>
            <mn>3</mn>
            <mo stretchy="false">⋅</mo>
            <mn>5</mn>
          </mrow>
        </msqrt>
        <mo stretchy="false">=</mo>
        <mn>3</mn>
      </mrow>
      <mrow>
        <msqrt>
          <mrow>
            <mn>2</mn>
            <mo stretchy="false">⋅</mo>
            <mn>5</mn>
          </mrow>
        </msqrt>
        <mo stretchy="false">=</mo>
        <mn>3</mn>
      </mrow>
      <msqrt>
        <mn>10</mn>
      </msqrt>
    </mrow>
    <annotation encoding="StarMath 5.0">sqrt{15} cdot sqrt{6} = sqrt{3 cdot 5} cdot sqrt{2 cdot 3} = sqrt{2 cdot 3 cdot 3 cdot 5} = 3 sqrt{ 2 cdot 5 }  = 3  sqrt{ 10} </annotation>
  </semantics>
</math>
</file>

<file path=Object 6/content.xml><?xml version="1.0" encoding="utf-8"?>
<math xmlns="http://www.w3.org/1998/Math/MathML" display="block">
  <semantics>
    <mrow>
      <mrow>
        <mn>220</mn>
        <mo stretchy="false">/</mo>
        <mn>2</mn>
      </mrow>
      <mi>→</mi>
      <mrow>
        <mn>110</mn>
        <mo stretchy="false">/</mo>
        <mn>2</mn>
      </mrow>
      <mi>→</mi>
      <mrow>
        <mn>55</mn>
        <mo stretchy="false">/</mo>
        <mn>5</mn>
      </mrow>
      <mi>→</mi>
      <mn>11</mn>
      <mi>⇒</mi>
      <mn>2</mn>
      <mi>⋅</mi>
      <mn>2</mn>
      <mi>⋅</mi>
      <mn>5</mn>
      <mi>⋅</mi>
      <mrow>
        <mn>11</mn>
        <mo stretchy="false">=</mo>
        <msup>
          <mn>2</mn>
          <mn>2</mn>
        </msup>
      </mrow>
      <mi>⋅</mi>
      <mn>5</mn>
      <mi>⋅</mi>
      <mn>11</mn>
    </mrow>
    <annotation encoding="StarMath 5.0">{220} / {2} → {110} / {2} → {55} / {5} → 11 ⇒ 2 ⋅ 2 ⋅ 5 ⋅ 11 = {2} ^ {2} ⋅ 5 ⋅ 11</annotation>
  </semantics>
</math>
</file>

<file path=Object 60/content.xml><?xml version="1.0" encoding="utf-8"?>
<math xmlns="http://www.w3.org/1998/Math/MathML" display="block">
  <semantics>
    <mrow>
      <mn>12</mn>
      <mi>−</mi>
      <mn>3</mn>
      <mrow>
        <mrow>
          <mo fence="true" stretchy="true">[</mo>
          <mrow>
            <mrow>
              <mn>3</mn>
              <mrow>
                <mo fence="true" stretchy="true">(</mo>
                <mrow>
                  <mrow>
                    <mn>8</mn>
                    <mi>−</mi>
                    <mn>8</mn>
                  </mrow>
                </mrow>
                <mo fence="true" stretchy="true">)</mo>
              </mrow>
              <mi>−</mi>
              <mn>2</mn>
              <mrow>
                <mo fence="true" stretchy="true">(</mo>
                <mrow>
                  <mrow>
                    <mn>15</mn>
                    <mi>−</mi>
                    <mn>9</mn>
                  </mrow>
                </mrow>
                <mo fence="true" stretchy="true">)</mo>
              </mrow>
            </mrow>
          </mrow>
          <mo fence="true" stretchy="true">]</mo>
        </mrow>
        <mo stretchy="false">=</mo>
        <mn>12</mn>
      </mrow>
      <mi>−</mi>
      <mn>3</mn>
      <mrow>
        <mrow>
          <mo fence="true" stretchy="true">[</mo>
          <mrow>
            <mrow>
              <mn>3</mn>
              <mi>⋅</mi>
              <mn>0</mn>
              <mi>−</mi>
              <mn>2</mn>
              <mi>⋅</mi>
              <mn>6</mn>
            </mrow>
          </mrow>
          <mo fence="true" stretchy="true">]</mo>
        </mrow>
        <mo stretchy="false">=</mo>
        <mn>12</mn>
      </mrow>
      <mi>−</mi>
      <mn>3</mn>
      <mrow>
        <mrow>
          <mo fence="true" stretchy="true">[</mo>
          <mrow>
            <mrow>
              <mn>0</mn>
              <mi>−</mi>
              <mn>12</mn>
            </mrow>
          </mrow>
          <mo fence="true" stretchy="true">]</mo>
        </mrow>
        <mo stretchy="false">=</mo>
        <mn>12</mn>
      </mrow>
      <mi>−</mi>
      <mn>3</mn>
      <mrow>
        <mrow>
          <mo fence="true" stretchy="true">[</mo>
          <mrow>
            <mrow>
              <mi>−</mi>
              <mn>12</mn>
            </mrow>
          </mrow>
          <mo fence="true" stretchy="true">]</mo>
        </mrow>
        <mo stretchy="false">=</mo>
        <mrow>
          <mn>12</mn>
          <mo stretchy="false">+</mo>
          <mn>36</mn>
        </mrow>
      </mrow>
    </mrow>
    <annotation encoding="StarMath 5.0">12 − 3 left [3 left (8 − 8 right ) − 2 left (15 − 9 right ) right ] = 12 − 3 left [3 ⋅ 0 − 2 ⋅ 6 right ] = 12 − 3 left [0 − 12 right ] = 12 − 3 left [− 12 right ] = 12 + 36</annotation>
  </semantics>
</math>
</file>

<file path=Object 61/content.xml><?xml version="1.0" encoding="utf-8"?>
<math xmlns="http://www.w3.org/1998/Math/MathML" display="block">
  <semantics>
    <mrow>
      <mrow>
        <mrow>
          <msqrt>
            <mn>30</mn>
          </msqrt>
          <mo stretchy="false">⋅</mo>
          <msqrt>
            <mn>70</mn>
          </msqrt>
        </mrow>
        <mo stretchy="false">=</mo>
        <mrow>
          <msqrt>
            <mn>3</mn>
          </msqrt>
          <mo stretchy="false">⋅</mo>
          <msqrt>
            <mn>10</mn>
          </msqrt>
          <mo stretchy="false">⋅</mo>
          <msqrt>
            <mn>7</mn>
          </msqrt>
          <mo stretchy="false">⋅</mo>
          <msqrt>
            <mn>10</mn>
          </msqrt>
        </mrow>
        <mo stretchy="false">=</mo>
        <mn>10</mn>
      </mrow>
      <mrow>
        <msqrt>
          <mrow>
            <mn>3</mn>
            <mo stretchy="false">⋅</mo>
            <mn>7</mn>
          </mrow>
        </msqrt>
        <mo stretchy="false">=</mo>
        <mn>10</mn>
      </mrow>
      <msqrt>
        <mn>21</mn>
      </msqrt>
    </mrow>
    <annotation encoding="StarMath 5.0">sqrt{30} cdot sqrt{70} = sqrt{3} cdot sqrt{10} cdot sqrt{7} cdot sqrt{10} = 10 sqrt{3 cdot 7} = 10 sqrt{21} </annotation>
  </semantics>
</math>
</file>

<file path=Object 62/content.xml><?xml version="1.0" encoding="utf-8"?>
<math xmlns="http://www.w3.org/1998/Math/MathML" display="block">
  <semantics>
    <mrow>
      <mn>3</mn>
      <mo stretchy="false">{</mo>
      <mn>5</mn>
      <mi>−</mi>
      <mn>2</mn>
      <mrow>
        <mo fence="true" stretchy="true">[</mo>
        <mrow>
          <mn>3</mn>
        </mrow>
        <mo fence="true" stretchy="true">]</mo>
      </mrow>
      <mi>−</mi>
      <mn>3</mn>
      <mrow>
        <mo fence="true" stretchy="true">[</mo>
        <mrow>
          <mrow>
            <mi>−</mi>
            <mrow>
              <mn>4</mn>
              <mo stretchy="false">+</mo>
              <mn>4</mn>
            </mrow>
            <mi>⋅</mi>
            <mn>3</mn>
          </mrow>
        </mrow>
        <mo fence="true" stretchy="true">]</mo>
      </mrow>
      <mrow>
        <mo stretchy="false">}</mo>
        <mo stretchy="false">=</mo>
        <mn>3</mn>
      </mrow>
      <mo stretchy="false">{</mo>
      <mn>5</mn>
      <mi>−</mi>
      <mn>6</mn>
      <mi>−</mi>
      <mn>3</mn>
      <mrow>
        <mo fence="true" stretchy="true">[</mo>
        <mrow>
          <mrow>
            <mi>−</mi>
            <mrow>
              <mn>4</mn>
              <mo stretchy="false">+</mo>
              <mn>12</mn>
            </mrow>
          </mrow>
        </mrow>
        <mo fence="true" stretchy="true">]</mo>
      </mrow>
      <mrow>
        <mo stretchy="false">}</mo>
        <mo stretchy="false">=</mo>
        <mn>3</mn>
      </mrow>
      <mo stretchy="false">{</mo>
      <mn>5</mn>
      <mi>−</mi>
      <mn>6</mn>
      <mi>−</mi>
      <mn>3</mn>
      <mrow>
        <mo fence="true" stretchy="true">[</mo>
        <mrow>
          <mn>8</mn>
        </mrow>
        <mo fence="true" stretchy="true">]</mo>
      </mrow>
      <mrow>
        <mo stretchy="false">}</mo>
        <mo stretchy="false">=</mo>
        <mn>3</mn>
      </mrow>
      <mo stretchy="false">{</mo>
      <mn>5</mn>
      <mi>−</mi>
      <mn>6</mn>
      <mi>−</mi>
      <mn>24</mn>
      <mo stretchy="false">}</mo>
    </mrow>
    <annotation encoding="StarMath 5.0">3 \{ 5 − 2 left [3 right ] − 3 left [− 4 + 4 ⋅ 3 right ] \} = 3 \{ 5 − 6 − 3 left [− 4 + 12 right ] \} = 3 \{ 5 − 6 − 3 left [8 right ] \} = 3 \{ 5 − 6 − 24 \}</annotation>
  </semantics>
</math>
</file>

<file path=Object 63/content.xml><?xml version="1.0" encoding="utf-8"?>
<math xmlns="http://www.w3.org/1998/Math/MathML" display="block">
  <semantics>
    <mrow>
      <mn>7</mn>
      <mrow>
        <msqrt>
          <mn>6</mn>
        </msqrt>
        <mo stretchy="false">⋅</mo>
        <mn>7</mn>
      </mrow>
      <mrow>
        <msqrt>
          <mn>8</mn>
        </msqrt>
        <mo stretchy="false">=</mo>
        <mn>7</mn>
      </mrow>
      <mrow>
        <msqrt>
          <mrow>
            <mn>2</mn>
            <mo stretchy="false">⋅</mo>
            <mn>3</mn>
          </mrow>
        </msqrt>
        <mo stretchy="false">⋅</mo>
        <mn>7</mn>
      </mrow>
      <mrow>
        <msqrt>
          <mrow>
            <mn>2</mn>
            <mo stretchy="false">⋅</mo>
            <mn>2</mn>
            <mo stretchy="false">⋅</mo>
            <mn>2</mn>
          </mrow>
        </msqrt>
        <mo stretchy="false">=</mo>
        <mrow>
          <mn>7</mn>
          <mo stretchy="false">⋅</mo>
          <mn>7</mn>
        </mrow>
      </mrow>
      <mrow>
        <msqrt>
          <mrow>
            <mn>2</mn>
            <mo stretchy="false">⋅</mo>
            <mn>2</mn>
            <mo stretchy="false">⋅</mo>
            <mn>2</mn>
            <mo stretchy="false">⋅</mo>
            <mn>2</mn>
            <mo stretchy="false">⋅</mo>
            <mn>3</mn>
          </mrow>
        </msqrt>
        <mo stretchy="false">=</mo>
        <mrow>
          <mn>7</mn>
          <mo stretchy="false">⋅</mo>
          <mn>7</mn>
          <mo stretchy="false">⋅</mo>
          <mn>2</mn>
          <mo stretchy="false">⋅</mo>
          <mn>2</mn>
        </mrow>
      </mrow>
      <mrow>
        <msqrt>
          <mn>3</mn>
        </msqrt>
        <mo stretchy="false">=</mo>
        <mn>196</mn>
      </mrow>
      <msqrt>
        <mn>3</mn>
      </msqrt>
    </mrow>
    <annotation encoding="StarMath 5.0">7 sqrt{6} cdot 7 sqrt{8} = 7 sqrt{2 cdot 3} cdot 7 sqrt{2 cdot 2 cdot 2} = 7 cdot 7 sqrt{2 cdot 2 cdot 2 cdot 2 cdot 3} = 7 cdot 7 cdot 2 cdot 2 sqrt{3} = 196 sqrt{3} </annotation>
  </semantics>
</math>
</file>

<file path=Object 64/content.xml><?xml version="1.0" encoding="utf-8"?>
<math xmlns="http://www.w3.org/1998/Math/MathML" display="block">
  <semantics>
    <mrow>
      <mi>−</mi>
      <mn>4</mn>
      <mo stretchy="false">{</mo>
      <mn>2</mn>
      <mrow>
        <mo fence="true" stretchy="true">[</mo>
        <mrow>
          <mrow>
            <mi>−</mi>
            <mn>10</mn>
          </mrow>
        </mrow>
        <mo fence="true" stretchy="true">]</mo>
      </mrow>
      <mi>−</mi>
      <mn>4</mn>
      <mrow>
        <mo fence="true" stretchy="true">[</mo>
        <mrow>
          <mrow>
            <mrow>
              <mn>8</mn>
              <mo stretchy="false">+</mo>
              <mn>4</mn>
            </mrow>
            <mrow>
              <mo fence="true" stretchy="true">(</mo>
              <mrow>
                <mrow>
                  <mi>−</mi>
                  <mn>8</mn>
                </mrow>
              </mrow>
              <mo fence="true" stretchy="true">)</mo>
            </mrow>
          </mrow>
        </mrow>
        <mo fence="true" stretchy="true">]</mo>
      </mrow>
      <mrow>
        <mo stretchy="false">}</mo>
        <mo stretchy="false">=</mo>
        <mi>−</mi>
      </mrow>
      <mn>4</mn>
      <mo stretchy="false">{</mo>
      <mi>−</mi>
      <mn>20</mn>
      <mi>−</mi>
      <mn>4</mn>
      <mrow>
        <mo fence="true" stretchy="true">[</mo>
        <mrow>
          <mrow>
            <mn>8</mn>
            <mo stretchy="false">+</mo>
            <mrow>
              <mo fence="true" stretchy="true">(</mo>
              <mrow>
                <mrow>
                  <mi>−</mi>
                  <mn>32</mn>
                </mrow>
              </mrow>
              <mo fence="true" stretchy="true">)</mo>
            </mrow>
          </mrow>
        </mrow>
        <mo fence="true" stretchy="true">]</mo>
      </mrow>
      <mrow>
        <mo stretchy="false">}</mo>
        <mo stretchy="false">=</mo>
        <mi>−</mi>
      </mrow>
      <mn>4</mn>
      <mo stretchy="false">{</mo>
      <mi>−</mi>
      <mn>20</mn>
      <mi>−</mi>
      <mn>4</mn>
      <mrow>
        <mo fence="true" stretchy="true">[</mo>
        <mrow>
          <mrow>
            <mi>−</mi>
            <mn>24</mn>
          </mrow>
        </mrow>
        <mo fence="true" stretchy="true">]</mo>
      </mrow>
      <mo stretchy="false">}</mo>
    </mrow>
    <annotation encoding="StarMath 5.0">− 4 \{ 2 left [− 10 right ] − 4 left [8 + 4 left (− 8 right ) right ] \} = − 4 \{ − 20 − 4 left [8 + left (− 32 right ) right ] \} = − 4 \{ − 20 − 4 left [− 24 right ] \}</annotation>
  </semantics>
</math>
</file>

<file path=Object 65/content.xml><?xml version="1.0" encoding="utf-8"?>
<math xmlns="http://www.w3.org/1998/Math/MathML" display="block">
  <semantics>
    <mrow>
      <mn>7</mn>
      <mrow>
        <msqrt>
          <mn>24</mn>
        </msqrt>
        <mo stretchy="false">⋅</mo>
        <mn>5</mn>
      </mrow>
      <mrow>
        <msqrt>
          <mn>36</mn>
        </msqrt>
        <mo stretchy="false">=</mo>
        <mn>7</mn>
      </mrow>
      <mrow>
        <mrow>
          <msqrt>
            <mrow>
              <mn>4</mn>
              <mo stretchy="false">⋅</mo>
              <mn>6</mn>
            </mrow>
          </msqrt>
          <mo stretchy="false">⋅</mo>
          <mn>5</mn>
          <mo stretchy="false">⋅</mo>
          <mn>6</mn>
        </mrow>
        <mo stretchy="false">=</mo>
        <mrow>
          <mn>7</mn>
          <mo stretchy="false">⋅</mo>
          <mn>2</mn>
          <mo stretchy="false">⋅</mo>
          <mn>5</mn>
          <mo stretchy="false">⋅</mo>
          <mn>6</mn>
        </mrow>
      </mrow>
      <mrow>
        <msqrt>
          <mn>6</mn>
        </msqrt>
        <mo stretchy="false">=</mo>
        <mn>420</mn>
      </mrow>
      <msqrt>
        <mn>6</mn>
      </msqrt>
    </mrow>
    <annotation encoding="StarMath 5.0">7 sqrt{24} cdot 5 sqrt{36} = 7 sqrt{4 cdot 6} cdot 5 cdot 6 = 7 cdot 2 cdot 5 cdot 6 sqrt{6} = 420 sqrt{6} </annotation>
  </semantics>
</math>
</file>

<file path=Object 66/content.xml><?xml version="1.0" encoding="utf-8"?>
<math xmlns="http://www.w3.org/1998/Math/MathML" display="block">
  <semantics>
    <mrow>
      <mi>−</mi>
      <mn>4</mn>
      <mo stretchy="false">{</mo>
      <mi>−</mi>
      <mrow>
        <mn>20</mn>
        <mo stretchy="false">+</mo>
        <mn>96</mn>
      </mrow>
      <mrow>
        <mo stretchy="false">}</mo>
        <mo stretchy="false">=</mo>
        <mi>−</mi>
      </mrow>
      <mn>4</mn>
      <mo stretchy="false">{</mo>
      <mn>76</mn>
      <mrow>
        <mo stretchy="false">}</mo>
        <mo stretchy="false">=</mo>
        <mrow>
          <mo stretchy="false">−</mo>
          <mn>304</mn>
        </mrow>
      </mrow>
    </mrow>
    <annotation encoding="StarMath 5.0">− 4 \{ − 20 + 96 \} = − 4 \{ 76 \} = -304</annotation>
  </semantics>
</math>
</file>

<file path=Object 67/content.xml><?xml version="1.0" encoding="utf-8"?>
<math xmlns="http://www.w3.org/1998/Math/MathML" display="block">
  <semantics>
    <mrow>
      <mrow>
        <mrow>
          <msqrt>
            <mn>5</mn>
          </msqrt>
          <mo stretchy="false">⋅</mo>
          <mrow>
            <mo fence="true" stretchy="false">(</mo>
            <mrow>
              <mrow>
                <msqrt>
                  <mn>15</mn>
                </msqrt>
                <mo stretchy="false">+</mo>
                <msqrt>
                  <mn>5</mn>
                </msqrt>
              </mrow>
            </mrow>
            <mo fence="true" stretchy="false">)</mo>
          </mrow>
        </mrow>
        <mo stretchy="false">=</mo>
        <mrow>
          <mrow>
            <msqrt>
              <mn>5</mn>
            </msqrt>
            <mo stretchy="false">⋅</mo>
            <msqrt>
              <mrow>
                <mn>3</mn>
                <mo stretchy="false">⋅</mo>
                <mn>5</mn>
              </mrow>
            </msqrt>
          </mrow>
          <mo stretchy="false">+</mo>
          <mrow>
            <msqrt>
              <mn>5</mn>
            </msqrt>
            <mo stretchy="false">⋅</mo>
            <msqrt>
              <mn>5</mn>
            </msqrt>
          </mrow>
        </mrow>
        <mo stretchy="false">=</mo>
        <mrow>
          <mrow>
            <msqrt>
              <mn>5</mn>
            </msqrt>
            <mo stretchy="false">⋅</mo>
            <msqrt>
              <mn>3</mn>
            </msqrt>
            <mo stretchy="false">⋅</mo>
            <msqrt>
              <mn>5</mn>
            </msqrt>
          </mrow>
          <mo stretchy="false">+</mo>
          <mrow>
            <msqrt>
              <mn>5</mn>
            </msqrt>
            <mo stretchy="false">⋅</mo>
            <msqrt>
              <mn>5</mn>
            </msqrt>
          </mrow>
        </mrow>
        <mo stretchy="false">=</mo>
        <mn>5</mn>
      </mrow>
      <mrow>
        <msqrt>
          <mn>3</mn>
        </msqrt>
        <mo stretchy="false">+</mo>
        <mn>5</mn>
      </mrow>
    </mrow>
    <annotation encoding="StarMath 5.0">sqrt{5} cdot (sqrt{15} + sqrt{5} ) = sqrt{5} cdot sqrt{3 cdot 5} + sqrt{5} cdot sqrt{5} = sqrt{5} cdot sqrt{3} cdot sqrt{5} + sqrt{5} cdot sqrt{5} = 5 sqrt{3} + 5 </annotation>
  </semantics>
</math>
</file>

<file path=Object 68/content.xml><?xml version="1.0" encoding="utf-8"?>
<math xmlns="http://www.w3.org/1998/Math/MathML" display="block">
  <semantics>
    <mrow>
      <mfrac>
        <mrow>
          <mfrac>
            <mn>5</mn>
            <mn>14</mn>
          </mfrac>
          <mo stretchy="false">−</mo>
          <mfrac>
            <mn>4</mn>
            <mn>7</mn>
          </mfrac>
        </mrow>
        <mrow>
          <mfrac>
            <mn>4</mn>
            <mn>21</mn>
          </mfrac>
          <mo stretchy="false">+</mo>
          <mfrac>
            <mn>11</mn>
            <mn>3</mn>
          </mfrac>
        </mrow>
      </mfrac>
      <mo stretchy="false">=</mo>
      <mfrac>
        <mrow>
          <mfrac>
            <mn>5</mn>
            <mn>14</mn>
          </mfrac>
          <mo stretchy="false">−</mo>
          <mrow>
            <mfrac>
              <mn>4</mn>
              <mn>7</mn>
            </mfrac>
            <mo stretchy="false">⋅</mo>
            <mfrac>
              <mn>2</mn>
              <mn>2</mn>
            </mfrac>
          </mrow>
        </mrow>
        <mrow>
          <mrow>
            <mfrac>
              <mn>4</mn>
              <mn>21</mn>
            </mfrac>
            <mo stretchy="false">+</mo>
            <mrow>
              <mfrac>
                <mn>11</mn>
                <mn>3</mn>
              </mfrac>
              <mo stretchy="false">⋅</mo>
              <mrow/>
            </mrow>
          </mrow>
          <mfrac>
            <mn>7</mn>
            <mn>7</mn>
          </mfrac>
        </mrow>
      </mfrac>
      <mo stretchy="false">=</mo>
      <mfrac>
        <mfrac>
          <mrow>
            <mn>5</mn>
            <mo stretchy="false">−</mo>
            <mn>8</mn>
          </mrow>
          <mn>14</mn>
        </mfrac>
        <mfrac>
          <mrow>
            <mn>4</mn>
            <mo stretchy="false">+</mo>
            <mn>77</mn>
          </mrow>
          <mn>21</mn>
        </mfrac>
      </mfrac>
      <mo stretchy="false">=</mo>
      <mfrac>
        <mfrac>
          <mrow>
            <mo stretchy="false">−</mo>
            <mn>3</mn>
          </mrow>
          <mn>14</mn>
        </mfrac>
        <mfrac>
          <mn>81</mn>
          <mn>21</mn>
        </mfrac>
      </mfrac>
      <mo stretchy="false">=</mo>
      <mrow>
        <mfrac>
          <mrow>
            <mo stretchy="false">−</mo>
            <mn>3</mn>
          </mrow>
          <mn>14</mn>
        </mfrac>
        <mo stretchy="false">⋅</mo>
        <mfrac>
          <mn>21</mn>
          <mn>81</mn>
        </mfrac>
      </mrow>
      <mo stretchy="false">=</mo>
      <mrow>
        <mrow>
          <mo stretchy="false">−</mo>
          <mfrac>
            <mn>1</mn>
            <mn>2</mn>
          </mfrac>
        </mrow>
        <mo stretchy="false">⋅</mo>
        <mfrac>
          <mn>3</mn>
          <mn>27</mn>
        </mfrac>
      </mrow>
      <mo stretchy="false">=</mo>
      <mrow>
        <mrow>
          <mo stretchy="false">−</mo>
          <mfrac>
            <mn>1</mn>
            <mn>2</mn>
          </mfrac>
        </mrow>
        <mo stretchy="false">⋅</mo>
        <mfrac>
          <mn>1</mn>
          <mn>9</mn>
        </mfrac>
      </mrow>
      <mo stretchy="false">=</mo>
      <mrow>
        <mo stretchy="false">−</mo>
        <mfrac>
          <mn>1</mn>
          <mn>18</mn>
        </mfrac>
      </mrow>
    </mrow>
    <annotation encoding="StarMath 5.0"> {{{5} over {14}} - { {4} over {7} }} over {{4} over {21} + 11 over 3} =  {{{5} over {14}} - { {4} over {7} } cdot {{2} over {2} }} over {{4} over {21} + {11 over 3} cdot {}{ {7} over {7} }}= {{{5 - 8} over {14}}} over {{4 +77} over {21} } = { {-3} over {14} } over { {81} over {21} } = {{-3} over {14} } cdot {{21} over {81} } = -{ {1} over {2} } cdot {{3} over {27} } = -{ {1} over {2} } cdot {{1} over {9} } = -{ {1} over {18}  } </annotation>
  </semantics>
</math>
</file>

<file path=Object 69/content.xml><?xml version="1.0" encoding="utf-8"?>
<math xmlns="http://www.w3.org/1998/Math/MathML" display="block">
  <semantics>
    <mrow>
      <msup>
        <mn>9</mn>
        <mn>2</mn>
      </msup>
      <mo stretchy="false">=</mo>
      <mrow>
        <mn>9</mn>
        <mo stretchy="false">⋅</mo>
        <mn>9</mn>
      </mrow>
      <mo stretchy="false">=</mo>
      <mn>81</mn>
    </mrow>
    <annotation encoding="StarMath 5.0">9^2 = 9 cdot 9 = 81
</annotation>
  </semantics>
</math>
</file>

<file path=Object 7/content.xml><?xml version="1.0" encoding="utf-8"?>
<math xmlns="http://www.w3.org/1998/Math/MathML" display="block">
  <semantics>
    <mrow>
      <mrow>
        <mn>18</mn>
        <mo stretchy="false">/</mo>
        <mn>2</mn>
      </mrow>
      <mi>→</mi>
      <mrow>
        <mn>9</mn>
        <mo stretchy="false">/</mo>
        <mn>3</mn>
      </mrow>
      <mi>→</mi>
      <mn>3</mn>
      <mi>⇒</mi>
      <mn>2</mn>
      <mi>⋅</mi>
      <mn>3</mn>
      <mi>⋅</mi>
      <mrow>
        <mn>3</mn>
        <mo stretchy="false">=</mo>
        <mn>2</mn>
      </mrow>
      <mi>⋅</mi>
      <msup>
        <mn>3</mn>
        <mn>2</mn>
      </msup>
    </mrow>
    <annotation encoding="StarMath 5.0">{18} / {2} → {9} / {3} → 3 ⇒ 2 ⋅ 3 ⋅ 3 = 2 ⋅ {3} ^ {2}</annotation>
  </semantics>
</math>
</file>

<file path=Object 70/content.xml><?xml version="1.0" encoding="utf-8"?>
<math xmlns="http://www.w3.org/1998/Math/MathML" display="block">
  <semantics>
    <mrow>
      <mrow>
        <mo stretchy="false">−</mo>
        <msup>
          <mn>2</mn>
          <mn>4</mn>
        </msup>
      </mrow>
      <mo stretchy="false">=</mo>
      <mrow>
        <mo stretchy="false">−</mo>
        <mrow>
          <mo fence="true" stretchy="false">(</mo>
          <mrow>
            <mrow>
              <mn>2</mn>
              <mo stretchy="false">⋅</mo>
              <mn>2</mn>
              <mo stretchy="false">⋅</mo>
              <mn>2</mn>
              <mo stretchy="false">⋅</mo>
              <mn>2</mn>
            </mrow>
          </mrow>
          <mo fence="true" stretchy="false">)</mo>
        </mrow>
      </mrow>
      <mo stretchy="false">=</mo>
      <mrow>
        <mo stretchy="false">−</mo>
        <mn>16</mn>
      </mrow>
    </mrow>
    <annotation encoding="StarMath 5.0">-2^4 = - (2 cdot 2 cdot 2 cdot 2) = - 16</annotation>
  </semantics>
</math>
</file>

<file path=Object 71/content.xml><?xml version="1.0" encoding="utf-8"?>
<math xmlns="http://www.w3.org/1998/Math/MathML" display="block">
  <semantics>
    <mrow>
      <mrow>
        <mo stretchy="false">−</mo>
        <msup>
          <mn>15</mn>
          <mn>0</mn>
        </msup>
      </mrow>
      <mo stretchy="false">=</mo>
      <mrow>
        <mo stretchy="false">−</mo>
        <mrow>
          <mo fence="true" stretchy="false">(</mo>
          <mrow>
            <mn>1</mn>
          </mrow>
          <mo fence="true" stretchy="false">)</mo>
        </mrow>
      </mrow>
      <mo stretchy="false">=</mo>
      <mrow>
        <mo stretchy="false">−</mo>
        <mn>1</mn>
      </mrow>
    </mrow>
    <annotation encoding="StarMath 5.0">-15^0 = -( 1) = -1</annotation>
  </semantics>
</math>
</file>

<file path=Object 72/content.xml><?xml version="1.0" encoding="utf-8"?>
<math xmlns="http://www.w3.org/1998/Math/MathML" display="block">
  <semantics>
    <mrow>
      <mrow>
        <mn>252</mn>
        <mo stretchy="false">/</mo>
        <mn>2</mn>
      </mrow>
      <mi>→</mi>
      <mrow>
        <mn>126</mn>
        <mo stretchy="false">/</mo>
        <mn>2</mn>
      </mrow>
      <mi>→</mi>
      <mrow>
        <mn>63</mn>
        <mo stretchy="false">/</mo>
        <mn>3</mn>
      </mrow>
      <mi>→</mi>
      <mrow>
        <mn>21</mn>
        <mo stretchy="false">/</mo>
        <mn>3</mn>
      </mrow>
      <mi>→</mi>
      <mn>7</mn>
      <mi>⇒</mi>
      <mn>2</mn>
      <mi>⋅</mi>
      <mn>2</mn>
      <mi>⋅</mi>
      <mn>3</mn>
      <mi>⋅</mi>
      <mrow>
        <mn>7</mn>
        <mo stretchy="false">=</mo>
        <msup>
          <mn>2</mn>
          <mn>2</mn>
        </msup>
      </mrow>
      <mi>⋅</mi>
      <mn>3</mn>
      <mi>⋅</mi>
      <mn>7</mn>
    </mrow>
    <annotation encoding="StarMath 5.0">{252} / {2} → {126} / {2} → {63} / {3} → {21} / {3} → 7 ⇒ 2 ⋅ 2 ⋅ 3 ⋅ 7 = {2} ^ {2} ⋅ 3 ⋅ 7</annotation>
  </semantics>
</math>
</file>

<file path=Object 73/content.xml><?xml version="1.0" encoding="utf-8"?>
<math xmlns="http://www.w3.org/1998/Math/MathML" display="block">
  <semantics>
    <mrow>
      <mrow>
        <msup>
          <mn>2</mn>
          <mn>3</mn>
        </msup>
        <mo stretchy="false">⋅</mo>
        <msup>
          <mn>2</mn>
          <mn>2</mn>
        </msup>
      </mrow>
      <mo stretchy="false">=</mo>
      <msup>
        <mn>2</mn>
        <mrow>
          <mn>3</mn>
          <mo stretchy="false">+</mo>
          <mn>2</mn>
        </mrow>
      </msup>
      <mo stretchy="false">=</mo>
      <msup>
        <mn>2</mn>
        <mn>5</mn>
      </msup>
      <mo stretchy="false">=</mo>
      <mn>32</mn>
    </mrow>
    <annotation encoding="StarMath 5.0">2^3 cdot 2^2 = 2^{3+2} = 2^5 = 32 </annotation>
  </semantics>
</math>
</file>

<file path=Object 74/content.xml><?xml version="1.0" encoding="utf-8"?>
<math xmlns="http://www.w3.org/1998/Math/MathML" display="block">
  <semantics>
    <mrow>
      <msup>
        <mn>2</mn>
        <mn>2</mn>
      </msup>
      <mi>⋅</mi>
      <mn>3</mn>
      <mi>⋅</mi>
      <mrow>
        <mn>7</mn>
        <mo stretchy="false">=</mo>
        <mn>84</mn>
      </mrow>
    </mrow>
    <annotation encoding="StarMath 5.0">{2} ^ {2} ⋅ 3 ⋅ 7 = 84</annotation>
  </semantics>
</math>
</file>

<file path=Object 75/content.xml><?xml version="1.0" encoding="utf-8"?>
<math xmlns="http://www.w3.org/1998/Math/MathML" display="block">
  <semantics>
    <mrow>
      <msup>
        <mrow>
          <mo fence="true" stretchy="false">(</mo>
          <mrow>
            <msup>
              <mn>4</mn>
              <mn>3</mn>
            </msup>
          </mrow>
          <mo fence="true" stretchy="false">)</mo>
        </mrow>
        <mn>2</mn>
      </msup>
      <mo stretchy="false">=</mo>
      <msup>
        <mn>4</mn>
        <mrow>
          <mn>3</mn>
          <mo stretchy="false">⋅</mo>
          <mn>2</mn>
        </mrow>
      </msup>
      <mo stretchy="false">=</mo>
      <msup>
        <mn>4</mn>
        <mn>6</mn>
      </msup>
      <mo stretchy="false">=</mo>
      <mn>4096</mn>
    </mrow>
    <annotation encoding="StarMath 5.0">( 4^3 )^2 = 4^{ 3 cdot 2 } = 4^6 = 4096</annotation>
  </semantics>
</math>
</file>

<file path=Object 76/content.xml><?xml version="1.0" encoding="utf-8"?>
<math xmlns="http://www.w3.org/1998/Math/MathML" display="block">
  <semantics>
    <mrow>
      <mrow>
        <mn>42</mn>
        <mo stretchy="false">/</mo>
        <mn>2</mn>
      </mrow>
      <mi>→</mi>
      <mrow>
        <mn>21</mn>
        <mo stretchy="false">/</mo>
        <mn>3</mn>
      </mrow>
      <mi>→</mi>
      <mn>7</mn>
      <mi>⇒</mi>
      <mn>2</mn>
      <mi>⋅</mi>
      <mn>3</mn>
      <mi>⋅</mi>
      <mn>7</mn>
    </mrow>
    <annotation encoding="StarMath 5.0">{42} / {2} → {21} / {3} → 7 ⇒ 2 ⋅ 3 ⋅ 7</annotation>
  </semantics>
</math>
</file>

<file path=Object 77/content.xml><?xml version="1.0" encoding="utf-8"?>
<math xmlns="http://www.w3.org/1998/Math/MathML" display="block">
  <semantics>
    <mrow>
      <msup>
        <mrow>
          <mo fence="true" stretchy="false">(</mo>
          <mrow>
            <mrow>
              <mo stretchy="false">−</mo>
              <mn>4</mn>
            </mrow>
          </mrow>
          <mo fence="true" stretchy="false">)</mo>
        </mrow>
        <mrow>
          <mo stretchy="false">−</mo>
          <mn>2</mn>
        </mrow>
      </msup>
      <mo stretchy="false">=</mo>
      <mfrac>
        <mn>1</mn>
        <msup>
          <mrow>
            <mo fence="true" stretchy="false">(</mo>
            <mrow>
              <mrow>
                <mo stretchy="false">−</mo>
                <mn>4</mn>
              </mrow>
            </mrow>
            <mo fence="true" stretchy="false">)</mo>
          </mrow>
          <mn>2</mn>
        </msup>
      </mfrac>
      <mo stretchy="false">=</mo>
      <mfrac>
        <mn>1</mn>
        <mn>16</mn>
      </mfrac>
    </mrow>
    <annotation encoding="StarMath 5.0">( -4 )^-2 = 1 over ( -4 )^2 = 1 over 16</annotation>
  </semantics>
</math>
</file>

<file path=Object 78/content.xml><?xml version="1.0" encoding="utf-8"?>
<math xmlns="http://www.w3.org/1998/Math/MathML" display="block">
  <semantics>
    <mrow>
      <mrow>
        <mn>30</mn>
        <mo stretchy="false">/</mo>
        <mn>2</mn>
      </mrow>
      <mi>→</mi>
      <mrow>
        <mn>15</mn>
        <mo stretchy="false">/</mo>
        <mn>3</mn>
      </mrow>
      <mi>→</mi>
      <mn>5</mn>
      <mi>⇒</mi>
      <mn>2</mn>
      <mi>⋅</mi>
      <mn>3</mn>
      <mi>⋅</mi>
      <mn>5</mn>
    </mrow>
    <annotation encoding="StarMath 5.0">{30} / {2} → {15} / {3} → 5 ⇒ 2 ⋅ 3 ⋅ 5</annotation>
  </semantics>
</math>
</file>

<file path=Object 79/content.xml><?xml version="1.0" encoding="utf-8"?>
<math xmlns="http://www.w3.org/1998/Math/MathML" display="block">
  <semantics>
    <mrow>
      <mrow>
        <msup>
          <mn>3</mn>
          <mn>5</mn>
        </msup>
        <mo stretchy="false">⋅</mo>
        <msup>
          <mn>3</mn>
          <mrow>
            <mo stretchy="false">−</mo>
            <mn>8</mn>
          </mrow>
        </msup>
      </mrow>
      <mo stretchy="false">=</mo>
      <msup>
        <mn>3</mn>
        <mrow>
          <mn>5</mn>
          <mo stretchy="false">−</mo>
          <mn>8</mn>
        </mrow>
      </msup>
      <mo stretchy="false">=</mo>
      <msup>
        <mn>3</mn>
        <mrow>
          <mo stretchy="false">−</mo>
          <mn>3</mn>
        </mrow>
      </msup>
      <mo stretchy="false">=</mo>
      <mfrac>
        <mn>1</mn>
        <msup>
          <mn>3</mn>
          <mn>3</mn>
        </msup>
      </mfrac>
      <mo stretchy="false">=</mo>
      <mfrac>
        <mn>1</mn>
        <mn>27</mn>
      </mfrac>
    </mrow>
    <annotation encoding="StarMath 5.0">3^5 cdot 3^-8 = 3^{5-8 } = 3^-3 = 1 over 3^3 = 1 over 27</annotation>
  </semantics>
</math>
</file>

<file path=Object 8/content.xml><?xml version="1.0" encoding="utf-8"?>
<math xmlns="http://www.w3.org/1998/Math/MathML" display="block">
  <semantics>
    <mrow>
      <mrow>
        <mn>45</mn>
        <mo stretchy="false">/</mo>
        <mn>3</mn>
      </mrow>
      <mi>→</mi>
      <mrow>
        <mn>15</mn>
        <mo stretchy="false">/</mo>
        <mn>3</mn>
      </mrow>
      <mi>→</mi>
      <mn>5</mn>
      <mi>⇒</mi>
      <mn>3</mn>
      <mi>⋅</mi>
      <mn>3</mn>
      <mi>⋅</mi>
      <mrow>
        <mn>5</mn>
        <mo stretchy="false">=</mo>
        <msup>
          <mn>3</mn>
          <mn>2</mn>
        </msup>
      </mrow>
      <mi>⋅</mi>
      <mn>5</mn>
    </mrow>
    <annotation encoding="StarMath 5.0">{45} / {3} → {15} / {3} → 5 ⇒ 3 ⋅ 3 ⋅ 5 = {3} ^ {2} ⋅ 5</annotation>
  </semantics>
</math>
</file>

<file path=Object 80/content.xml><?xml version="1.0" encoding="utf-8"?>
<math xmlns="http://www.w3.org/1998/Math/MathML" display="block">
  <semantics>
    <mrow>
      <mi>$</mi>
      <mn>800</mn>
      <mi>−</mi>
      <mn>4</mn>
      <mrow>
        <mrow>
          <mo fence="true" stretchy="true">(</mo>
          <mrow>
            <mrow>
              <mi>$</mi>
              <mn>230</mn>
            </mrow>
          </mrow>
          <mo fence="true" stretchy="true">)</mo>
        </mrow>
        <mo stretchy="false">−</mo>
        <mi>$</mi>
      </mrow>
      <mrow>
        <mn>275</mn>
        <mo stretchy="false">=</mo>
        <mi>$</mi>
      </mrow>
      <mn>800</mn>
      <mi>−</mi>
      <mrow>
        <mn>920</mn>
        <mo stretchy="false">−</mo>
        <mi>$</mi>
      </mrow>
      <mrow>
        <mn>275</mn>
        <mo stretchy="false">=</mo>
        <mrow>
          <mo stretchy="false">−</mo>
          <mi>$</mi>
        </mrow>
      </mrow>
      <mn>120</mn>
      <mi>−</mi>
      <mi>$</mi>
      <mrow>
        <mn>275</mn>
        <mo stretchy="false">=</mo>
        <mi>−</mi>
      </mrow>
      <mi>$</mi>
      <mn>395</mn>
    </mrow>
    <annotation encoding="StarMath 5.0">$ 800 − 4 left ($ 230 right ) - $ 275  = $ 800 − 920 - $275 = - $ 120 − $ 275 = − $ 395</annotation>
  </semantics>
</math>
</file>

<file path=Object 81/content.xml><?xml version="1.0" encoding="utf-8"?>
<math xmlns="http://www.w3.org/1998/Math/MathML" display="block">
  <semantics>
    <mrow>
      <mfrac>
        <msup>
          <mn>2</mn>
          <mn>5</mn>
        </msup>
        <msup>
          <mn>2</mn>
          <mn>8</mn>
        </msup>
      </mfrac>
      <mo stretchy="false">=</mo>
      <msup>
        <mn>2</mn>
        <mrow>
          <mn>5</mn>
          <mo stretchy="false">−</mo>
          <mn>8</mn>
        </mrow>
      </msup>
      <mo stretchy="false">=</mo>
      <msup>
        <mn>2</mn>
        <mrow>
          <mo stretchy="false">−</mo>
          <mn>3</mn>
        </mrow>
      </msup>
      <mo stretchy="false">=</mo>
      <mfrac>
        <mn>1</mn>
        <msup>
          <mn>2</mn>
          <mn>3</mn>
        </msup>
      </mfrac>
      <mo stretchy="false">=</mo>
      <mfrac>
        <mn>1</mn>
        <mn>8</mn>
      </mfrac>
    </mrow>
    <annotation encoding="StarMath 5.0">2^5 over 2^8 = 2^{ 5-8 } = 2^-3 = 1 over 2^3 = 1 over 8</annotation>
  </semantics>
</math>
</file>

<file path=Object 82/content.xml><?xml version="1.0" encoding="utf-8"?>
<math xmlns="http://www.w3.org/1998/Math/MathML" display="block">
  <semantics>
    <mrow>
      <mrow>
        <mn>18</mn>
        <mo stretchy="false">/</mo>
        <mn>2</mn>
      </mrow>
      <mi>→</mi>
      <mrow>
        <mn>9</mn>
        <mo stretchy="false">/</mo>
        <mn>3</mn>
      </mrow>
      <mi>→</mi>
      <mn>3</mn>
      <mi>⇒</mi>
      <mn>2</mn>
      <mi>⋅</mi>
      <mn>3</mn>
      <mi>⋅</mi>
      <mrow>
        <mn>3</mn>
        <mo stretchy="false">=</mo>
        <mn>2</mn>
      </mrow>
      <mi>⋅</mi>
      <msup>
        <mn>3</mn>
        <mn>2</mn>
      </msup>
    </mrow>
    <annotation encoding="StarMath 5.0">{18} / {2} → {9} / {3} → 3 ⇒ 2 ⋅ 3 ⋅ 3 = 2 ⋅ {3} ^ {2}</annotation>
  </semantics>
</math>
</file>

<file path=Object 83/content.xml><?xml version="1.0" encoding="utf-8"?>
<math xmlns="http://www.w3.org/1998/Math/MathML" display="block">
  <semantics>
    <mrow>
      <mfrac>
        <msup>
          <mn>7</mn>
          <mn>9</mn>
        </msup>
        <msup>
          <mn>7</mn>
          <mn>11</mn>
        </msup>
      </mfrac>
      <mo stretchy="false">=</mo>
      <msup>
        <mn>7</mn>
        <mrow>
          <mn>9</mn>
          <mo stretchy="false">−</mo>
          <mn>11</mn>
        </mrow>
      </msup>
      <mo stretchy="false">=</mo>
      <msup>
        <mn>7</mn>
        <mrow>
          <mo stretchy="false">−</mo>
          <mn>2</mn>
        </mrow>
      </msup>
      <mo stretchy="false">=</mo>
      <mfrac>
        <mn>1</mn>
        <msup>
          <mn>7</mn>
          <mn>2</mn>
        </msup>
      </mfrac>
      <mo stretchy="false">=</mo>
      <mfrac>
        <mn>1</mn>
        <mn>49</mn>
      </mfrac>
    </mrow>
    <annotation encoding="StarMath 5.0">7^9 over 7^11 = 7^{ 9-11 } = 7^-2 = 1 over 7^2 = 1 over 49</annotation>
  </semantics>
</math>
</file>

<file path=Object 84/content.xml><?xml version="1.0" encoding="utf-8"?>
<math xmlns="http://www.w3.org/1998/Math/MathML" display="block">
  <semantics>
    <mrow>
      <mn>2</mn>
      <mi>⋅</mi>
      <msup>
        <mn>3</mn>
        <mn>2</mn>
      </msup>
      <mi>⋅</mi>
      <mn>5</mn>
      <mi>⋅</mi>
      <mn>7</mn>
    </mrow>
    <annotation encoding="StarMath 5.0">2 ⋅ {3} ^ {2} ⋅ 5 ⋅ 7</annotation>
  </semantics>
</math>
</file>

<file path=Object 85/content.xml><?xml version="1.0" encoding="utf-8"?>
<math xmlns="http://www.w3.org/1998/Math/MathML" display="block">
  <semantics>
    <mrow>
      <mfrac>
        <mrow>
          <msup>
            <mi>x</mi>
            <mn>10</mn>
          </msup>
          <mo stretchy="false">⋅</mo>
          <msup>
            <mi>y</mi>
            <mn>7</mn>
          </msup>
        </mrow>
        <mrow>
          <msup>
            <mi>x</mi>
            <mn>5</mn>
          </msup>
          <mo stretchy="false">⋅</mo>
          <msup>
            <mi>y</mi>
            <mn>3</mn>
          </msup>
        </mrow>
      </mfrac>
      <mo stretchy="false">=</mo>
      <mrow>
        <msup>
          <mi>x</mi>
          <mrow>
            <mn>10</mn>
            <mo stretchy="false">−</mo>
            <mn>5</mn>
          </mrow>
        </msup>
        <mo stretchy="false">⋅</mo>
        <msup>
          <mi>y</mi>
          <mrow>
            <mn>7</mn>
            <mo stretchy="false">−</mo>
            <mn>3</mn>
          </mrow>
        </msup>
      </mrow>
      <mo stretchy="false">=</mo>
      <mrow>
        <msup>
          <mi>x</mi>
          <mn>5</mn>
        </msup>
        <mo stretchy="false">⋅</mo>
        <msup>
          <mi>y</mi>
          <mn>4</mn>
        </msup>
      </mrow>
    </mrow>
    <annotation encoding="StarMath 5.0">{x^10 cdot y^7} over {x^5 cdot y^3} = {x^{10 - 5}  cdot y^{7-3}} = x^5 cdot y^4</annotation>
  </semantics>
</math>
</file>

<file path=Object 86/content.xml><?xml version="1.0" encoding="utf-8"?>
<math xmlns="http://www.w3.org/1998/Math/MathML" display="block">
  <semantics>
    <mrow>
      <mrow>
        <mn>72</mn>
        <mo stretchy="false">/</mo>
        <mn>2</mn>
      </mrow>
      <mi>→</mi>
      <mrow>
        <mn>36</mn>
        <mo stretchy="false">/</mo>
        <mn>2</mn>
      </mrow>
      <mi>→</mi>
      <mrow>
        <mn>18</mn>
        <mo stretchy="false">/</mo>
        <mn>2</mn>
      </mrow>
      <mi>→</mi>
      <mrow>
        <mn>9</mn>
        <mo stretchy="false">/</mo>
        <mn>3</mn>
      </mrow>
      <mi>→</mi>
      <mn>3</mn>
      <mi>⇒</mi>
      <mn>2</mn>
      <mi>⋅</mi>
      <mn>2</mn>
      <mi>⋅</mi>
      <mn>2</mn>
      <mi>⋅</mi>
      <mn>3</mn>
      <mi>⋅</mi>
      <mrow>
        <mn>3</mn>
        <mo stretchy="false">=</mo>
        <msup>
          <mn>2</mn>
          <mn>3</mn>
        </msup>
      </mrow>
      <mi>⋅</mi>
      <msup>
        <mn>3</mn>
        <mn>2</mn>
      </msup>
    </mrow>
    <annotation encoding="StarMath 5.0">{72} / {2} → {36} / {2} → {18} / {2} → {9} / {3} → 3 ⇒ 2 ⋅ 2 ⋅ 2 ⋅ 3 ⋅ 3 = {2} ^ {3} ⋅ {3} ^ {2}</annotation>
  </semantics>
</math>
</file>

<file path=Object 87/content.xml><?xml version="1.0" encoding="utf-8"?>
<math xmlns="http://www.w3.org/1998/Math/MathML" display="block">
  <semantics>
    <mrow>
      <mfrac>
        <msup>
          <mrow>
            <mo fence="true" stretchy="true">(</mo>
            <mrow>
              <mrow>
                <msup>
                  <mi>x</mi>
                  <mn>3</mn>
                </msup>
                <mo stretchy="false">⋅</mo>
                <msup>
                  <mi>y</mi>
                  <mn>7</mn>
                </msup>
              </mrow>
            </mrow>
            <mo fence="true" stretchy="true">)</mo>
          </mrow>
          <mrow>
            <mo stretchy="false">−</mo>
            <mn>2</mn>
          </mrow>
        </msup>
        <msup>
          <mrow>
            <mo fence="true" stretchy="true">(</mo>
            <mrow>
              <mrow>
                <msup>
                  <mi>x</mi>
                  <mn>5</mn>
                </msup>
                <mo stretchy="false">⋅</mo>
                <msup>
                  <mi>y</mi>
                  <mn>6</mn>
                </msup>
              </mrow>
            </mrow>
            <mo fence="true" stretchy="true">)</mo>
          </mrow>
          <mrow>
            <mo stretchy="false">−</mo>
            <mn>1</mn>
          </mrow>
        </msup>
      </mfrac>
      <mo stretchy="false">=</mo>
      <mfrac>
        <mrow>
          <mo fence="true" stretchy="true">(</mo>
          <mrow>
            <mrow>
              <msup>
                <mi>x</mi>
                <mn>5</mn>
              </msup>
              <mo stretchy="false">⋅</mo>
              <msup>
                <mi>y</mi>
                <mn>6</mn>
              </msup>
            </mrow>
          </mrow>
          <mo fence="true" stretchy="true">)</mo>
        </mrow>
        <mrow>
          <mo fence="true" stretchy="true">(</mo>
          <mrow>
            <mrow>
              <msup>
                <mi>x</mi>
                <mn>6</mn>
              </msup>
              <mo stretchy="false">⋅</mo>
              <msup>
                <mi>y</mi>
                <mn>14</mn>
              </msup>
            </mrow>
          </mrow>
          <mo fence="true" stretchy="true">)</mo>
        </mrow>
      </mfrac>
      <mo stretchy="false">=</mo>
      <mrow>
        <msup>
          <mi>x</mi>
          <mrow>
            <mo stretchy="false">−</mo>
            <mn>1</mn>
          </mrow>
        </msup>
        <mo stretchy="false">⋅</mo>
        <msup>
          <mi>y</mi>
          <mrow>
            <mo stretchy="false">−</mo>
            <mn>8</mn>
          </mrow>
        </msup>
      </mrow>
      <mo stretchy="false">=</mo>
      <mfrac>
        <mn>1</mn>
        <mrow>
          <mi>x</mi>
          <mo stretchy="false">⋅</mo>
          <msup>
            <mi>y</mi>
            <mn>8</mn>
          </msup>
        </mrow>
      </mfrac>
    </mrow>
    <annotation encoding="StarMath 5.0">{ left ( x^3 cdot y^7 right )^-2 } over { left ( x^5 cdot y^6 right )^-1 } =  { left ( x^5 cdot y^6 right ) } over { left ( x^6 cdot y^14 right ) } =  {  x^-1 cdot y^-8 } = 1 over { x cdot y^8 }</annotation>
  </semantics>
</math>
</file>

<file path=Object 88/content.xml><?xml version="1.0" encoding="utf-8"?>
<math xmlns="http://www.w3.org/1998/Math/MathML" display="block">
  <semantics>
    <mrow>
      <mrow>
        <mn>48</mn>
        <mo stretchy="false">/</mo>
        <mn>2</mn>
      </mrow>
      <mi>→</mi>
      <mrow>
        <mn>24</mn>
        <mo stretchy="false">/</mo>
        <mn>2</mn>
      </mrow>
      <mi>→</mi>
      <mrow>
        <mn>12</mn>
        <mo stretchy="false">/</mo>
        <mn>2</mn>
      </mrow>
      <mi>→</mi>
      <mrow>
        <mn>6</mn>
        <mo stretchy="false">/</mo>
        <mn>2</mn>
      </mrow>
      <mi>→</mi>
      <mn>3</mn>
      <mi>⇒</mi>
      <mn>2</mn>
      <mi>⋅</mi>
      <mn>2</mn>
      <mi>⋅</mi>
      <mn>2</mn>
      <mi>⋅</mi>
      <mn>2</mn>
      <mi>⋅</mi>
      <mrow>
        <mn>3</mn>
        <mo stretchy="false">=</mo>
        <msup>
          <mn>2</mn>
          <mn>4</mn>
        </msup>
      </mrow>
      <mi>⋅</mi>
      <mn>3</mn>
    </mrow>
    <annotation encoding="StarMath 5.0">{48} / {2} → {24} / {2} → {12} / {2} → {6} / {2} → 3 ⇒ 2 ⋅ 2 ⋅ 2 ⋅ 2 ⋅ 3 = {2} ^ {4} ⋅ 3</annotation>
  </semantics>
</math>
</file>

<file path=Object 89/content.xml><?xml version="1.0" encoding="utf-8"?>
<math xmlns="http://www.w3.org/1998/Math/MathML" display="block">
  <semantics>
    <mrow>
      <mrow>
        <mrow>
          <mo fence="true" stretchy="false">(</mo>
          <mrow>
            <mrow>
              <mn>2.5</mn>
              <mo stretchy="false">×</mo>
              <msup>
                <mn>10</mn>
                <mn>9</mn>
              </msup>
            </mrow>
          </mrow>
          <mo fence="true" stretchy="false">)</mo>
        </mrow>
        <mo stretchy="false">⋅</mo>
        <mrow>
          <mo fence="true" stretchy="false">(</mo>
          <mrow>
            <mrow>
              <mn>2.34</mn>
              <mo stretchy="false">×</mo>
              <msup>
                <mn>10</mn>
                <mn>11</mn>
              </msup>
            </mrow>
          </mrow>
          <mo fence="true" stretchy="false">)</mo>
        </mrow>
      </mrow>
      <mo stretchy="false">=</mo>
      <mrow>
        <mrow>
          <mo fence="true" stretchy="false">(</mo>
          <mrow>
            <mrow>
              <mn>2.5</mn>
              <mo stretchy="false">×</mo>
              <mn>2.34</mn>
            </mrow>
          </mrow>
          <mo fence="true" stretchy="false">)</mo>
        </mrow>
        <mo stretchy="false">×</mo>
        <msup>
          <mn>10</mn>
          <mrow>
            <mn>9</mn>
            <mo stretchy="false">+</mo>
            <mn>11</mn>
          </mrow>
        </msup>
      </mrow>
      <mo stretchy="false">=</mo>
      <mrow>
        <mn>5.85</mn>
        <mo stretchy="false">×</mo>
        <msup>
          <mn>10</mn>
          <mn>20</mn>
        </msup>
      </mrow>
    </mrow>
    <annotation encoding="StarMath 5.0">(2.5 times 10^9) cdot ( 2.34 times 10^11 )= ( 2.5 times 2.34 ) times 10^{ 9 + 11
 } = 5.85 times 10^20</annotation>
  </semantics>
</math>
</file>

<file path=Object 9/content.xml><?xml version="1.0" encoding="utf-8"?>
<math xmlns="http://www.w3.org/1998/Math/MathML" display="block">
  <semantics>
    <mrow>
      <mn>2</mn>
      <mi>⋅</mi>
      <msup>
        <mn>3</mn>
        <mn>2</mn>
      </msup>
      <mi>⋅</mi>
      <mn>5</mn>
    </mrow>
    <annotation encoding="StarMath 5.0">2 ⋅ {3} ^ {2} ⋅ 5</annotation>
  </semantics>
</math>
</file>

<file path=Object 90/content.xml><?xml version="1.0" encoding="utf-8"?>
<math xmlns="http://www.w3.org/1998/Math/MathML" display="block">
  <semantics>
    <mrow>
      <msup>
        <mn>2</mn>
        <mn>3</mn>
      </msup>
      <mi>⋅</mi>
      <mrow>
        <mn>3</mn>
        <mo stretchy="false">=</mo>
        <mn>24</mn>
      </mrow>
    </mrow>
    <annotation encoding="StarMath 5.0">{2} ^ {3} ⋅ 3 = 24</annotation>
  </semantics>
</math>
</file>

<file path=Object 91/content.xml><?xml version="1.0" encoding="utf-8"?>
<math xmlns="http://www.w3.org/1998/Math/MathML" display="block">
  <semantics>
    <mrow>
      <mfrac>
        <mrow>
          <mn>6.82</mn>
          <mo stretchy="false">×</mo>
          <msup>
            <mn>10</mn>
            <mrow>
              <mo stretchy="false">−</mo>
              <mn>6</mn>
            </mrow>
          </msup>
        </mrow>
        <mrow>
          <mn>2.2</mn>
          <mo stretchy="false">×</mo>
          <msup>
            <mn>10</mn>
            <mn>10</mn>
          </msup>
        </mrow>
      </mfrac>
      <mo stretchy="false">=</mo>
      <mrow>
        <mrow>
          <mo fence="true" stretchy="true">(</mo>
          <mrow>
            <mfrac>
              <mn>6.82</mn>
              <mn>2.2</mn>
            </mfrac>
          </mrow>
          <mo fence="true" stretchy="true">)</mo>
        </mrow>
        <mo stretchy="false">×</mo>
        <msup>
          <mn>10</mn>
          <mrow>
            <mrow>
              <mo stretchy="false">−</mo>
              <mn>6</mn>
            </mrow>
            <mo stretchy="false">−</mo>
            <mn>10</mn>
          </mrow>
        </msup>
      </mrow>
      <mo stretchy="false">=</mo>
      <mrow>
        <mn>3.1</mn>
        <mo stretchy="false">×</mo>
        <msup>
          <mn>10</mn>
          <mrow>
            <mo stretchy="false">−</mo>
            <mn>16</mn>
          </mrow>
        </msup>
      </mrow>
    </mrow>
    <annotation encoding="StarMath 5.0">{6.82 times 10^-6} over {2.2 times 10^10} = left (  6.82 over 2.2 right ) times 10^{ -6 - 10 } = 3.1 times 10^-16</annotation>
  </semantics>
</math>
</file>

<file path=Object 92/content.xml><?xml version="1.0" encoding="utf-8"?>
<math xmlns="http://www.w3.org/1998/Math/MathML" display="block">
  <semantics>
    <mrow>
      <mrow>
        <mfrac>
          <mn>1</mn>
          <mn>2</mn>
        </mfrac>
        <mo stretchy="false">+</mo>
        <mfrac>
          <mfrac>
            <mn>3</mn>
            <mn>8</mn>
          </mfrac>
          <mrow>
            <mfrac>
              <mn>5</mn>
              <mn>2</mn>
            </mfrac>
            <mi>−</mi>
            <mn>4</mn>
          </mrow>
        </mfrac>
      </mrow>
      <mi>⋅</mi>
      <mrow>
        <mfrac>
          <mn>2</mn>
          <mn>3</mn>
        </mfrac>
        <mo stretchy="false">=</mo>
        <mrow>
          <mfrac>
            <mn>1</mn>
            <mn>2</mn>
          </mfrac>
          <mo stretchy="false">+</mo>
          <mfrac>
            <mfrac>
              <mn>3</mn>
              <mn>8</mn>
            </mfrac>
            <mrow>
              <mo fence="true" stretchy="true">(</mo>
              <mrow>
                <mrow>
                  <mfrac>
                    <mn>5</mn>
                    <mn>2</mn>
                  </mfrac>
                  <mi>−</mi>
                  <mfrac>
                    <mrow>
                      <mn>4</mn>
                      <mi>⋅</mi>
                      <mn>2</mn>
                    </mrow>
                    <mn>2</mn>
                  </mfrac>
                </mrow>
              </mrow>
              <mo fence="true" stretchy="true">)</mo>
            </mrow>
          </mfrac>
        </mrow>
      </mrow>
      <mi>⋅</mi>
      <mrow>
        <mfrac>
          <mn>2</mn>
          <mn>3</mn>
        </mfrac>
        <mo stretchy="false">=</mo>
        <mrow>
          <mfrac>
            <mn>1</mn>
            <mn>2</mn>
          </mfrac>
          <mo stretchy="false">+</mo>
          <mfrac>
            <mfrac>
              <mn>3</mn>
              <mn>8</mn>
            </mfrac>
            <mrow>
              <mo fence="true" stretchy="true">(</mo>
              <mrow>
                <mfrac>
                  <mrow>
                    <mn>5</mn>
                    <mi>−</mi>
                    <mn>8</mn>
                  </mrow>
                  <mn>2</mn>
                </mfrac>
              </mrow>
              <mo fence="true" stretchy="true">)</mo>
            </mrow>
          </mfrac>
        </mrow>
      </mrow>
      <mi>⋅</mi>
      <mfrac>
        <mn>2</mn>
        <mn>3</mn>
      </mfrac>
    </mrow>
    <annotation encoding="StarMath 5.0">{1} over {2} + {{3} over {8}} over {{5} over {2} − 4} ⋅ {2} over {3} = {1} over {2} + {{3} over {8}} over {left ({5} over {2} − {4 ⋅ 2} over {2} right )} ⋅ {2} over {3} = {1} over {2} + {{3} over {8}} over {left ({5 − 8} over {2} right )} ⋅ {2} over {3}</annotation>
  </semantics>
</math>
</file>

<file path=Object 93/content.xml><?xml version="1.0" encoding="utf-8"?>
<math xmlns="http://www.w3.org/1998/Math/MathML" display="block">
  <semantics>
    <mrow>
      <mfrac>
        <mrow>
          <mrow>
            <mo fence="true" stretchy="false">(</mo>
            <mrow>
              <mrow>
                <mn>1.6</mn>
                <mo stretchy="false">×</mo>
                <msup>
                  <mn>10</mn>
                  <mn>6</mn>
                </msup>
              </mrow>
            </mrow>
            <mo fence="true" stretchy="false">)</mo>
          </mrow>
          <mo stretchy="false">⋅</mo>
          <mrow>
            <mo fence="true" stretchy="false">(</mo>
            <mrow>
              <mrow>
                <mn>4.5</mn>
                <mo stretchy="false">×</mo>
                <msup>
                  <mn>10</mn>
                  <mrow>
                    <mo stretchy="false">−</mo>
                    <mn>4</mn>
                  </mrow>
                </msup>
              </mrow>
            </mrow>
            <mo fence="true" stretchy="false">)</mo>
          </mrow>
        </mrow>
        <mrow>
          <mrow>
            <mo fence="true" stretchy="false">(</mo>
            <mrow>
              <mrow>
                <mn>1.2</mn>
                <mo stretchy="false">×</mo>
                <msup>
                  <mn>10</mn>
                  <mrow>
                    <mo stretchy="false">−</mo>
                    <mn>6</mn>
                  </mrow>
                </msup>
              </mrow>
            </mrow>
            <mo fence="true" stretchy="false">)</mo>
          </mrow>
          <mo stretchy="false">⋅</mo>
          <mrow>
            <mo fence="true" stretchy="false">(</mo>
            <mrow>
              <mrow>
                <mn>3</mn>
                <mo stretchy="false">×</mo>
                <msup>
                  <mn>10</mn>
                  <mn>8</mn>
                </msup>
              </mrow>
            </mrow>
            <mo fence="true" stretchy="false">)</mo>
          </mrow>
        </mrow>
      </mfrac>
      <mo stretchy="false">=</mo>
      <mfrac>
        <mrow>
          <mrow>
            <mo fence="true" stretchy="false">(</mo>
            <mrow>
              <mrow>
                <mn>1.6</mn>
                <mo stretchy="false">⋅</mo>
                <mn>4.5</mn>
              </mrow>
            </mrow>
            <mo fence="true" stretchy="false">)</mo>
          </mrow>
          <mo stretchy="false">×</mo>
          <mrow>
            <mo fence="true" stretchy="false">(</mo>
            <mrow>
              <msup>
                <mn>10</mn>
                <mrow>
                  <mn>6</mn>
                  <mo stretchy="false">−</mo>
                  <mn>4</mn>
                </mrow>
              </msup>
            </mrow>
            <mo fence="true" stretchy="false">)</mo>
          </mrow>
        </mrow>
        <mrow>
          <mrow>
            <mo fence="true" stretchy="false">(</mo>
            <mrow>
              <mrow>
                <mn>1.2</mn>
                <mo stretchy="false">⋅</mo>
                <mn>3</mn>
              </mrow>
            </mrow>
            <mo fence="true" stretchy="false">)</mo>
          </mrow>
          <mo stretchy="false">×</mo>
          <msup>
            <mn>10</mn>
            <mrow>
              <mrow>
                <mo stretchy="false">−</mo>
                <mn>6</mn>
              </mrow>
              <mo stretchy="false">+</mo>
              <mn>8</mn>
            </mrow>
          </msup>
        </mrow>
      </mfrac>
      <mo stretchy="false">=</mo>
      <mfrac>
        <mrow>
          <mn>7.2</mn>
          <mo stretchy="false">×</mo>
          <msup>
            <mn>10</mn>
            <mn>2</mn>
          </msup>
        </mrow>
        <mrow>
          <mn>3.6</mn>
          <mo stretchy="false">×</mo>
          <msup>
            <mn>10</mn>
            <mn>2</mn>
          </msup>
        </mrow>
      </mfrac>
      <mo stretchy="false">=</mo>
      <mrow>
        <mrow>
          <mo fence="true" stretchy="true">(</mo>
          <mrow>
            <mfrac>
              <mn>7.2</mn>
              <mn>3.6</mn>
            </mfrac>
          </mrow>
          <mo fence="true" stretchy="true">)</mo>
        </mrow>
        <mo stretchy="false">×</mo>
        <msup>
          <mn>10</mn>
          <mrow>
            <mn>2</mn>
            <mo stretchy="false">−</mo>
            <mn>2</mn>
          </mrow>
        </msup>
      </mrow>
      <mo stretchy="false">=</mo>
      <mrow>
        <mn>2</mn>
        <mo stretchy="false">×</mo>
        <msup>
          <mn>10</mn>
          <mn>0</mn>
        </msup>
      </mrow>
      <mo stretchy="false">=</mo>
      <mn>2</mn>
    </mrow>
    <annotation encoding="StarMath 5.0">{(1.6 times 10^6) cdot (4.5 times 10^-4)} over {(1.2 times 10^-6) cdot (3 times 10^8)} = {(1.6 cdot 4.5) times (10^{6-4}) } over {(1.2 cdot 3) times 10^{-6 + 8} } = {7.2 times 10^2} over {3.6 times 10^2 } = left ( 7.2 over 3.6 right ) times 10^{ 2-2} = 2 times 10^0 = 2</annotation>
  </semantics>
</math>
</file>

<file path=Object 94/content.xml><?xml version="1.0" encoding="utf-8"?>
<math xmlns="http://www.w3.org/1998/Math/MathML" display="block">
  <semantics>
    <mrow>
      <mrow>
        <mfrac>
          <mn>1</mn>
          <mn>2</mn>
        </mfrac>
        <mo stretchy="false">+</mo>
        <mfrac>
          <mfrac>
            <mn>3</mn>
            <mn>8</mn>
          </mfrac>
          <mrow>
            <mi>−</mi>
            <mfrac>
              <mn>3</mn>
              <mn>2</mn>
            </mfrac>
          </mrow>
        </mfrac>
      </mrow>
      <mi>⋅</mi>
      <mrow>
        <mfrac>
          <mn>2</mn>
          <mn>3</mn>
        </mfrac>
        <mo stretchy="false">=</mo>
        <mrow>
          <mfrac>
            <mn>1</mn>
            <mn>2</mn>
          </mfrac>
          <mo stretchy="false">+</mo>
          <mfrac>
            <mn>3</mn>
            <mn>8</mn>
          </mfrac>
        </mrow>
      </mrow>
      <mi>⋅</mi>
      <mrow>
        <mo fence="true" stretchy="true">(</mo>
        <mrow>
          <mrow>
            <mi>−</mi>
            <mfrac>
              <mn>2</mn>
              <mn>3</mn>
            </mfrac>
          </mrow>
        </mrow>
        <mo fence="true" stretchy="true">)</mo>
      </mrow>
      <mi>⋅</mi>
      <mrow>
        <mfrac>
          <mn>2</mn>
          <mn>3</mn>
        </mfrac>
        <mo stretchy="false">=</mo>
        <mrow>
          <mfrac>
            <mn>1</mn>
            <mn>2</mn>
          </mfrac>
          <mo stretchy="false">+</mo>
          <mrow>
            <mo fence="true" stretchy="true">(</mo>
            <mrow>
              <mrow>
                <mi>−</mi>
                <mfrac>
                  <mn>6</mn>
                  <mn>24</mn>
                </mfrac>
              </mrow>
            </mrow>
            <mo fence="true" stretchy="true">)</mo>
          </mrow>
        </mrow>
      </mrow>
      <mi>⋅</mi>
      <mrow>
        <mfrac>
          <mn>2</mn>
          <mn>3</mn>
        </mfrac>
        <mo stretchy="false">=</mo>
        <mrow>
          <mfrac>
            <mn>1</mn>
            <mn>2</mn>
          </mfrac>
          <mo stretchy="false">+</mo>
          <mrow>
            <mo fence="true" stretchy="true">(</mo>
            <mrow>
              <mrow>
                <mi>−</mi>
                <mfrac>
                  <mn>1</mn>
                  <mn>6</mn>
                </mfrac>
              </mrow>
            </mrow>
            <mo fence="true" stretchy="true">)</mo>
          </mrow>
        </mrow>
        <mo stretchy="false">=</mo>
        <mrow>
          <mfrac>
            <mn>3</mn>
            <mn>6</mn>
          </mfrac>
          <mo stretchy="false">+</mo>
          <mrow>
            <mo fence="true" stretchy="true">(</mo>
            <mrow>
              <mrow>
                <mi>−</mi>
                <mfrac>
                  <mn>1</mn>
                  <mn>6</mn>
                </mfrac>
              </mrow>
            </mrow>
            <mo fence="true" stretchy="true">)</mo>
          </mrow>
        </mrow>
        <mo stretchy="false">=</mo>
        <mfrac>
          <mrow>
            <mn>3</mn>
            <mi>−</mi>
            <mn>1</mn>
          </mrow>
          <mn>6</mn>
        </mfrac>
        <mo stretchy="false">=</mo>
        <mfrac>
          <mn>1</mn>
          <mn>3</mn>
        </mfrac>
      </mrow>
    </mrow>
    <annotation encoding="StarMath 5.0">{1} over {2} + {{3} over {8}} over {− {3} over {2}} ⋅ {2} over {3} = {1} over {2} + {3} over {8} ⋅ left (− {2} over {3} right ) ⋅ {2} over {3} = {1} over {2} + left (− {6} over {24} right ) ⋅ {2} over {3} = {1} over {2} + left (− {1} over {6} right ) = {3} over {6} + left (− {1} over {6} right ) = {3 − 1} over {6} = {1} over {3}</annotation>
  </semantics>
</math>
</file>

<file path=Object 95/content.xml><?xml version="1.0" encoding="utf-8"?>
<math xmlns="http://www.w3.org/1998/Math/MathML" display="block">
  <semantics>
    <mrow>
      <mn>1</mn>
      <mrow>
        <mtext>light year</mtext>
        <mo stretchy="false">=</mo>
        <mrow>
          <mn>5.88</mn>
          <mo stretchy="false">×</mo>
          <msup>
            <mn>10</mn>
            <mn>12</mn>
          </msup>
        </mrow>
      </mrow>
      <mtext>miles AND Andromeda galaxy = 2,500,000 light year</mtext>
    </mrow>
    <annotation encoding="StarMath 5.0">1 "light year" = 5.88 times 10^12 "miles AND Andromeda galaxy = 2,500,000 light years</annotation>
  </semantics>
</math>
</file>

<file path=Object 96/content.xml><?xml version="1.0" encoding="utf-8"?>
<math xmlns="http://www.w3.org/1998/Math/MathML" display="block">
  <semantics>
    <mrow>
      <mrow>
        <mrow>
          <mo fence="true" stretchy="true">(</mo>
          <mrow>
            <mrow>
              <mo stretchy="false">−</mo>
              <mfrac>
                <mn>5</mn>
                <mn>6</mn>
              </mfrac>
            </mrow>
          </mrow>
          <mo fence="true" stretchy="true">)</mo>
        </mrow>
        <mo stretchy="false">⋅</mo>
        <mfrac>
          <mn>7</mn>
          <mn>15</mn>
        </mfrac>
        <mo stretchy="false">⋅</mo>
        <mfrac>
          <mn>9</mn>
          <mn>10</mn>
        </mfrac>
      </mrow>
      <mo stretchy="false">=</mo>
      <mrow>
        <mrow>
          <mo fence="true" stretchy="true">(</mo>
          <mrow>
            <mrow>
              <mo stretchy="false">−</mo>
              <mfrac>
                <mn>1</mn>
                <mn>2</mn>
              </mfrac>
            </mrow>
          </mrow>
          <mo fence="true" stretchy="true">)</mo>
        </mrow>
        <mo stretchy="false">⋅</mo>
        <mfrac>
          <mn>7</mn>
          <mn>15</mn>
        </mfrac>
        <mo stretchy="false">⋅</mo>
        <mfrac>
          <mn>3</mn>
          <mn>2</mn>
        </mfrac>
      </mrow>
      <mo stretchy="false">=</mo>
      <mrow>
        <mrow>
          <mo fence="true" stretchy="true">(</mo>
          <mrow>
            <mrow>
              <mo stretchy="false">−</mo>
              <mfrac>
                <mn>1</mn>
                <mn>2</mn>
              </mfrac>
            </mrow>
          </mrow>
          <mo fence="true" stretchy="true">)</mo>
        </mrow>
        <mo stretchy="false">⋅</mo>
        <mfrac>
          <mn>7</mn>
          <mn>5</mn>
        </mfrac>
        <mo stretchy="false">⋅</mo>
        <mfrac>
          <mn>1</mn>
          <mn>2</mn>
        </mfrac>
      </mrow>
      <mo stretchy="false">=</mo>
      <mrow>
        <mo fence="true" stretchy="true">(</mo>
        <mrow>
          <mrow>
            <mo stretchy="false">−</mo>
            <mfrac>
              <mn>7</mn>
              <mn>20</mn>
            </mfrac>
          </mrow>
        </mrow>
        <mo fence="true" stretchy="true">)</mo>
      </mrow>
    </mrow>
    <annotation encoding="StarMath 5.0">left ( - {{5} over {6}} right )cdot {{7} over {15}}  cdot {{9} over {10}} = left ( - {{1} over {2}} right )cdot {{7} over {15}}  cdot {{3} over {2}}= left ( - {{1} over {2}} right )cdot {{7} over {5}}  cdot {{1} over {2}} = left ( - {{7} over {20}} right )</annotation>
  </semantics>
</math>
</file>

<file path=Object 97/content.xml><?xml version="1.0" encoding="utf-8"?>
<math xmlns="http://www.w3.org/1998/Math/MathML" display="block">
  <semantics>
    <mrow>
      <mrow>
        <mrow>
          <mfrac>
            <mrow>
              <mrow>
                <mn>2.5</mn>
                <mo stretchy="false">×</mo>
                <msup>
                  <mn>10</mn>
                  <mn>6</mn>
                </msup>
              </mrow>
              <mtext>light years</mtext>
            </mrow>
            <mn>1</mn>
          </mfrac>
          <mo stretchy="false">⋅</mo>
          <mfrac>
            <mrow>
              <mrow>
                <mn>5.88</mn>
                <mo stretchy="false">×</mo>
                <msup>
                  <mn>10</mn>
                  <mn>12</mn>
                </msup>
              </mrow>
              <mtext>miles</mtext>
            </mrow>
            <mrow>
              <mn>1</mn>
              <mtext>light year</mtext>
            </mrow>
          </mfrac>
        </mrow>
        <mo stretchy="false">=</mo>
        <mrow>
          <mrow>
            <mo fence="true" stretchy="false">(</mo>
            <mrow>
              <mrow>
                <mn>2.5</mn>
                <mo stretchy="false">⋅</mo>
                <mn>5.88</mn>
              </mrow>
            </mrow>
            <mo fence="true" stretchy="false">)</mo>
          </mrow>
          <mo stretchy="false">×</mo>
          <msup>
            <mn>10</mn>
            <mrow>
              <mn>6</mn>
              <mo stretchy="false">+</mo>
              <mn>12</mn>
            </mrow>
          </msup>
        </mrow>
      </mrow>
      <mrow>
        <mtext>miles</mtext>
        <mo stretchy="false">=</mo>
        <mrow>
          <mn>14.7</mn>
          <mo stretchy="false">×</mo>
          <msup>
            <mn>10</mn>
            <mn>18</mn>
          </msup>
        </mrow>
      </mrow>
      <mrow>
        <mtext>miles</mtext>
        <mo stretchy="false">=</mo>
        <mrow>
          <mn>1.47</mn>
          <mo stretchy="false">×</mo>
          <msup>
            <mn>10</mn>
            <mn>19</mn>
          </msup>
        </mrow>
      </mrow>
      <mtext>miles</mtext>
    </mrow>
    <annotation encoding="StarMath 5.0">{ {2.5 times 10^6 "light years"} over {1}} cdot {{ 5.88 times 10^12 "miles"} over {1 "light year"} } = (2.5 cdot 5.88) times 10^{6 + 12} "miles" = 14.7 times 10^18 "miles" =  1.47 times 10^19 "miles"</annotation>
  </semantics>
</math>
</file>

<file path=Object 98/content.xml><?xml version="1.0" encoding="utf-8"?>
<math xmlns="http://www.w3.org/1998/Math/MathML" display="block">
  <semantics>
    <mrow>
      <mrow>
        <mfrac>
          <mn>2</mn>
          <mn>3</mn>
        </mfrac>
        <mo stretchy="false">+</mo>
        <mfrac>
          <mn>4</mn>
          <mn>9</mn>
        </mfrac>
        <mo stretchy="false">+</mo>
        <mrow>
          <mo fence="true" stretchy="true">(</mo>
          <mrow>
            <mrow>
              <mo stretchy="false">−</mo>
              <mfrac>
                <mn>5</mn>
                <mn>6</mn>
              </mfrac>
            </mrow>
          </mrow>
          <mo fence="true" stretchy="true">)</mo>
        </mrow>
      </mrow>
      <mo stretchy="false">→</mo>
      <mtext>LCD= 18</mtext>
      <mo stretchy="false">→</mo>
      <mrow>
        <mrow>
          <mrow>
            <mfrac>
              <mn>2</mn>
              <mn>3</mn>
            </mfrac>
            <mo stretchy="false">⋅</mo>
            <mfrac>
              <mn>6</mn>
              <mn>6</mn>
            </mfrac>
          </mrow>
          <mo stretchy="false">+</mo>
          <mrow>
            <mfrac>
              <mn>4</mn>
              <mn>9</mn>
            </mfrac>
            <mo stretchy="false">⋅</mo>
            <mfrac>
              <mn>2</mn>
              <mn>2</mn>
            </mfrac>
          </mrow>
          <mo stretchy="false">+</mo>
          <mrow>
            <mrow>
              <mo fence="true" stretchy="true">(</mo>
              <mrow>
                <mrow>
                  <mo stretchy="false">−</mo>
                  <mfrac>
                    <mn>5</mn>
                    <mn>6</mn>
                  </mfrac>
                </mrow>
              </mrow>
              <mo fence="true" stretchy="true">)</mo>
            </mrow>
            <mo stretchy="false">⋅</mo>
            <mfrac>
              <mn>3</mn>
              <mn>3</mn>
            </mfrac>
          </mrow>
        </mrow>
        <mo stretchy="false">=</mo>
        <mfrac>
          <mrow>
            <mn>12</mn>
            <mo stretchy="false">+</mo>
            <mn>8</mn>
            <mo stretchy="false">−</mo>
            <mn>15</mn>
          </mrow>
          <mn>18</mn>
        </mfrac>
        <mo stretchy="false">=</mo>
        <mfrac>
          <mn>5</mn>
          <mn>18</mn>
        </mfrac>
      </mrow>
    </mrow>
    <annotation encoding="StarMath 5.0">{{2} over {3}}  + {{4} over {9}} + left ( - {{5} over {6}} right ) rightarrow "LCD= 18" rightarrow {{2} over {3}} cdot { {6} over {6} }  + {{4} over {9}} cdot { {2} over {2} } + left ( - {{5} over {6}} right )cdot {{ 3} over {3} } = {12+8-15} over {18} = {5} over {18} </annotation>
  </semantics>
</math>
</file>

<file path=Object 99/content.xml><?xml version="1.0" encoding="utf-8"?>
<math xmlns="http://www.w3.org/1998/Math/MathML" display="block">
  <semantics>
    <mrow>
      <mrow>
        <mrow>
          <msqrt>
            <mn>7</mn>
          </msqrt>
          <mo stretchy="false">⋅</mo>
          <mrow>
            <mo fence="true" stretchy="false">(</mo>
            <mrow>
              <mrow>
                <msqrt>
                  <mn>14</mn>
                </msqrt>
                <mo stretchy="false">−</mo>
                <msqrt>
                  <mn>7</mn>
                </msqrt>
              </mrow>
            </mrow>
            <mo fence="true" stretchy="false">)</mo>
          </mrow>
        </mrow>
        <mo stretchy="false">=</mo>
        <mrow>
          <msqrt>
            <mn>7</mn>
          </msqrt>
          <mo stretchy="false">⋅</mo>
          <mrow>
            <mo fence="true" stretchy="false">(</mo>
            <mrow>
              <mrow>
                <mrow>
                  <msqrt>
                    <mn>2</mn>
                  </msqrt>
                  <mo stretchy="false">⋅</mo>
                  <msqrt>
                    <mn>7</mn>
                  </msqrt>
                </mrow>
                <mo stretchy="false">−</mo>
                <msqrt>
                  <mn>7</mn>
                </msqrt>
              </mrow>
            </mrow>
            <mo fence="true" stretchy="false">)</mo>
          </mrow>
        </mrow>
        <mo stretchy="false">=</mo>
        <mn>7</mn>
      </mrow>
      <mrow>
        <msqrt>
          <mn>2</mn>
        </msqrt>
        <mo stretchy="false">−</mo>
        <mn>7</mn>
      </mrow>
    </mrow>
    <annotation encoding="StarMath 5.0">sqrt{7 }  cdot ( sqrt{14} - sqrt{7} ) = sqrt{7 }  cdot ( sqrt{2} cdot sqrt{7} - sqrt{7} ) = 7 sqrt{2} - 7</annotation>
  </semantics>
</math>
</file>